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21cm"/>
    </style:style>
    <style:style style:name="co2" style:family="table-column">
      <style:table-column-properties fo:break-before="auto" style:column-width="2.258cm"/>
    </style:style>
    <style:style style:name="co3" style:family="table-column">
      <style:table-column-properties fo:break-before="auto" style:column-width="3.24cm"/>
    </style:style>
    <style:style style:name="ro1" style:family="table-row">
      <style:table-row-properties style:row-height="0.841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6.369cm" fo:break-before="auto" style:use-optimal-row-height="true"/>
    </style:style>
    <style:style style:name="ro4" style:family="table-row">
      <style:table-row-properties style:row-height="3.21cm" fo:break-before="auto" style:use-optimal-row-height="true"/>
    </style:style>
    <style:style style:name="ro5" style:family="table-row">
      <style:table-row-properties style:row-height="21.772cm" fo:break-before="auto" style:use-optimal-row-height="true"/>
    </style:style>
    <style:style style:name="ro6" style:family="table-row">
      <style:table-row-properties style:row-height="7.95cm" fo:break-before="auto" style:use-optimal-row-height="true"/>
    </style:style>
    <style:style style:name="ro7" style:family="table-row">
      <style:table-row-properties style:row-height="6.765cm" fo:break-before="auto" style:use-optimal-row-height="true"/>
    </style:style>
    <style:style style:name="ro8" style:family="table-row">
      <style:table-row-properties style:row-height="22.21cm" fo:break-before="auto" style:use-optimal-row-height="true"/>
    </style:style>
    <style:style style:name="ro9" style:family="table-row">
      <style:table-row-properties style:row-height="9.924cm" fo:break-before="auto" style:use-optimal-row-height="true"/>
    </style:style>
    <style:style style:name="ro10" style:family="table-row">
      <style:table-row-properties style:row-height="5.976cm" fo:break-before="auto" style:use-optimal-row-height="true"/>
    </style:style>
    <style:style style:name="ro11" style:family="table-row">
      <style:table-row-properties style:row-height="20.981cm" fo:break-before="auto" style:use-optimal-row-height="true"/>
    </style:style>
    <style:style style:name="ro12" style:family="table-row">
      <style:table-row-properties style:row-height="8.74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22.955cm" fo:break-before="auto" style:use-optimal-row-height="true"/>
    </style:style>
    <style:style style:name="ro15" style:family="table-row">
      <style:table-row-properties style:row-height="4.001cm" fo:break-before="auto" style:use-optimal-row-height="true"/>
    </style:style>
    <style:style style:name="ro16" style:family="table-row">
      <style:table-row-properties style:row-height="10.319cm" fo:break-before="auto" style:use-optimal-row-height="true"/>
    </style:style>
    <style:style style:name="ro17" style:family="table-row">
      <style:table-row-properties style:row-height="12.689cm" fo:break-before="auto" style:use-optimal-row-height="true"/>
    </style:style>
    <style:style style:name="ro18" style:family="table-row">
      <style:table-row-properties style:row-height="1.236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1.632cm" fo:break-before="auto" style:use-optimal-row-height="true"/>
    </style:style>
    <style:style style:name="ro21" style:family="table-row">
      <style:table-row-properties style:row-height="2.817cm" fo:break-before="auto" style:use-optimal-row-height="true"/>
    </style:style>
    <style:style style:name="ro22" style:family="table-row">
      <style:table-row-properties style:row-height="7.16cm" fo:break-before="auto" style:use-optimal-row-height="true"/>
    </style:style>
    <style:style style:name="ro23" style:family="table-row">
      <style:table-row-properties style:row-height="28.88cm" fo:break-before="auto" style:use-optimal-row-height="true"/>
    </style:style>
    <style:style style:name="ro24" style:family="table-row">
      <style:table-row-properties style:row-height="7.993cm" fo:break-before="auto" style:use-optimal-row-height="true"/>
    </style:style>
    <style:style style:name="ro25" style:family="table-row">
      <style:table-row-properties style:row-height="9.529cm" fo:break-before="auto" style:use-optimal-row-height="true"/>
    </style:style>
    <style:style style:name="ro26" style:family="table-row">
      <style:table-row-properties style:row-height="33.223cm" fo:break-before="auto" style:use-optimal-row-height="true"/>
    </style:style>
    <style:style style:name="ro27" style:family="table-row">
      <style:table-row-properties style:row-height="19.008cm" fo:break-before="auto" style:use-optimal-row-height="true"/>
    </style:style>
    <style:style style:name="ro28" style:family="table-row">
      <style:table-row-properties style:row-height="13.873cm" fo:break-before="auto" style:use-optimal-row-height="true"/>
    </style:style>
    <style:style style:name="ro29" style:family="table-row">
      <style:table-row-properties style:row-height="2.422cm" fo:break-before="auto" style:use-optimal-row-height="true"/>
    </style:style>
    <style:style style:name="ro30" style:family="table-row">
      <style:table-row-properties style:row-height="6.817cm" fo:break-before="auto" style:use-optimal-row-height="true"/>
    </style:style>
    <style:style style:name="ro31" style:family="table-row">
      <style:table-row-properties style:row-height="16.637cm" fo:break-before="auto" style:use-optimal-row-height="true"/>
    </style:style>
    <style:style style:name="ro32" style:family="table-row">
      <style:table-row-properties style:row-height="27.3cm" fo:break-before="auto" style:use-optimal-row-height="true"/>
    </style:style>
    <style:style style:name="ro33" style:family="table-row">
      <style:table-row-properties style:row-height="5.186cm" fo:break-before="auto" style:use-optimal-row-height="true"/>
    </style:style>
    <style:style style:name="ro34" style:family="table-row">
      <style:table-row-properties style:row-height="11.899cm" fo:break-before="auto" style:use-optimal-row-height="true"/>
    </style:style>
    <style:style style:name="ro35" style:family="table-row">
      <style:table-row-properties style:row-height="5.581cm" fo:break-before="auto" style:use-optimal-row-height="true"/>
    </style:style>
    <style:style style:name="ro36" style:family="table-row">
      <style:table-row-properties style:row-height="7.555cm" fo:break-before="auto" style:use-optimal-row-height="true"/>
    </style:style>
    <style:style style:name="ro37" style:family="table-row">
      <style:table-row-properties style:row-height="4.396cm" fo:break-before="auto" style:use-optimal-row-height="true"/>
    </style:style>
    <style:style style:name="ro38" style:family="table-row">
      <style:table-row-properties style:row-height="54.18cm" fo:break-before="auto" style:use-optimal-row-height="true"/>
    </style:style>
    <style:style style:name="ro3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1"/>
        <table:table-column table:style-name="co2" table:number-columns-repeated="3" table:default-cell-style-name="ce1"/>
        <table:table-column table:style-name="co2" table:default-cell-style-name="ce2"/>
        <table:table-column table:style-name="co2" table:default-cell-style-name="ce1"/>
        <table:table-column table:style-name="co2" table:number-columns-repeated="2" table:default-cell-style-name="ce2"/>
        <table:table-column table:style-name="co3" table:default-cell-style-name="ce2"/>
        <table:table-column table:style-name="co2" table:default-cell-style-name="ce1"/>
        <table:table-row table:style-name="ro1">
          <table:table-cell office:value-type="string" calcext:value-type="string">
            <text:p>CNPJ</text:p>
          </table:table-cell>
          <table:table-cell table:style-name="Default" office:value-type="string" calcext:value-type="string">
            <text:p>link</text:p>
          </table:table-cell>
          <table:table-cell table:style-name="Default" office:value-type="string" calcext:value-type="string">
            <text:p>EMAIL</text:p>
          </table:table-cell>
          <table:table-cell office:value-type="string" calcext:value-type="string">
            <text:p>TELEFONE 1</text:p>
          </table:table-cell>
          <table:table-cell table:style-name="ce1" office:value-type="string" calcext:value-type="string">
            <text:p>EMAIL 2</text:p>
          </table:table-cell>
          <table:table-cell office:value-type="string" calcext:value-type="string">
            <text:p>TELEFONE 2</text:p>
          </table:table-cell>
          <table:table-cell table:style-name="ce1" office:value-type="string" calcext:value-type="string">
            <text:p>EMAIL 3</text:p>
          </table:table-cell>
          <table:table-cell table:style-name="ce1" office:value-type="string" calcext:value-type="string">
            <text:p>TELEFONE 3</text:p>
          </table:table-cell>
          <table:table-cell table:style-name="ce1" office:value-type="string" calcext:value-type="string">
            <text:p>observação</text:p>
          </table:table-cell>
          <table:table-cell office:value-type="string" calcext:value-type="string">
            <text:p>Área de Atuação</text:p>
          </table:table-cell>
        </table:table-row>
        <table:table-row table:style-name="ro2">
          <table:table-cell office:value-type="string" calcext:value-type="string">
            <text:p>01.713.958/0003-54</text:p>
          </table:table-cell>
          <table:table-cell office:value-type="string" calcext:value-type="string">
            <text:p><text:a xlink:href="https://www.mundialatacadista.com.br/mundialatacadista/catalogo" xlink:type="simple">https://www.mundialatacadista.com.br/mundialatacadista/catalogo</text:a></text:p>
          </table:table-cell>
          <table:table-cell office:value-type="string" calcext:value-type="string">
            <text:p>contato@mundialatacadista.com.br</text:p>
          </table:table-cell>
          <table:table-cell office:value-type="float" office:value="6121083800" calcext:value-type="float">
            <text:p>6121083800</text:p>
          </table:table-cell>
          <table:table-cell/>
          <table:table-cell table:style-name="ce2"/>
          <table:table-cell table:number-columns-repeated="2"/>
          <table:table-cell table:style-name="ce1"/>
          <table:table-cell office:value-type="string" calcext:value-type="string">
            <text:p>MATERIAL DE COSNTRUÇÃO , FERRAMENTAS , EPI , ELÉTRICA , TINTAS E PINTURA</text:p>
          </table:table-cell>
        </table:table-row>
        <table:table-row table:style-name="ro1">
          <table:table-cell office:value-type="string" calcext:value-type="string">
            <text:p>30.713.169/0001-50</text:p>
          </table:table-cell>
          <table:table-cell office:value-type="string" calcext:value-type="string">
            <text:p><text:a xlink:href="https://www.duoffice.com.br/" xlink:type="simple">https://www.duoffice.com.br/</text:a></text:p>
          </table:table-cell>
          <table:table-cell office:value-type="string" calcext:value-type="string">
            <text:p>loja@duoffice.com.br</text:p>
          </table:table-cell>
          <table:table-cell office:value-type="float" office:value="4931981800" calcext:value-type="float">
            <text:p>4931981800</text:p>
          </table:table-cell>
          <table:table-cell/>
          <table:table-cell table:style-name="ce2"/>
          <table:table-cell table:number-columns-repeated="3"/>
          <table:table-cell office:value-type="string" calcext:value-type="string">
            <text:p>CADEIRAS , MÓVEIS</text:p>
          </table:table-cell>
        </table:table-row>
        <table:table-row table:style-name="ro1">
          <table:table-cell office:value-type="string" calcext:value-type="string">
            <text:p>49.058.654/0001-65</text:p>
          </table:table-cell>
          <table:table-cell office:value-type="string" calcext:value-type="string">
            <text:p><text:a xlink:href="https://www.flexform.com.br/" xlink:type="simple">https://www.flexform.com.br/</text:a></text:p>
          </table:table-cell>
          <table:table-cell office:value-type="string" calcext:value-type="string">
            <text:p>cac@flexform.com.br</text:p>
          </table:table-cell>
          <table:table-cell office:value-type="float" office:value="1124315511" calcext:value-type="float">
            <text:p>1124315511</text:p>
          </table:table-cell>
          <table:table-cell/>
          <table:table-cell table:style-name="ce2"/>
          <table:table-cell table:number-columns-repeated="3"/>
          <table:table-cell office:value-type="string" calcext:value-type="string">
            <text:p>CADEIRAS , MÓVEIS</text:p>
          </table:table-cell>
        </table:table-row>
        <table:table-row table:style-name="ro3">
          <table:table-cell office:value-type="string" calcext:value-type="string">
            <text:p>74.200.403/0001-10</text:p>
          </table:table-cell>
          <table:table-cell office:value-type="string" calcext:value-type="string">
            <text:p><text:a xlink:href="https://distribuidoranovacasa.com.br/site/index.html" xlink:type="simple">https://distribuidoranovacasa.com.br/site/index.html</text:a></text:p>
          </table:table-cell>
          <table:table-cell office:value-type="string" calcext:value-type="string">
            <text:p>sac@novacasadistribuidora.com.br</text:p>
          </table:table-cell>
          <table:table-cell office:value-type="float" office:value="6130259500" calcext:value-type="float">
            <text:p>6130259500</text:p>
          </table:table-cell>
          <table:table-cell/>
          <table:table-cell office:value-type="float" office:value="6133555100" calcext:value-type="float">
            <text:p>6133555100</text:p>
          </table:table-cell>
          <table:table-cell table:number-columns-repeated="3"/>
          <table:table-cell office:value-type="string" calcext:value-type="string">
            <text:p>LAMPADA E ILUMINAÇÃO , MATERIAL DE COSNTRUÇÃO , TINTAS E PINTURA , ELÉTRICA , FERRAMENTAS , HIDRÁULICA , LIMPEZA , EPI , FERRAGENS</text:p>
          </table:table-cell>
        </table:table-row>
        <table:table-row table:style-name="ro4">
          <table:table-cell office:value-type="string" calcext:value-type="string">
            <text:p>86.046.448/0001-61</text:p>
          </table:table-cell>
          <table:table-cell office:value-type="string" calcext:value-type="string">
            <text:p><text:a xlink:href="https://condor.ind.br/" xlink:type="simple">https://condor.ind.br/</text:a></text:p>
          </table:table-cell>
          <table:table-cell office:value-type="string" calcext:value-type="string">
            <text:p>condor@mundocondor</text:p>
          </table:table-cell>
          <table:table-cell office:value-type="string" calcext:value-type="string">
            <text:p>0800 047 6666</text:p>
          </table:table-cell>
          <table:table-cell table:style-name="ce1" office:value-type="string" calcext:value-type="string">
            <text:p>condor@condor.ind.br</text:p>
          </table:table-cell>
          <table:table-cell office:value-type="string" calcext:value-type="string">
            <text:p>0800 047 6767</text:p>
          </table:table-cell>
          <table:table-cell table:number-columns-repeated="3"/>
          <table:table-cell office:value-type="string" calcext:value-type="string">
            <text:p>HIGIENE BUCAL , TINTAS E PINTURA , LIMPEZA , ESCOVA DE CABELO , EPI</text:p>
          </table:table-cell>
        </table:table-row>
        <table:table-row table:style-name="ro2">
          <table:table-cell office:value-type="string" calcext:value-type="string">
            <text:p>02.544.042/0001-19</text:p>
          </table:table-cell>
          <table:table-cell office:value-type="string" calcext:value-type="string">
            <text:p><text:a xlink:href="https://cobrecom.com.br/produtos" xlink:type="simple">https://cobrecom.com.br/produtos</text:a></text:p>
          </table:table-cell>
          <table:table-cell office:value-type="string" calcext:value-type="string">
            <text:p>cobrecom@cobrecom.com.br</text:p>
          </table:table-cell>
          <table:table-cell office:value-type="float" office:value="11994490735" calcext:value-type="float">
            <text:p>11994490735</text:p>
          </table:table-cell>
          <table:table-cell table:style-name="ce1" office:value-type="string" calcext:value-type="string">
            <text:p>sac@cobrecom.com.br</text:p>
          </table:table-cell>
          <table:table-cell office:value-type="float" office:value="1121183200" calcext:value-type="float">
            <text:p>1121183200</text:p>
          </table:table-cell>
          <table:table-cell table:number-columns-repeated="2"/>
          <table:table-cell table:style-name="ce1" office:value-type="string" calcext:value-type="string">
            <text:p>I.F.C. INDÚSTRIA E COMÉRCIO DE CONDUTORES ELÉTRICOS LTDA</text:p>
          </table:table-cell>
          <table:table-cell office:value-type="string" calcext:value-type="string">
            <text:p>ELÉTRICA</text:p>
          </table:table-cell>
        </table:table-row>
        <table:table-row table:style-name="ro5">
          <table:table-cell office:value-type="string" calcext:value-type="string">
            <text:p>05.300.197/0001-06</text:p>
          </table:table-cell>
          <table:table-cell office:value-type="string" calcext:value-type="string">
            <text:p><text:a xlink:href="https://www.rofedistribuidora.com.br/" xlink:type="simple">https://www.rofedistribuidora.com.br/</text:a></text:p>
          </table:table-cell>
          <table:table-cell office:value-type="string" calcext:value-type="string">
            <text:p>rofe@rofedistribuidora.com.br</text:p>
          </table:table-cell>
          <table:table-cell office:value-type="string" calcext:value-type="string">
            <text:p>(98) 2106-7363</text:p>
          </table:table-cell>
          <table:table-cell/>
          <table:table-cell office:value-type="string" calcext:value-type="string">
            <text:p>0800 777 7350</text:p>
          </table:table-cell>
          <table:table-cell/>
          <table:table-cell table:style-name="ce1" office:value-type="string" calcext:value-type="string">
            <text:p>(98) 2106-7363</text:p>
          </table:table-cell>
          <table:table-cell table:style-name="ce1" office:value-type="string" calcext:value-type="string">
            <text:p>Matriz São Luís</text:p>
            <text:p>Avenida Engenheiro Emiliano Macieira, 05</text:p>
            <text:p>Pedrinhas, São Luís/MA</text:p>
            <text:p>CEP 65.095-603</text:p>
            <text:p>Fones: (98) 2106-738/7363</text:p>
            <text:p>SAC (WhatsApp) (98) 2106-7363 - Opção 5</text:p>
            <text:p/>
            <text:p>Filial Pará</text:p>
            <text:p>Rodovia BR 316 KM 8, 411 Galpão Z1</text:p>
            <text:p>Centro, Ananindeua/PA</text:p>
            <text:p>CEP 67030-000</text:p>
            <text:p>Fones: (98) 98481-4090</text:p>
            <text:p>SAC (WhatsApp) (98) 2106-7363 - Opção 6</text:p>
            <text:p/>
            <text:p>Filial Tocantins</text:p>
            <text:p>BR 153, n°1800 - Lote n°029A, Galpão 1</text:p>
            <text:p>Loteamento Vila Azul, Araguaína/TO</text:p>
            <text:p>CEP 77.815-8200</text:p>
            <text:p>SAC: (63) 99280-8207</text:p>
            <text:p>SAC (WhatsApp) (98) 2106-7363 - Opção 7</text:p>
          </table:table-cell>
          <table:table-cell office:value-type="string" calcext:value-type="string">
            <text:p>AGRO , MARCENARIA , AUTOMOTIVO , ELÉTRICA , EPI , MATERIAL DE COSNTRUÇÃO , TINTAS E PINTURA , PESCA , HIDRÁULICA , FERRAMENTAS , FERRAGENS , COLAS E ADESIVOS</text:p>
          </table:table-cell>
        </table:table-row>
        <table:table-row table:style-name="ro6">
          <table:table-cell office:value-type="string" calcext:value-type="string">
            <text:p>07.274.938/0001-49</text:p>
          </table:table-cell>
          <table:table-cell office:value-type="string" calcext:value-type="string">
            <text:p><text:a xlink:href="https://www.ecomeleletrica.com.br/" xlink:type="simple">https://www.ecomeleletrica.com.br/</text:a></text:p>
          </table:table-cell>
          <table:table-cell office:value-type="string" calcext:value-type="string">
            <text:p>ecomel@ecomeleletrica.com.br</text:p>
          </table:table-cell>
          <table:table-cell office:value-type="string" calcext:value-type="string">
            <text:p>(31) 3329-7322</text:p>
          </table:table-cell>
          <table:table-cell/>
          <table:table-cell office:value-type="string" calcext:value-type="string">
            <text:p>(27) 3079-0020</text:p>
          </table:table-cell>
          <table:table-cell table:number-columns-repeated="2"/>
          <table:table-cell table:style-name="ce1" office:value-type="string" calcext:value-type="string">
            <text:p>Matriz Contagem/MG</text:p>
            <text:p>-Rua Manoel Gonçalves Rezende, 97</text:p>
            <text:p>-Bairro Inconfidentes – (31) 3329-7322</text:p>
            <text:p/>
            <text:p>Filial Serra/ES</text:p>
            <text:p>-Avenida Copacabana, 292 / Loja 01</text:p>
            <text:p>-Bairro Morada De Laranjeiras – (27) 3079-0020</text:p>
          </table:table-cell>
          <table:table-cell office:value-type="string" calcext:value-type="string">
            <text:p>ELÉTRICA , LAMPADA E ILUMINAÇÃO , SIRENES , BOTÕES SINALIZADORES , FERRAGENS</text:p>
          </table:table-cell>
        </table:table-row>
        <table:table-row table:style-name="ro7">
          <table:table-cell office:value-type="string" calcext:value-type="string">
            <text:p>07.394.278/0001-30</text:p>
          </table:table-cell>
          <table:table-cell office:value-type="string" calcext:value-type="string">
            <text:p><text:a xlink:href="https://belmar.com.br/" xlink:type="simple">https://belmar.com.br/</text:a></text:p>
          </table:table-cell>
          <table:table-cell office:value-type="string" calcext:value-type="string">
            <text:p>contato@belmar.com.br</text:p>
          </table:table-cell>
          <table:table-cell office:value-type="float" office:value="4136532000" calcext:value-type="float">
            <text:p>4136532000</text:p>
          </table:table-cell>
          <table:table-cell/>
          <table:table-cell table:style-name="ce2"/>
          <table:table-cell table:number-columns-repeated="3"/>
          <table:table-cell office:value-type="string" calcext:value-type="string">
            <text:p>ELÉTRICA , HIDRÁULICA , LAMPADA E ILUMINAÇÃO , MATERIAL DE COSNTRUÇÃO , LIMPEZA , TINTAS E PINTURA , PESTICIDA , FERRAMENTAS , AGRO , EPI</text:p>
          </table:table-cell>
        </table:table-row>
        <table:table-row table:style-name="ro6">
          <table:table-cell office:value-type="string" calcext:value-type="string">
            <text:p>66.573.759/0001-71</text:p>
          </table:table-cell>
          <table:table-cell office:value-type="string" calcext:value-type="string">
            <text:p><text:a xlink:href="https://www.eletroleste.com.br/Index.aspx" xlink:type="simple">https://www.eletroleste.com.br/Index.aspx</text:a></text:p>
          </table:table-cell>
          <table:table-cell office:value-type="string" calcext:value-type="string">
            <text:p>contato@eletroleste.com.br</text:p>
          </table:table-cell>
          <table:table-cell office:value-type="float" office:value="11995370315" calcext:value-type="float">
            <text:p>11995370315</text:p>
          </table:table-cell>
          <table:table-cell/>
          <table:table-cell office:value-type="string" calcext:value-type="string">
            <text:p>(11) 2723-5004</text:p>
          </table:table-cell>
          <table:table-cell/>
          <table:table-cell table:style-name="ce1" office:value-type="string" calcext:value-type="string">
            <text:p>(11) 2723-5000</text:p>
          </table:table-cell>
          <table:table-cell/>
          <table:table-cell office:value-type="string" calcext:value-type="string">
            <text:p>ELÉTRICA , HIDRÁULICA , FERRAGENS , TINTAS E PINTURA , ELETRÓNICOS , FERRAMENTAS , MATERIAL DE COSNTRUÇÃO , LAMPADA E ILUMINAÇÃO , EPI , UTILIDADES DOMESTICAS</text:p>
          </table:table-cell>
        </table:table-row>
        <table:table-row table:style-name="ro8">
          <table:table-cell office:value-type="string" calcext:value-type="string">
            <text:p>56.545.742/0001-57</text:p>
          </table:table-cell>
          <table:table-cell office:value-type="string" calcext:value-type="string">
            <text:p><text:a xlink:href="https://www.dimensional.com.br/?srsltid=AfmBOoqPDHMLzD_zBNyIyDFOkSvAA1hdWUTQzMLsoWpjKgkHIMQsWleu" xlink:type="simple">https://www.dimensional.com.br/?srsltid=AfmBOoqPDHMLzD_zBNyIyDFOkSvAA1hdWUTQzMLsoWpjKgkHIMQsWleu</text:a></text:p>
          </table:table-cell>
          <table:table-cell table:style-name="ce2"/>
          <table:table-cell office:value-type="string" calcext:value-type="string">
            <text:p>(19) 3446-7400</text:p>
          </table:table-cell>
          <table:table-cell/>
          <table:table-cell table:style-name="ce2"/>
          <table:table-cell table:number-columns-repeated="2"/>
          <table:table-cell table:style-name="ce1" office:value-type="string" calcext:value-type="string">
            <text:p>Matriz + Loja Física Limeira</text:p>
            <text:p/>
            <text:p>Avenida Armando Ragonha, 190 - Bairro Village - CEP: 13.481-316, Limeira/SP</text:p>
            <text:p>(19) 3446-7400 | Horário de Funcionamento Filial: de seg. à sexta das 08:00h às 18:00h</text:p>
            <text:p>Horário de Funcionamento Loja Física: de seg. à sexta das 08:00h às 18:00h - Sábado das 08:00 ao 12:00h</text:p>
            <text:p/>
            <text:p>Filial Campinas Dimensional</text:p>
            <text:p>Filial Campinas</text:p>
            <text:p/>
            <text:p>Avenida Antônio Artioli, 570 - Condomínio Swiss Park, Prédio Vernier - CEP: 13.049-900, Campinas/SP</text:p>
            <text:p>(19) 3322-0000 | Horário de Funcionamento: de seg. à sexta das 08:00h às 18:00h</text:p>
            <text:p/>
            <text:p>Filial Santo André Dimensional</text:p>
            <text:p>Filial Santo André</text:p>
            <text:p/>
            <text:p>Avenida Dom Pedro I, 296 - Anexo Parte - Silveira, CEP: 09.110-000, Santo André/SP</text:p>
            <text:p>(11) 4776-5000 | Horário de Funcionamento: de seg. à sexta das 08:00h às 18:00h</text:p>
            <text:p/>
            <text:p>Filial Dimensional São Paulo</text:p>
            <text:p>Filial São Paulo</text:p>
            <text:p/>
            <text:p>Rua Clélia, 2208 - Sala 1601 - Lapa, CEP: 02.675-031 São Paulo/SP</text:p>
            <text:p>(11) 3643-6950 | Horário de Funcionamento: de seg. à sexta das 08:00h às 18:00h</text:p>
            <text:p/>
            <text:p>Filial São José dos Campos</text:p>
            <text:p>Filial São José dos Campos</text:p>
            <text:p/>
            <text:p>Rua Lucélia, 279 - Chácaras Reunidas - CEP: 12.238-450, São José dos Campos/SP</text:p>
            <text:p>(12) 3932-9000 | Horário de Funcionamento: de seg. à sexta das 08:00h às 18:00h</text:p>
            <text:p/>
            <text:p>Filial Suzano Dimensional</text:p>
            <text:p>Filial Suzano</text:p>
            <text:p/>
            <text:p>Rua Konoi Endo, 33 - Sala 204 - Vila Bela Vista, CEP: 08.674-320, Suzano/SP</text:p>
            <text:p>(11) 4369-8800 | Horário de Funcionamento: de seg. à sexta das 08:00h às 18:00h</text:p>
            <text:p/>
            <text:p>Filial Cubatão Dimensional</text:p>
            <text:p>Filial Cubatão</text:p>
            <text:p/>
            <text:p>Avenida 9 de Abril, 2068 - Vila Nova, CEP: 11.510-000, Cubatão/SP</text:p>
            <text:p>(13) 3512-7901 | Horário de Funcionamento: de seg. à sexta das 08:00h às 18:00h</text:p>
            <text:p/>
            <text:p>Filial Ribeirão Preto - Dimensional</text:p>
            <text:p>Filial Ribeirão Preto</text:p>
            <text:p/>
            <text:p>Avenida Wladimir Meirelles Ferreira, 1525 - Sala 08 e 09 - Jardim Botânico, CEP: 14.021-630, Ribeirão Preto/SP</text:p>
            <text:p>(16) 3913-1480 | Horário de Funcionamento: de seg. à sexta das 08:00h às 18:00h</text:p>
            <text:p/>
            <text:p>Filial Bauru Dimensional</text:p>
            <text:p>Filial Bauru</text:p>
            <text:p/>
            <text:p>Avenida Duque de Caxias, 11-70 - 2º Andar - Vila Altinópolis, CEP: 17.012-151, Bauru/SP</text:p>
            <text:p>(14) 2106-9400 | Horário de Funcionamento: de seg à sexta das 08:00h às 18:00h</text:p>
            <text:p/>
            <text:p>Loja Limeira Dimensional</text:p>
            <text:p>Filial Guarulhos</text:p>
            <text:p/>
            <text:p>Rua Dr. Ramos de Azevedo, 159 - Sala 201 - Centro, CEP: 07.012-020, Guarulhos/SP</text:p>
            <text:p>(11) 3393-2500 | Horário de Funcionamento: de seg. à sexta das 08:00h às 18:00h</text:p>
          </table:table-cell>
          <table:table-cell office:value-type="string" calcext:value-type="string">
            <text:p>ELÉTRICA , EPI , LAMPADA E ILUMINAÇÃO , INFORMÁTICA , BOTÕES SINALIZADORES , MATERIAL DE COSNTRUÇÃO , SEGURANÇA ELETRÔNICA</text:p>
          </table:table-cell>
        </table:table-row>
        <table:table-row table:style-name="ro9">
          <table:table-cell office:value-type="string" calcext:value-type="string">
            <text:p>12.595.954/0001-73</text:p>
          </table:table-cell>
          <table:table-cell office:value-type="string" calcext:value-type="string">
            <text:p><text:a xlink:href="https://fermatel.com.br/" xlink:type="simple">https://fermatel.com.br/</text:a></text:p>
          </table:table-cell>
          <table:table-cell office:value-type="string" calcext:value-type="string">
            <text:p>vendas@fermatel.com.br</text:p>
          </table:table-cell>
          <table:table-cell office:value-type="string" calcext:value-type="string">
            <text:p>(47) 99110-8181</text:p>
          </table:table-cell>
          <table:table-cell/>
          <table:table-cell office:value-type="string" calcext:value-type="string">
            <text:p>(47) 3325-5148</text:p>
          </table:table-cell>
          <table:table-cell table:number-columns-repeated="3"/>
          <table:table-cell office:value-type="string" calcext:value-type="string">
            <text:p>ELÉTRICA , HIDRÁULICA , VENTILADOR , FERRAMENTAS , FERRAGENS , LAMPADA E ILUMINAÇÃO , ESCADAS , UTILIDADES DOMESTICAS , CHUVEIROS , MATERIAL DE COSNTRUÇÃO , COLAS E ADESIVOS , BEBEDOURO , CHALEIRA</text:p>
          </table:table-cell>
        </table:table-row>
        <table:table-row table:style-name="ro10">
          <table:table-cell office:value-type="string" calcext:value-type="string">
            <text:p>28.081.382/0001-44</text:p>
          </table:table-cell>
          <table:table-cell office:value-type="string" calcext:value-type="string">
            <text:p><text:a xlink:href="https://iluminardistribuidora.com.br/" xlink:type="simple">https://iluminardistribuidora.com.br/</text:a></text:p>
          </table:table-cell>
          <table:table-cell office:value-type="string" calcext:value-type="string">
            <text:p>vendas@iluminardistribuidora.com.br</text:p>
          </table:table-cell>
          <table:table-cell office:value-type="string" calcext:value-type="string">
            <text:p>(93) 99113-3536</text:p>
          </table:table-cell>
          <table:table-cell/>
          <table:table-cell table:style-name="ce2"/>
          <table:table-cell table:number-columns-repeated="3"/>
          <table:table-cell office:value-type="string" calcext:value-type="string">
            <text:p>HIDRÁULICA , FERRAMENTAS , TINTAS E PINTURA , MATERIAL DE COSNTRUÇÃO , UTILIDADES DOMESTICAS , LAMPADA E ILUMINAÇÃO</text:p>
          </table:table-cell>
        </table:table-row>
        <table:table-row table:style-name="ro11">
          <table:table-cell office:value-type="string" calcext:value-type="string">
            <text:p>50.970.342/0001-02</text:p>
          </table:table-cell>
          <table:table-cell office:value-type="string" calcext:value-type="string">
            <text:p><text:a xlink:href="https://www.dutramaquinas.com.br/" xlink:type="simple">https://www.dutramaquinas.com.br/</text:a></text:p>
          </table:table-cell>
          <table:table-cell office:value-type="string" calcext:value-type="string">
            <text:p>corporativo@dutramaquinas.com.br</text:p>
          </table:table-cell>
          <table:table-cell office:value-type="float" office:value="1127958800" calcext:value-type="float">
            <text:p>1127958800</text:p>
          </table:table-cell>
          <table:table-cell/>
          <table:table-cell table:style-name="ce2"/>
          <table:table-cell table:number-columns-repeated="2"/>
          <table:table-cell table:style-name="ce1" office:value-type="string" calcext:value-type="string">
            <text:p>endereço</text:p>
            <text:p/>
            <text:p>Vila Guilherme</text:p>
            <text:p/>
            <text:p>Icone Maps</text:p>
            <text:p>Rua Amazonas da Silva, 22</text:p>
            <text:p/>
            <text:p>Icone Telefone</text:p>
            <text:p>(11) 2795-8830</text:p>
            <text:p/>
            <text:p>Cumbica</text:p>
            <text:p/>
            <text:p>Icone Maps</text:p>
            <text:p>Av. Santos Dumont, 2870</text:p>
            <text:p/>
            <text:p>Icone Telefone</text:p>
            <text:p>(11) 2462-4500</text:p>
            <text:p/>
            <text:p>Atibaia</text:p>
            <text:p/>
            <text:p>Icone Maps</text:p>
            <text:p>Rua Prof. Carlos Alberto de Carvalho Pinto, 538</text:p>
            <text:p/>
            <text:p>Icone Telefone</text:p>
            <text:p>(11) 3777-8456</text:p>
            <text:p>(11) 2795-8840</text:p>
            <text:p/>
            <text:p>Mogi das Cruzes</text:p>
            <text:p/>
            <text:p>Icone Maps</text:p>
            <text:p>Av. Fernando Costa, 840</text:p>
            <text:p/>
            <text:p>Icone Telefone</text:p>
            <text:p>(11) 2795-8860</text:p>
          </table:table-cell>
          <table:table-cell office:value-type="string" calcext:value-type="string">
            <text:p>GERADOR , ESCADAS , FERRAMENTAS , AGRO , LIMPEZA , MATERIAL DE COSNTRUÇÃO , MÓVEIS , AUTOMOTIVO , VENTILADOR , AQUECEDOR , EXAUSTOR , UMIDIFICADORES , ELETRÓNICOS , UTILIDADES DOMESTICAS , BEBEDOURO , CHUVEIROS , SOM , PILHAS E BATERIAS , TINTAS E PINTURA , EPI , COMPRESSOR DE AR , MOVIMENTADOR DE CARGA, EMPILHADEIRAS</text:p>
          </table:table-cell>
        </table:table-row>
        <table:table-row table:style-name="ro12">
          <table:table-cell office:value-type="string" calcext:value-type="string">
            <text:p>51.322.782/0001-16</text:p>
          </table:table-cell>
          <table:table-cell office:value-type="string" calcext:value-type="string">
            <text:p><text:a xlink:href="https://www.santeconline.com.br/?srsltid=AfmBOorkT6PyOKGtr3_iKjLsOwDzE2j0GtjVqhH_UP3XgBB1WfYFckjB" xlink:type="simple">https://www.santeconline.com.br/?srsltid=AfmBOorkT6PyOKGtr3_iKjLsOwDzE2j0GtjVqhH_UP3XgBB1WfYFckjB</text:a></text:p>
          </table:table-cell>
          <table:table-cell office:value-type="string" calcext:value-type="string">
            <text:p>contato@santeconline.com.br</text:p>
          </table:table-cell>
          <table:table-cell office:value-type="string" calcext:value-type="string">
            <text:p>193594-1010</text:p>
          </table:table-cell>
          <table:table-cell/>
          <table:table-cell table:style-name="ce2"/>
          <table:table-cell table:number-columns-repeated="3"/>
          <table:table-cell office:value-type="string" calcext:value-type="string">
            <text:p>AGRO , AUTOMOTIVO , MATERIAL DE COSNTRUÇÃO , EPI , FERRAMENTAS , HIDRÁULICA , UTILIDADES DOMESTICAS , LAMPADA E ILUMINAÇÃO , VENTILADOR , COSMÉTICOS , TINTAS E PINTURA</text:p>
          </table:table-cell>
        </table:table-row>
        <table:table-row table:style-name="ro13">
          <table:table-cell office:value-type="string" calcext:value-type="string">
            <text:p>29.700.848.0001-05</text:p>
          </table:table-cell>
          <table:table-cell office:value-type="string" calcext:value-type="string">
            <text:p><text:a xlink:href="https://beacons.ai/matrixdistrib?fbclid=PAZXh0bgNhZW0CMTEAAacs9gFhkBGQnXteR73nDhNYCcv90a2yKF7b9JYd75Z9rZRiXjnigGiwUMC6Qg_aem_RiKVRZAQv6RMIqqagO_rwA" xlink:type="simple">https://beacons.ai/matrixdistrib?fbclid=PAZXh0bgNhZW0CMTEAAacs9gFhkBGQnXteR73nDhNYCcv90a2yKF7b9JYd75Z9rZRiXjnigGiwUMC6Qg_aem_RiKVRZAQv6RMIqqagO_rwA</text:a></text:p>
          </table:table-cell>
          <table:table-cell table:style-name="ce2"/>
          <table:table-cell office:value-type="float" office:value="11949950395" calcext:value-type="float">
            <text:p>11949950395</text:p>
          </table:table-cell>
          <table:table-cell/>
          <table:table-cell table:style-name="ce2"/>
          <table:table-cell table:number-columns-repeated="3"/>
          <table:table-cell office:value-type="string" calcext:value-type="string">
            <text:p>LAMPADA E ILUMINAÇÃO , PILHAS E BATERIAS , ELÉTRICA</text:p>
          </table:table-cell>
        </table:table-row>
        <table:table-row table:style-name="ro14">
          <table:table-cell office:value-type="string" calcext:value-type="string">
            <text:p>43.214.055/0001-07</text:p>
          </table:table-cell>
          <table:table-cell office:value-type="string" calcext:value-type="string">
            <text:p><text:a xlink:href="https://www.martinsatacado.com.br/" xlink:type="simple">https://www.martinsatacado.com.br/</text:a></text:p>
          </table:table-cell>
          <table:table-cell office:value-type="string" calcext:value-type="string">
            <text:p>site@martins.com.br</text:p>
          </table:table-cell>
          <table:table-cell office:value-type="float" office:value="34984282779" calcext:value-type="float">
            <text:p>34984282779</text:p>
          </table:table-cell>
          <table:table-cell/>
          <table:table-cell office:value-type="string" calcext:value-type="string">
            <text:p>0800 729 5220</text:p>
          </table:table-cell>
          <table:table-cell table:number-columns-repeated="3"/>
          <table:table-cell office:value-type="string" calcext:value-type="string">
            <text:p>INFORMÁTICA , FERRAMENTAS , AGRO , AUTOMOTIVO , MATERIAL DE COSNTRUÇÃO , ELETRÓNICOS , ESPORTE , MATERILA DE EXPEDIENTE , UTILIDADES DOMESTICAS , SOM , CALÇADOS , CÂMERAS E DRONES , AQUECEDOR , VENTILADOR , AR CONDICIONADO , UMIDIFICADORES , RÁDIO , BEBÊS , EPI , HIDRÁULICA , COLAS E ADESIVOS , FERRAGENS , CHUVEIROS , TINTAS E PINTURA , ELÉTRICA , LAMPADA E ILUMINAÇÃO , ÓCULOS , JÓIAS E BIJUTERIA , APLIQUES E PIRUCAS , RELÓGIOS , ARTESANATO , GUARDA CHUVA , BELEZA , ESCOVA DE CABELO , DECORAÇÃO , MÓVEIS</text:p>
          </table:table-cell>
        </table:table-row>
        <table:table-row table:style-name="ro15">
          <table:table-cell office:value-type="string" calcext:value-type="string">
            <text:p>05.059.270/0001-91</text:p>
          </table:table-cell>
          <table:table-cell office:value-type="string" calcext:value-type="string">
            <text:p><text:a xlink:href="https://objetivaatacadista.com.br/" xlink:type="simple">https://objetivaatacadista.com.br/</text:a></text:p>
          </table:table-cell>
          <table:table-cell office:value-type="string" calcext:value-type="string">
            <text:p>atendimento@objetivaatacadista.com.br</text:p>
          </table:table-cell>
          <table:table-cell office:value-type="string" calcext:value-type="string">
            <text:p>61 34623535</text:p>
          </table:table-cell>
          <table:table-cell/>
          <table:table-cell table:style-name="ce2"/>
          <table:table-cell table:number-columns-repeated="3"/>
          <table:table-cell office:value-type="string" calcext:value-type="string">
            <text:p>HIDRÁULICA , ELÉTRICA , FERRAMENTAS , TINTAS E PINTURA , MATERIAL DE COSNTRUÇÃO</text:p>
          </table:table-cell>
        </table:table-row>
        <table:table-row table:style-name="ro6">
          <table:table-cell office:value-type="string" calcext:value-type="string">
            <text:p>55.728.224/0001-06</text:p>
          </table:table-cell>
          <table:table-cell office:value-type="string" calcext:value-type="string">
            <text:p><text:a xlink:href="https://www.copafer.com.br/?srsltid=AfmBOopzz21JpoHbvEb_3sWISEIXtFNxBd6inp3Ds77sPNXsY8B_e4Ga" xlink:type="simple">https://www.copafer.com.br/?srsltid=AfmBOopzz21JpoHbvEb_3sWISEIXtFNxBd6inp3Ds77sPNXsY8B_e4Ga</text:a></text:p>
          </table:table-cell>
          <table:table-cell table:style-name="ce2"/>
          <table:table-cell office:value-type="float" office:value="1149966000" calcext:value-type="float">
            <text:p>1149966000</text:p>
          </table:table-cell>
          <table:table-cell/>
          <table:table-cell table:style-name="ce2"/>
          <table:table-cell table:number-columns-repeated="2"/>
          <table:table-cell table:style-name="ce1" office:value-type="string" calcext:value-type="string">
            <text:p>Loja Mauá</text:p>
            <text:p/>
            <text:p>Av. Comendador Wolthers, 142 Capuava Mauá - São Paulo</text:p>
          </table:table-cell>
          <table:table-cell office:value-type="string" calcext:value-type="string">
            <text:p>MATERIAL DE COSNTRUÇÃO , FERRAMENTAS , FERRAGENS , LAMPADA E ILUMINAÇÃO , AGRO , ELÉTRICA , HIDRÁULICA , AUTOMOTIVO , UTILIDADES DOMESTICAS , TINTAS E PINTURA</text:p>
          </table:table-cell>
        </table:table-row>
        <table:table-row table:style-name="ro15">
          <table:table-cell office:value-type="string" calcext:value-type="string">
            <text:p>92.751.858/0001-06</text:p>
          </table:table-cell>
          <table:table-cell office:value-type="string" calcext:value-type="string">
            <text:p><text:a xlink:href="https://herc.com.br/" xlink:type="simple">https://herc.com.br/</text:a></text:p>
          </table:table-cell>
          <table:table-cell office:value-type="string" calcext:value-type="string">
            <text:p>vendas@herc.com.br</text:p>
          </table:table-cell>
          <table:table-cell office:value-type="float" office:value="8006072210" calcext:value-type="float">
            <text:p>8006072210</text:p>
          </table:table-cell>
          <table:table-cell table:style-name="ce1" office:value-type="string" calcext:value-type="string">
            <text:p>televendas@herc.com.br</text:p>
          </table:table-cell>
          <table:table-cell office:value-type="float" office:value="5130214900" calcext:value-type="float">
            <text:p>5130214900</text:p>
          </table:table-cell>
          <table:table-cell table:number-columns-repeated="3"/>
          <table:table-cell office:value-type="string" calcext:value-type="string">
            <text:p>MÓVEIS , HIDRÁULICA , AGRO , CHUVEIROS , UTILIDADES DOMESTICAS , BEBEDOURO</text:p>
          </table:table-cell>
        </table:table-row>
        <table:table-row table:style-name="ro16">
          <table:table-cell office:value-type="string" calcext:value-type="string">
            <text:p>50.223.692/0004-58</text:p>
          </table:table-cell>
          <table:table-cell office:value-type="string" calcext:value-type="string">
            <text:p><text:a xlink:href="https://www.padovani.com.br/" xlink:type="simple">https://www.padovani.com.br/</text:a></text:p>
          </table:table-cell>
          <table:table-cell table:style-name="ce2"/>
          <table:table-cell office:value-type="float" office:value="1140137009" calcext:value-type="float">
            <text:p>1140137009</text:p>
          </table:table-cell>
          <table:table-cell/>
          <table:table-cell office:value-type="float" office:value="1140137000" calcext:value-type="float">
            <text:p>1140137000</text:p>
          </table:table-cell>
          <table:table-cell table:number-columns-repeated="3"/>
          <table:table-cell office:value-type="string" calcext:value-type="string">
            <text:p>DECORAÇÃO , ELÉTRICA , UTILIDADES DOMESTICAS , FERRAMENTAS , HIDRÁULICA , LAMPADA E ILUMINAÇÃO , AGRO , SEGURANÇA ELETRÔNICA , TINTAS E PINTURA , MATERIAL DE COSNTRUÇÃO , VENTILADOR , AR CONDICIONADO , CHUVEIROS</text:p>
          </table:table-cell>
        </table:table-row>
        <table:table-row table:style-name="ro4">
          <table:table-cell office:value-type="string" calcext:value-type="string">
            <text:p>05.393.234/0001-60</text:p>
          </table:table-cell>
          <table:table-cell office:value-type="string" calcext:value-type="string">
            <text:p><text:a xlink:href="https://ourolux.com.br/" xlink:type="simple">https://ourolux.com.br/</text:a></text:p>
          </table:table-cell>
          <table:table-cell office:value-type="string" calcext:value-type="string">
            <text:p>sac@ourolux.com.br</text:p>
          </table:table-cell>
          <table:table-cell office:value-type="float" office:value="1121721000" calcext:value-type="float">
            <text:p>1121721000</text:p>
          </table:table-cell>
          <table:table-cell/>
          <table:table-cell office:value-type="float" office:value="11941212105" calcext:value-type="float">
            <text:p>11941212105</text:p>
          </table:table-cell>
          <table:table-cell/>
          <table:table-cell table:style-name="ce1" office:value-type="float" office:value="1132546464" calcext:value-type="float">
            <text:p>1132546464</text:p>
          </table:table-cell>
          <table:table-cell/>
          <table:table-cell office:value-type="string" calcext:value-type="string">
            <text:p>LAMPADA E ILUMINAÇÃO , ELÉTRICA , PILHAS E BATERIAS , ENERGIA SOLAR</text:p>
          </table:table-cell>
        </table:table-row>
        <table:table-row table:style-name="ro13">
          <table:table-cell office:value-type="string" calcext:value-type="string">
            <text:p>08.890.838/0001-00</text:p>
          </table:table-cell>
          <table:table-cell office:value-type="string" calcext:value-type="string">
            <text:p><text:a xlink:href="https://avantlux.com.br/" xlink:type="simple">https://avantlux.com.br/</text:a></text:p>
          </table:table-cell>
          <table:table-cell office:value-type="string" calcext:value-type="string">
            <text:p>fale.conosco@avantlux.com.br</text:p>
          </table:table-cell>
          <table:table-cell office:value-type="string" calcext:value-type="string">
            <text:p>11 3355-2220</text:p>
          </table:table-cell>
          <table:table-cell/>
          <table:table-cell table:style-name="ce2"/>
          <table:table-cell table:number-columns-repeated="3"/>
          <table:table-cell office:value-type="string" calcext:value-type="string">
            <text:p>PILHAS E BATERIAS , LAMPADA E ILUMINAÇÃO</text:p>
          </table:table-cell>
        </table:table-row>
        <table:table-row table:style-name="ro17">
          <table:table-cell office:value-type="string" calcext:value-type="string">
            <text:p>52.556.578/0001-22</text:p>
          </table:table-cell>
          <table:table-cell office:value-type="string" calcext:value-type="string">
            <text:p><text:a xlink:href="https://www.elgin.com.br/" xlink:type="simple">https://www.elgin.com.br/</text:a></text:p>
          </table:table-cell>
          <table:table-cell office:value-type="string" calcext:value-type="string">
            <text:p>sac@elgin.com.br</text:p>
          </table:table-cell>
          <table:table-cell office:value-type="float" office:value="1133835555" calcext:value-type="float">
            <text:p>1133835555</text:p>
          </table:table-cell>
          <table:table-cell table:style-name="ce1" office:value-type="string" calcext:value-type="string">
            <text:p>refrigeracao@elgin.com.br</text:p>
          </table:table-cell>
          <table:table-cell office:value-type="float" office:value="1133835776" calcext:value-type="float">
            <text:p>1133835776</text:p>
          </table:table-cell>
          <table:table-cell/>
          <table:table-cell table:style-name="ce1" office:value-type="float" office:value="8007035446" calcext:value-type="float">
            <text:p>8007035446</text:p>
          </table:table-cell>
          <table:table-cell table:style-name="ce1" office:value-type="string" calcext:value-type="string">
            <text:p>Automação Comercial</text:p>
            <text:p>0800 644 2362 (Telefonia fixa)</text:p>
            <text:p>11 3383-5776 (celular e demais localidades)</text:p>
            <text:p>WhatsApp (11) 3383-5776</text:p>
            <text:p>Horário de atendimento 2ª a 6ª</text:p>
            <text:p>das 08h as 18h (exceto feriados)</text:p>
            <text:p>Refrigeração e Máquina de Sorvete</text:p>
            <text:p>0800 70 35 446</text:p>
            <text:p>Demais Produtos</text:p>
            <text:p>SAC 0800 70 35 446</text:p>
            <text:p>Grande SP 11 3383-5555</text:p>
            <text:p>WhatsApp 11 3383-5555</text:p>
          </table:table-cell>
          <table:table-cell office:value-type="string" calcext:value-type="string">
            <text:p>AR CONDICIONADO , LAMPADA E ILUMINAÇÃO , ENERGIA SOLAR , PILHAS E BATERIAS , LEITORES ELETRONICOS , ELETRÓNICOS , INFORMÁTICA , ELÉTRICA , FONE DE OUVIDO</text:p>
          </table:table-cell>
        </table:table-row>
        <table:table-row table:style-name="ro15">
          <table:table-cell office:value-type="string" calcext:value-type="string">
            <text:p>04.049.640/0001-47</text:p>
          </table:table-cell>
          <table:table-cell office:value-type="string" calcext:value-type="string">
            <text:p><text:a xlink:href="https://empalux.com.br/" xlink:type="simple">https://empalux.com.br/</text:a></text:p>
          </table:table-cell>
          <table:table-cell office:value-type="string" calcext:value-type="string">
            <text:p>faleconosco@empalux.com.br</text:p>
          </table:table-cell>
          <table:table-cell office:value-type="float" office:value="4130213500" calcext:value-type="float">
            <text:p>4130213500</text:p>
          </table:table-cell>
          <table:table-cell/>
          <table:table-cell table:style-name="ce2"/>
          <table:table-cell table:number-columns-repeated="3"/>
          <table:table-cell office:value-type="string" calcext:value-type="string">
            <text:p>ENERGIA SOLAR , LAMPADA E ILUMINAÇÃO , AUTOMOTIVO , FERRAMENTAS , EXAUSTOR</text:p>
          </table:table-cell>
        </table:table-row>
        <table:table-row table:style-name="ro18">
          <table:table-cell office:value-type="string" calcext:value-type="string">
            <text:p>20.702.662/0001-10</text:p>
          </table:table-cell>
          <table:table-cell office:value-type="string" calcext:value-type="string">
            <text:p><text:a xlink:href="https://brilhanteimportadora.com/" xlink:type="simple">https://brilhanteimportadora.com/</text:a></text:p>
          </table:table-cell>
          <table:table-cell office:value-type="string" calcext:value-type="string">
            <text:p>comercial.brlimport@gmail.com</text:p>
          </table:table-cell>
          <table:table-cell office:value-type="float" office:value="1133161442" calcext:value-type="float">
            <text:p>1133161442</text:p>
          </table:table-cell>
          <table:table-cell/>
          <table:table-cell table:style-name="ce2"/>
          <table:table-cell table:number-columns-repeated="3"/>
          <table:table-cell office:value-type="string" calcext:value-type="string">
            <text:p>LAMPADA E ILUMINAÇÃO</text:p>
          </table:table-cell>
        </table:table-row>
        <table:table-row table:style-name="ro19">
          <table:table-cell office:value-type="string" calcext:value-type="string">
            <text:p>01.723.086/0001-43</text:p>
          </table:table-cell>
          <table:table-cell office:value-type="string" calcext:value-type="string">
            <text:p><text:a xlink:href="https://www.foxlux.com.br/" xlink:type="simple">https://www.foxlux.com.br/</text:a></text:p>
          </table:table-cell>
          <table:table-cell office:value-type="string" calcext:value-type="string">
            <text:p>sac@grupovellore.com.br</text:p>
          </table:table-cell>
          <table:table-cell office:value-type="float" office:value="4133028111" calcext:value-type="float">
            <text:p>4133028111</text:p>
          </table:table-cell>
          <table:table-cell/>
          <table:table-cell table:style-name="ce2"/>
          <table:table-cell table:number-columns-repeated="3"/>
          <table:table-cell office:value-type="string" calcext:value-type="string">
            <text:p>ELÉTRICA , UTILIDADES DOMESTICAS , LAMPADA E ILUMINAÇÃO , FERRAMENTAS , PILHAS E BATERIAS , BOMBAS</text:p>
          </table:table-cell>
        </table:table-row>
        <table:table-row table:style-name="ro18">
          <table:table-cell office:value-type="string" calcext:value-type="string">
            <text:p>03.870.594/0001-80</text:p>
          </table:table-cell>
          <table:table-cell office:value-type="string" calcext:value-type="string">
            <text:p><text:a xlink:href="https://superled.com.br/" xlink:type="simple">https://superled.com.br/</text:a></text:p>
          </table:table-cell>
          <table:table-cell office:value-type="string" calcext:value-type="string">
            <text:p>comercial@superled.com.br</text:p>
          </table:table-cell>
          <table:table-cell office:value-type="float" office:value="11944890082" calcext:value-type="float">
            <text:p>11944890082</text:p>
          </table:table-cell>
          <table:table-cell/>
          <table:table-cell table:style-name="ce2"/>
          <table:table-cell table:number-columns-repeated="3"/>
          <table:table-cell office:value-type="string" calcext:value-type="string">
            <text:p>LAMPADA E ILUMINAÇÃO</text:p>
          </table:table-cell>
        </table:table-row>
        <table:table-row table:style-name="ro4">
          <table:table-cell office:value-type="string" calcext:value-type="string">
            <text:p>36.262.249/0002-01</text:p>
          </table:table-cell>
          <table:table-cell office:value-type="string" calcext:value-type="string">
            <text:p><text:a xlink:href="https://www.mercadolivre.com.br/pagina/arqloja#client=HOME&amp;component_id=header_logo&amp;label=ARQLOJA&amp;tracking_id=069945ca-1c9b-4092-a766-e322f5dccf3f&amp;global_position=1" xlink:type="simple">https://www.mercadolivre.com.br/pagina/arqloja#client=HOME&amp;component_id=header_logo&amp;label=ARQLOJA&amp;tracking_id=069945ca-1c9b-4092-a766-e322f5dccf3f&amp;global_position=1</text:a></text:p>
          </table:table-cell>
          <table:table-cell office:value-type="string" calcext:value-type="string">
            <text:p>fernando.fontes@ledobrasil.com.br</text:p>
          </table:table-cell>
          <table:table-cell office:value-type="string" calcext:value-type="string">
            <text:p>(71) 99697-4717</text:p>
          </table:table-cell>
          <table:table-cell/>
          <table:table-cell table:style-name="ce2"/>
          <table:table-cell table:number-columns-repeated="3"/>
          <table:table-cell office:value-type="string" calcext:value-type="string">
            <text:p>FERRAMENTAS , UTILIDADES DOMESTICAS , LAMPADA E ILUMINAÇÃO , EPI</text:p>
          </table:table-cell>
        </table:table-row>
        <table:table-row table:style-name="ro20">
          <table:table-cell office:value-type="string" calcext:value-type="string">
            <text:p>23.564.038/0001-92</text:p>
          </table:table-cell>
          <table:table-cell office:value-type="string" calcext:value-type="string">
            <text:p><text:a xlink:href="https://www.reidoled.com.br/" xlink:type="simple">https://www.reidoled.com.br/</text:a></text:p>
          </table:table-cell>
          <table:table-cell office:value-type="string" calcext:value-type="string">
            <text:p>loja@reidoled.com</text:p>
          </table:table-cell>
          <table:table-cell office:value-type="string" calcext:value-type="string">
            <text:p>(34) 98426-2243</text:p>
          </table:table-cell>
          <table:table-cell/>
          <table:table-cell office:value-type="string" calcext:value-type="string">
            <text:p>34 3306-6330</text:p>
          </table:table-cell>
          <table:table-cell table:number-columns-repeated="3"/>
          <table:table-cell office:value-type="string" calcext:value-type="string">
            <text:p>ELÉTRICA , LAMPADA E ILUMINAÇÃO</text:p>
          </table:table-cell>
        </table:table-row>
        <table:table-row table:style-name="ro12">
          <table:table-cell office:value-type="string" calcext:value-type="string">
            <text:p>88.611.264/0001-22</text:p>
          </table:table-cell>
          <table:table-cell office:value-type="string" calcext:value-type="string">
            <text:p><text:a xlink:href="https://intral.com.br/" xlink:type="simple">https://intral.com.br/</text:a></text:p>
          </table:table-cell>
          <table:table-cell office:value-type="string" calcext:value-type="string">
            <text:p>intral@intral.com.br</text:p>
          </table:table-cell>
          <table:table-cell office:value-type="float" office:value="5420240109" calcext:value-type="float">
            <text:p>5420240109</text:p>
          </table:table-cell>
          <table:table-cell/>
          <table:table-cell office:value-type="float" office:value="54981590022" calcext:value-type="float">
            <text:p>54981590022</text:p>
          </table:table-cell>
          <table:table-cell/>
          <table:table-cell table:style-name="ce1" office:value-type="float" office:value="5432091300" calcext:value-type="float">
            <text:p>5432091300</text:p>
          </table:table-cell>
          <table:table-cell table:style-name="ce1" office:value-type="string" calcext:value-type="string">
            <text:p>Entre em contato</text:p>
            <text:p/>
            <text:p>intral@intral.com.br</text:p>
            <text:p/>
            <text:p>+55 54 3209.1300</text:p>
            <text:p/>
            <text:p>+55 54 2024.0109 </text:p>
            <text:p/>
            <text:p>+55 54 98159.0022 </text:p>
            <text:p/>
            <text:p/>
            <text:p>+55 54 3209.1335 (SAC)</text:p>
            <text:p/>
            <text:p>0800 541 4477 (SAC)</text:p>
          </table:table-cell>
          <table:table-cell office:value-type="string" calcext:value-type="string">
            <text:p>LAMPADA E ILUMINAÇÃO</text:p>
          </table:table-cell>
        </table:table-row>
        <table:table-row table:style-name="ro1">
          <table:table-cell office:value-type="string" calcext:value-type="string">
            <text:p>09.656.722/0001-73</text:p>
          </table:table-cell>
          <table:table-cell office:value-type="string" calcext:value-type="string">
            <text:p><text:a xlink:href="https://mistercryl.com.br/" xlink:type="simple">https://mistercryl.com.br/</text:a></text:p>
          </table:table-cell>
          <table:table-cell office:value-type="string" calcext:value-type="string">
            <text:p>gestao@mistercryl.com.br</text:p>
          </table:table-cell>
          <table:table-cell office:value-type="float" office:value="6133584000" calcext:value-type="float">
            <text:p>6133584000</text:p>
          </table:table-cell>
          <table:table-cell/>
          <table:table-cell table:style-name="ce2"/>
          <table:table-cell table:number-columns-repeated="3"/>
          <table:table-cell office:value-type="string" calcext:value-type="string">
            <text:p>TINTAS E PINTURA</text:p>
          </table:table-cell>
        </table:table-row>
        <table:table-row table:style-name="ro1">
          <table:table-cell office:value-type="string" calcext:value-type="string">
            <text:p>07.911.926/0001-88</text:p>
          </table:table-cell>
          <table:table-cell office:value-type="string" calcext:value-type="string">
            <text:p><text:a xlink:href="https://duracolortintas.com.br/" xlink:type="simple">https://duracolortintas.com.br/</text:a></text:p>
          </table:table-cell>
          <table:table-cell table:style-name="ce2"/>
          <table:table-cell office:value-type="float" office:value="1145199090" calcext:value-type="float">
            <text:p>1145199090</text:p>
          </table:table-cell>
          <table:table-cell/>
          <table:table-cell table:style-name="ce2"/>
          <table:table-cell table:number-columns-repeated="3"/>
          <table:table-cell office:value-type="string" calcext:value-type="string">
            <text:p>TINTAS E PINTURA</text:p>
          </table:table-cell>
        </table:table-row>
        <table:table-row table:style-name="ro1">
          <table:table-cell office:value-type="string" calcext:value-type="string">
            <text:p>01.828.799/0001-71</text:p>
          </table:table-cell>
          <table:table-cell office:value-type="string" calcext:value-type="string">
            <text:p><text:a xlink:href="https://consercaf.com.br/" xlink:type="simple">https://consercaf.com.br/</text:a></text:p>
          </table:table-cell>
          <table:table-cell office:value-type="string" calcext:value-type="string">
            <text:p>contato@consercaf.com.br</text:p>
          </table:table-cell>
          <table:table-cell office:value-type="float" office:value="1141866631" calcext:value-type="float">
            <text:p>1141866631</text:p>
          </table:table-cell>
          <table:table-cell/>
          <table:table-cell office:value-type="float" office:value="1141866631" calcext:value-type="float">
            <text:p>1141866631</text:p>
          </table:table-cell>
          <table:table-cell/>
          <table:table-cell table:style-name="ce1" office:value-type="float" office:value="1143742150" calcext:value-type="float">
            <text:p>1143742150</text:p>
          </table:table-cell>
          <table:table-cell/>
          <table:table-cell office:value-type="string" calcext:value-type="string">
            <text:p>CAFETEIRA</text:p>
          </table:table-cell>
        </table:table-row>
        <table:table-row table:style-name="ro18">
          <table:table-cell office:value-type="string" calcext:value-type="string">
            <text:p>78.410.875/0001-59</text:p>
          </table:table-cell>
          <table:table-cell office:value-type="string" calcext:value-type="string">
            <text:p><text:a xlink:href="https://martiflex.com.br/" xlink:type="simple">https://martiflex.com.br/</text:a></text:p>
          </table:table-cell>
          <table:table-cell office:value-type="string" calcext:value-type="string">
            <text:p>comercial@martiflex.com.br</text:p>
          </table:table-cell>
          <table:table-cell office:value-type="float" office:value="4432648972" calcext:value-type="float">
            <text:p>4432648972</text:p>
          </table:table-cell>
          <table:table-cell/>
          <table:table-cell table:style-name="ce2"/>
          <table:table-cell table:number-columns-repeated="3"/>
          <table:table-cell office:value-type="string" calcext:value-type="string">
            <text:p>CADEIRAS , MÓVEIS</text:p>
          </table:table-cell>
        </table:table-row>
        <table:table-row table:style-name="ro1">
          <table:table-cell office:value-type="string" calcext:value-type="string">
            <text:p>55.088.157.0001-02</text:p>
          </table:table-cell>
          <table:table-cell office:value-type="string" calcext:value-type="string">
            <text:p><text:a xlink:href="https://fkgrupo.com/" xlink:type="simple">https://fkgrupo.com/</text:a></text:p>
          </table:table-cell>
          <table:table-cell office:value-type="string" calcext:value-type="string">
            <text:p>sac@fkgrupo.com</text:p>
          </table:table-cell>
          <table:table-cell office:value-type="float" office:value="1436629000" calcext:value-type="float">
            <text:p>1436629000</text:p>
          </table:table-cell>
          <table:table-cell/>
          <table:table-cell office:value-type="float" office:value="1142409000" calcext:value-type="float">
            <text:p>1142409000</text:p>
          </table:table-cell>
          <table:table-cell table:number-columns-repeated="3"/>
          <table:table-cell office:value-type="string" calcext:value-type="string">
            <text:p>CADEIRAS</text:p>
          </table:table-cell>
        </table:table-row>
        <table:table-row table:style-name="ro20">
          <table:table-cell office:value-type="string" calcext:value-type="string">
            <text:p>09.635.397/0001-62</text:p>
          </table:table-cell>
          <table:table-cell office:value-type="string" calcext:value-type="string">
            <text:p><text:a xlink:href="https://tekflexmoveisbr.com.br/" xlink:type="simple">https://tekflexmoveisbr.com.br/</text:a></text:p>
          </table:table-cell>
          <table:table-cell office:value-type="string" calcext:value-type="string">
            <text:p>quartosalaresidencialdecoracao@gmail.com</text:p>
          </table:table-cell>
          <table:table-cell office:value-type="float" office:value="61984068711" calcext:value-type="float">
            <text:p>61984068711</text:p>
          </table:table-cell>
          <table:table-cell/>
          <table:table-cell office:value-type="float" office:value="6133402041" calcext:value-type="float">
            <text:p>6133402041</text:p>
          </table:table-cell>
          <table:table-cell table:number-columns-repeated="3"/>
          <table:table-cell office:value-type="string" calcext:value-type="string">
            <text:p>MÓVEIS , CADEIRAS</text:p>
          </table:table-cell>
        </table:table-row>
        <table:table-row table:style-name="ro18">
          <table:table-cell office:value-type="string" calcext:value-type="string">
            <text:p>87.286.936/0001-09</text:p>
          </table:table-cell>
          <table:table-cell office:value-type="string" calcext:value-type="string">
            <text:p><text:a xlink:href="https://tokplast.com.br/" xlink:type="simple">https://tokplast.com.br/</text:a></text:p>
          </table:table-cell>
          <table:table-cell office:value-type="string" calcext:value-type="string">
            <text:p>comercial1@tokplast.com.br</text:p>
          </table:table-cell>
          <table:table-cell office:value-type="float" office:value="5432289990" calcext:value-type="float">
            <text:p>5432289990</text:p>
          </table:table-cell>
          <table:table-cell/>
          <table:table-cell table:style-name="ce2"/>
          <table:table-cell table:number-columns-repeated="3"/>
          <table:table-cell office:value-type="string" calcext:value-type="string">
            <text:p>CADEIRAS</text:p>
          </table:table-cell>
        </table:table-row>
        <table:table-row table:style-name="ro18">
          <table:table-cell office:value-type="string" calcext:value-type="string">
            <text:p>04.994.858/0001-70</text:p>
          </table:table-cell>
          <table:table-cell office:value-type="string" calcext:value-type="string">
            <text:p><text:a xlink:href="https://www.ideaflex.com.br/" xlink:type="simple">https://www.ideaflex.com.br/</text:a></text:p>
          </table:table-cell>
          <table:table-cell office:value-type="string" calcext:value-type="string">
            <text:p>vendedores@ideaflex.com.br</text:p>
          </table:table-cell>
          <table:table-cell office:value-type="float" office:value="19998067467" calcext:value-type="float">
            <text:p>19998067467</text:p>
          </table:table-cell>
          <table:table-cell/>
          <table:table-cell office:value-type="float" office:value="1938062614" calcext:value-type="float">
            <text:p>1938062614</text:p>
          </table:table-cell>
          <table:table-cell/>
          <table:table-cell table:style-name="ce1" office:value-type="float" office:value="19998525187" calcext:value-type="float">
            <text:p>19998525187</text:p>
          </table:table-cell>
          <table:table-cell/>
          <table:table-cell office:value-type="string" calcext:value-type="string">
            <text:p>CADEIRAS</text:p>
          </table:table-cell>
        </table:table-row>
        <table:table-row table:style-name="ro1">
          <table:table-cell office:value-type="string" calcext:value-type="string">
            <text:p>29.329.058/0001-65</text:p>
          </table:table-cell>
          <table:table-cell office:value-type="string" calcext:value-type="string">
            <text:p><text:a xlink:href="https://limercorts.com.br/" xlink:type="simple">https://limercorts.com.br/</text:a></text:p>
          </table:table-cell>
          <table:table-cell office:value-type="string" calcext:value-type="string">
            <text:p>contato@limercorts.com.br</text:p>
          </table:table-cell>
          <table:table-cell office:value-type="float" office:value="19999091751" calcext:value-type="float">
            <text:p>19999091751</text:p>
          </table:table-cell>
          <table:table-cell/>
          <table:table-cell office:value-type="float" office:value="1935130120" calcext:value-type="float">
            <text:p>1935130120</text:p>
          </table:table-cell>
          <table:table-cell table:number-columns-repeated="3"/>
          <table:table-cell office:value-type="string" calcext:value-type="string">
            <text:p>CADEIRAS , MÓVEIS</text:p>
          </table:table-cell>
        </table:table-row>
        <table:table-row table:style-name="ro1">
          <table:table-cell office:value-type="string" calcext:value-type="string">
            <text:p>91.404.251/0001-97</text:p>
          </table:table-cell>
          <table:table-cell office:value-type="string" calcext:value-type="string">
            <text:p><text:a xlink:href="https://plaxmetal.com/" xlink:type="simple">https://plaxmetal.com/</text:a></text:p>
          </table:table-cell>
          <table:table-cell office:value-type="string" calcext:value-type="string">
            <text:p>sac@plaxmetal.com.br</text:p>
          </table:table-cell>
          <table:table-cell office:value-type="float" office:value="5421071800" calcext:value-type="float">
            <text:p>5421071800</text:p>
          </table:table-cell>
          <table:table-cell/>
          <table:table-cell table:style-name="ce2"/>
          <table:table-cell table:number-columns-repeated="3"/>
          <table:table-cell office:value-type="string" calcext:value-type="string">
            <text:p>CADEIRAS</text:p>
          </table:table-cell>
        </table:table-row>
        <table:table-row table:style-name="ro21">
          <table:table-cell office:value-type="string" calcext:value-type="string">
            <text:p>62.058.318/0007-76</text:p>
          </table:table-cell>
          <table:table-cell office:value-type="string" calcext:value-type="string">
            <text:p><text:a xlink:href="https://www.consul.com.br/" xlink:type="simple">https://www.consul.com.br/</text:a></text:p>
          </table:table-cell>
          <table:table-cell table:style-name="ce2"/>
          <table:table-cell office:value-type="float" office:value="11992352966" calcext:value-type="float">
            <text:p>11992352966</text:p>
          </table:table-cell>
          <table:table-cell/>
          <table:table-cell office:value-type="float" office:value="8007263360" calcext:value-type="float">
            <text:p>8007263360</text:p>
          </table:table-cell>
          <table:table-cell/>
          <table:table-cell table:style-name="ce1" office:value-type="float" office:value="47988041897" calcext:value-type="float">
            <text:p>47988041897</text:p>
          </table:table-cell>
          <table:table-cell/>
          <table:table-cell office:value-type="string" calcext:value-type="string">
            <text:p>MÓVEIS , ELETRÓNICOS , AR CONDICIONADO , BEBEDOURO</text:p>
          </table:table-cell>
        </table:table-row>
        <table:table-row table:style-name="ro22">
          <table:table-cell office:value-type="string" calcext:value-type="string">
            <text:p>59.105.999/0001-86</text:p>
          </table:table-cell>
          <table:table-cell office:value-type="string" calcext:value-type="string">
            <text:p><text:a xlink:href="https://www.compradiretaempresas.com.br/" xlink:type="simple">https://www.compradiretaempresas.com.br/</text:a></text:p>
          </table:table-cell>
          <table:table-cell office:value-type="string" calcext:value-type="string">
            <text:p>vendascorporativas@whirlpool.com</text:p>
          </table:table-cell>
          <table:table-cell office:value-type="float" office:value="11992352966" calcext:value-type="float">
            <text:p>11992352966</text:p>
          </table:table-cell>
          <table:table-cell table:style-name="ce1" office:value-type="string" calcext:value-type="string">
            <text:p>vendascorporativaspecas@whirlpool.com</text:p>
          </table:table-cell>
          <table:table-cell office:value-type="float" office:value="8007263360" calcext:value-type="float">
            <text:p>8007263360</text:p>
          </table:table-cell>
          <table:table-cell table:number-columns-repeated="2"/>
          <table:table-cell table:style-name="ce1" office:value-type="string" calcext:value-type="string">
            <text:p>Atendimento ao consumidor</text:p>
            <text:p/>
            <text:p>Brastemp - (11) 3003-0099 / 0800 970 0999</text:p>
            <text:p/>
            <text:p>Consul - (11) 3003-0777 / 0800 970 0777</text:p>
            <text:p/>
            <text:p>KitchenAid - (11) 4004 1759 / 0800 722 1759</text:p>
          </table:table-cell>
          <table:table-cell office:value-type="string" calcext:value-type="string">
            <text:p>MÓVEIS , ELETRÓNICOS , AR CONDICIONADO , BEBEDOURO</text:p>
          </table:table-cell>
        </table:table-row>
        <table:table-row table:style-name="ro18">
          <table:table-cell office:value-type="string" calcext:value-type="string">
            <text:p>54.763.149/0001-51</text:p>
          </table:table-cell>
          <table:table-cell office:value-type="string" calcext:value-type="string">
            <text:p><text:a xlink:href="https://www.horvath.com.br/ar-condicionado/index.php" xlink:type="simple">https://www.horvath.com.br/ar-condicionado/index.php</text:a></text:p>
          </table:table-cell>
          <table:table-cell office:value-type="string" calcext:value-type="string">
            <text:p>vendas@horvath.com.br</text:p>
          </table:table-cell>
          <table:table-cell office:value-type="float" office:value="1127864264" calcext:value-type="float">
            <text:p>1127864264</text:p>
          </table:table-cell>
          <table:table-cell table:style-name="ce1" office:value-type="string" calcext:value-type="string">
            <text:p>atendimento@horvath.com.br</text:p>
          </table:table-cell>
          <table:table-cell office:value-type="float" office:value="1142329960" calcext:value-type="float">
            <text:p>1142329960</text:p>
          </table:table-cell>
          <table:table-cell table:number-columns-repeated="3"/>
          <table:table-cell office:value-type="string" calcext:value-type="string">
            <text:p>AR CONDICIONADO</text:p>
          </table:table-cell>
        </table:table-row>
        <table:table-row table:style-name="ro23">
          <table:table-cell office:value-type="string" calcext:value-type="string">
            <text:p>61.502.324/0001-12</text:p>
          </table:table-cell>
          <table:table-cell office:value-type="string" calcext:value-type="string">
            <text:p><text:a xlink:href="https://www.leveros.com.br/" xlink:type="simple">https://www.leveros.com.br/</text:a></text:p>
          </table:table-cell>
          <table:table-cell office:value-type="string" calcext:value-type="string">
            <text:p>vendas@leveros.com.br</text:p>
          </table:table-cell>
          <table:table-cell office:value-type="float" office:value="11984390133" calcext:value-type="float">
            <text:p>11984390133</text:p>
          </table:table-cell>
          <table:table-cell/>
          <table:table-cell office:value-type="float" office:value="8008894888" calcext:value-type="float">
            <text:p>8008894888</text:p>
          </table:table-cell>
          <table:table-cell table:number-columns-repeated="2"/>
          <table:table-cell table:style-name="ce1" office:value-type="string" calcext:value-type="string">
            <text:p>Assis/SP</text:p>
            <text:p>Rua Humberto de Campos, 1010</text:p>
            <text:p/>
            <text:p>Vila Mercedes - Assis - SP</text:p>
            <text:p/>
            <text:p>CEP:19802-092</text:p>
            <text:p/>
            <text:p>Tel.: (18) 3302-4888</text:p>
            <text:p/>
            <text:p>Fortaleza/CE</text:p>
            <text:p>Rua Leonardo Motta, 2390</text:p>
            <text:p/>
            <text:p>Dionísio Torres - Fortaleza - CE</text:p>
            <text:p/>
            <text:p>CEP:60170-176</text:p>
            <text:p/>
            <text:p>Tel.: (85) 98107-2225</text:p>
            <text:p/>
            <text:p>Ribeirão Preto/SP</text:p>
            <text:p>Av. Independência, 2145</text:p>
            <text:p/>
            <text:p>Jardim Sumaré - Ribeirão Preto - SP</text:p>
            <text:p/>
            <text:p>CEP:14025-390</text:p>
            <text:p/>
            <text:p>Tel.: (16) 35193350</text:p>
            <text:p/>
            <text:p>São Paulo/SP</text:p>
            <text:p>Av. Marquês de São Vicente, 955</text:p>
            <text:p/>
            <text:p>Barra Funda - São Paulo - SP</text:p>
            <text:p/>
            <text:p>CEP:01139-003</text:p>
            <text:p/>
            <text:p>Tel.: (11) 3879-9840</text:p>
            <text:p/>
            <text:p>Salvador/BA</text:p>
            <text:p>Alameda dos Umbuzeiros, 510 - Loja 01</text:p>
            <text:p/>
            <text:p>Caminho das Árvores - Salvador - BA</text:p>
            <text:p/>
            <text:p>CEP:41820-680</text:p>
            <text:p/>
            <text:p>Tel.: (71) 2132-1907</text:p>
          </table:table-cell>
          <table:table-cell office:value-type="string" calcext:value-type="string">
            <text:p>AR CONDICIONADO</text:p>
          </table:table-cell>
        </table:table-row>
        <table:table-row table:style-name="ro1">
          <table:table-cell office:value-type="string" calcext:value-type="string">
            <text:p>11.092.497/0001-31</text:p>
          </table:table-cell>
          <table:table-cell office:value-type="string" calcext:value-type="string">
            <text:p><text:a xlink:href="https://moveismaranello.com.br/" xlink:type="simple">https://moveismaranello.com.br/</text:a></text:p>
          </table:table-cell>
          <table:table-cell office:value-type="string" calcext:value-type="string">
            <text:p>rh@moveismaranello.com.br</text:p>
          </table:table-cell>
          <table:table-cell office:value-type="float" office:value="51992616079" calcext:value-type="float">
            <text:p>51992616079</text:p>
          </table:table-cell>
          <table:table-cell/>
          <table:table-cell office:value-type="float" office:value="5136451292" calcext:value-type="float">
            <text:p>5136451292</text:p>
          </table:table-cell>
          <table:table-cell/>
          <table:table-cell table:style-name="ce1" office:value-type="float" office:value="5136451326" calcext:value-type="float">
            <text:p>5136451326</text:p>
          </table:table-cell>
          <table:table-cell/>
          <table:table-cell office:value-type="string" calcext:value-type="string">
            <text:p>MESA , MÓVEIS</text:p>
          </table:table-cell>
        </table:table-row>
        <table:table-row table:style-name="ro18">
          <table:table-cell office:value-type="string" calcext:value-type="string">
            <text:p>00.070.112/0001-19</text:p>
          </table:table-cell>
          <table:table-cell office:value-type="string" calcext:value-type="string">
            <text:p><text:a xlink:href="https://allnations.com.br/" xlink:type="simple">https://allnations.com.br/</text:a></text:p>
          </table:table-cell>
          <table:table-cell office:value-type="string" calcext:value-type="string">
            <text:p>contato@grupoallnations.com.br</text:p>
          </table:table-cell>
          <table:table-cell office:value-type="float" office:value="2135238000" calcext:value-type="float">
            <text:p>2135238000</text:p>
          </table:table-cell>
          <table:table-cell table:style-name="ce1" office:value-type="string" calcext:value-type="string">
            <text:p>cobranca@allnations.com.br</text:p>
          </table:table-cell>
          <table:table-cell office:value-type="float" office:value="2135238000" calcext:value-type="float">
            <text:p>2135238000</text:p>
          </table:table-cell>
          <table:table-cell table:number-columns-repeated="3"/>
          <table:table-cell office:value-type="string" calcext:value-type="string">
            <text:p>INFORMÁTICA</text:p>
          </table:table-cell>
        </table:table-row>
        <table:table-row table:style-name="ro24">
          <table:table-cell office:value-type="string" calcext:value-type="string">
            <text:p>83.064.741/0001-63</text:p>
          </table:table-cell>
          <table:table-cell office:value-type="string" calcext:value-type="string">
            <text:p><text:a xlink:href="https://www.pauta.com.br/" xlink:type="simple">https://www.pauta.com.br/</text:a></text:p>
          </table:table-cell>
          <table:table-cell table:style-name="ce2"/>
          <table:table-cell office:value-type="float" office:value="8004040000" calcext:value-type="float">
            <text:p>8004040000</text:p>
          </table:table-cell>
          <table:table-cell/>
          <table:table-cell office:value-type="float" office:value="6231212494" calcext:value-type="float">
            <text:p>6231212494</text:p>
          </table:table-cell>
          <table:table-cell table:number-columns-repeated="2"/>
          <table:table-cell table:style-name="ce1" office:value-type="string" calcext:value-type="string">
            <text:p>Centro Administrativo SC</text:p>
            <text:p>Endereço: Rua Vidal Procópio Lohn, 144 - Distrito Industrial - São José - SC - 88.104-810</text:p>
            <text:p/>
            <text:p>Cidade:São José</text:p>
            <text:p/>
            <text:p>Telefone: (48) 3281-7500</text:p>
            <text:p/>
            <text:p/>
            <text:p>Abrir no Google Maps</text:p>
            <text:p>Centro de Distribuição SC</text:p>
            <text:p>Endereço: Rua Judite Melo dos Santos, 251 Galpão 10 - Distrito Industrial - São José - SC - 88.104-765</text:p>
            <text:p/>
            <text:p>Cidade:São José</text:p>
            <text:p/>
            <text:p>Telefone: (48) 3281-7500</text:p>
            <text:p/>
            <text:p/>
            <text:p>Abrir no Google Maps</text:p>
            <text:p>Loja PautaSeg Blumenau</text:p>
            <text:p>Endereço: Rua Engenheiro Paul Werner, 75 - Itoupava Seca - Blumenau - SC - 89.030-100</text:p>
            <text:p/>
            <text:p>Cidade:Blumenau</text:p>
            <text:p/>
            <text:p>Telefone: (47) 3513-0402</text:p>
            <text:p/>
            <text:p/>
            <text:p>Abrir no Google Maps</text:p>
            <text:p>Loja PautaSeg Jonville</text:p>
            <text:p>Endereço: Rua Iririu, 145, Saguaçu, Joinville - SC, 89221-300</text:p>
            <text:p/>
            <text:p>Cidade:Joinville</text:p>
            <text:p/>
            <text:p>Telefone: (47) 3509-0125</text:p>
            <text:p/>
            <text:p/>
            <text:p>Abrir no Google Maps</text:p>
            <text:p>Loja PautaSeg São José</text:p>
            <text:p>Endereço: BR-101, SN - KM 205 - Barreiros, São José - SC, 88117-500</text:p>
            <text:p/>
            <text:p>Cidade:São José</text:p>
            <text:p/>
            <text:p>Telefone: (48) 3063-7690</text:p>
            <text:p/>
            <text:p/>
            <text:p>Abrir no Google Maps</text:p>
            <text:p>ES</text:p>
            <text:p>Centro de Distribuição ES</text:p>
            <text:p>Endereço: Rod. Governador Mário Covas 3255 (Rod. do Contorno Km 284) - Condomínio Condepe - Armazém 08 - Padre Mathias - Cariacica - ES - 29157-100</text:p>
            <text:p/>
            <text:p>Cidade:Cariacica</text:p>
            <text:p/>
            <text:p>Telefone: 0800-404-0000</text:p>
            <text:p/>
            <text:p/>
            <text:p>Abrir no Google Maps</text:p>
            <text:p>GO</text:p>
            <text:p>Centro de Distribuição GO</text:p>
            <text:p>Endereço: Av. Perimetral Norte, 2859 Bloco A - Vila João Vaz - Goiânia - GO - 74.445-190</text:p>
            <text:p/>
            <text:p>Cidade:Goiânia</text:p>
            <text:p/>
            <text:p>Telefone: 0800-404-0000</text:p>
            <text:p/>
            <text:p/>
            <text:p>Abrir no Google Maps</text:p>
            <text:p>Loja PautaSeg Goiania</text:p>
            <text:p>Endereço: Av. C-206, 277 - Jardim América, Goiânia - GO - 74.270-060</text:p>
            <text:p/>
            <text:p>Cidade:Goiânia</text:p>
            <text:p/>
            <text:p>Telefone: (62) 3121-2494</text:p>
            <text:p/>
            <text:p/>
            <text:p>Abrir no Google Maps</text:p>
            <text:p>PR</text:p>
            <text:p>Centro de Distribuição PR</text:p>
            <text:p>Endereço: Av. Rocha Pombo, 2561 - Águas Belas - São José dos Pinhais - PR - 83.010-620</text:p>
            <text:p/>
            <text:p>Cidade:Curitiba</text:p>
            <text:p/>
            <text:p>Telefone: 0800-404-0000</text:p>
          </table:table-cell>
          <table:table-cell office:value-type="string" calcext:value-type="string">
            <text:p>INFORMÁTICA , SEGURANÇA ELETRÔNICA , LEITORES ELETRONICOS</text:p>
          </table:table-cell>
        </table:table-row>
        <table:table-row table:style-name="ro25">
          <table:table-cell office:value-type="string" calcext:value-type="string">
            <text:p>11.181.434/0001-51</text:p>
          </table:table-cell>
          <table:table-cell office:value-type="string" calcext:value-type="string">
            <text:p><text:a xlink:href="https://www.mirao.com.br/" xlink:type="simple">https://www.mirao.com.br/</text:a></text:p>
          </table:table-cell>
          <table:table-cell office:value-type="string" calcext:value-type="string">
            <text:p>atendimento@mirao.com.br</text:p>
          </table:table-cell>
          <table:table-cell office:value-type="float" office:value="11981466079" calcext:value-type="float">
            <text:p>11981466079</text:p>
          </table:table-cell>
          <table:table-cell/>
          <table:table-cell office:value-type="float" office:value="1129432050" calcext:value-type="float">
            <text:p>1129432050</text:p>
          </table:table-cell>
          <table:table-cell table:number-columns-repeated="3"/>
          <table:table-cell office:value-type="string" calcext:value-type="string">
            <text:p>FERRAMENTAS , INFORMÁTICA , ELÉTRICA , ELETRÓNICOS , PILHAS E BATERIAS , AR CONDICIONADO , VENTILADOR , MÓVEIS , UTILIDADES DOMESTICAS , GUARDA CHUVA , RELÓGIOS , DECORAÇÃO , MATERILA DE EXPEDIENTE</text:p>
          </table:table-cell>
        </table:table-row>
        <table:table-row table:style-name="ro13">
          <table:table-cell office:value-type="string" calcext:value-type="string">
            <text:p>01.771.935/0002-15</text:p>
          </table:table-cell>
          <table:table-cell office:value-type="string" calcext:value-type="string">
            <text:p><text:a xlink:href="https://br.ingrammicro.com/Site/home" xlink:type="simple">https://br.ingrammicro.com/Site/home</text:a></text:p>
          </table:table-cell>
          <table:table-cell office:value-type="string" calcext:value-type="string">
            <text:p>comprasweb@ingrammicro.com</text:p>
          </table:table-cell>
          <table:table-cell office:value-type="float" office:value="1120784200" calcext:value-type="float">
            <text:p>1120784200</text:p>
          </table:table-cell>
          <table:table-cell/>
          <table:table-cell table:style-name="ce2"/>
          <table:table-cell table:number-columns-repeated="3"/>
          <table:table-cell office:value-type="string" calcext:value-type="string">
            <text:p>SEGURANÇA ELETRÔNICA , INFORMÁTICA</text:p>
          </table:table-cell>
        </table:table-row>
        <table:table-row table:style-name="ro10">
          <table:table-cell office:value-type="string" calcext:value-type="string">
            <text:p>09.301.845/0002-72</text:p>
          </table:table-cell>
          <table:table-cell office:value-type="string" calcext:value-type="string">
            <text:p><text:a xlink:href="https://www.oderco.com.br/" xlink:type="simple">https://www.oderco.com.br/</text:a></text:p>
          </table:table-cell>
          <table:table-cell office:value-type="string" calcext:value-type="string">
            <text:p>contato@oderco.com.br</text:p>
          </table:table-cell>
          <table:table-cell office:value-type="float" office:value="4421011400" calcext:value-type="float">
            <text:p>4421011400</text:p>
          </table:table-cell>
          <table:table-cell/>
          <table:table-cell table:style-name="ce2"/>
          <table:table-cell table:number-columns-repeated="3"/>
          <table:table-cell office:value-type="string" calcext:value-type="string">
            <text:p>FERRAMENTAS , ELETRÓNICOS , INFORMÁTICA , ENERGIA SOLAR , LAMPADA E ILUMINAÇÃO , PILHAS E BATERIAS , SEGURANÇA ELETRÔNICA</text:p>
          </table:table-cell>
        </table:table-row>
        <table:table-row table:style-name="ro18">
          <table:table-cell office:value-type="string" calcext:value-type="string">
            <text:p>01.725.627/0001-72</text:p>
          </table:table-cell>
          <table:table-cell office:value-type="string" calcext:value-type="string">
            <text:p><text:a xlink:href="https://fortrek.com.br/" xlink:type="simple">https://fortrek.com.br/</text:a></text:p>
          </table:table-cell>
          <table:table-cell table:style-name="ce2"/>
          <table:table-cell office:value-type="float" office:value="4333776704" calcext:value-type="float">
            <text:p>4333776704</text:p>
          </table:table-cell>
          <table:table-cell/>
          <table:table-cell table:style-name="ce2"/>
          <table:table-cell table:number-columns-repeated="3"/>
          <table:table-cell office:value-type="string" calcext:value-type="string">
            <text:p>INFORMÁTICA , CADEIRAS</text:p>
          </table:table-cell>
        </table:table-row>
        <table:table-row table:style-name="ro13">
          <table:table-cell office:value-type="string" calcext:value-type="string">
            <text:p>12.580.606/0001-22</text:p>
          </table:table-cell>
          <table:table-cell office:value-type="string" calcext:value-type="string">
            <text:p><text:a xlink:href="https://www.hdstore.com.br/" xlink:type="simple">https://www.hdstore.com.br/</text:a></text:p>
          </table:table-cell>
          <table:table-cell office:value-type="string" calcext:value-type="string">
            <text:p>contato@hdstore.com.br</text:p>
          </table:table-cell>
          <table:table-cell office:value-type="float" office:value="1123914997" calcext:value-type="float">
            <text:p>1123914997</text:p>
          </table:table-cell>
          <table:table-cell/>
          <table:table-cell table:style-name="ce2"/>
          <table:table-cell table:number-columns-repeated="3"/>
          <table:table-cell office:value-type="string" calcext:value-type="string">
            <text:p>INFORMÁTICA , SEGURANÇA ELETRÔNICA</text:p>
          </table:table-cell>
        </table:table-row>
        <table:table-row table:style-name="ro18">
          <table:table-cell office:value-type="string" calcext:value-type="string">
            <text:p>54.110.871/0001-97</text:p>
          </table:table-cell>
          <table:table-cell office:value-type="string" calcext:value-type="string">
            <text:p><text:a xlink:href="https://www.emporiotecidos.com.br/" xlink:type="simple">https://www.emporiotecidos.com.br/</text:a></text:p>
          </table:table-cell>
          <table:table-cell table:style-name="ce2"/>
          <table:table-cell office:value-type="float" office:value="3136587727" calcext:value-type="float">
            <text:p>3136587727</text:p>
          </table:table-cell>
          <table:table-cell/>
          <table:table-cell table:style-name="ce2"/>
          <table:table-cell table:number-columns-repeated="3"/>
          <table:table-cell office:value-type="string" calcext:value-type="string">
            <text:p>TECIDO , DECORAÇÃO</text:p>
          </table:table-cell>
        </table:table-row>
        <table:table-row table:style-name="ro26">
          <table:table-cell office:value-type="string" calcext:value-type="string">
            <text:p>86.445.822/0001-00</text:p>
          </table:table-cell>
          <table:table-cell office:value-type="string" calcext:value-type="string">
            <text:p><text:a xlink:href="https://www.grupocopobras.com.br/" xlink:type="simple">https://www.grupocopobras.com.br/</text:a></text:p>
          </table:table-cell>
          <table:table-cell office:value-type="string" calcext:value-type="string">
            <text:p>sac@copobras.com.br</text:p>
          </table:table-cell>
          <table:table-cell office:value-type="float" office:value="8006456767" calcext:value-type="float">
            <text:p>8006456767</text:p>
          </table:table-cell>
          <table:table-cell/>
          <table:table-cell table:style-name="ce2"/>
          <table:table-cell table:number-columns-repeated="2"/>
          <table:table-cell table:style-name="ce1" office:value-type="string" calcext:value-type="string">
            <text:p>Unidades</text:p>
            <text:p>São Paulo</text:p>
            <text:p>Avenida Moita Bonita, n° 266 - Jardim Brasil CEP: 072270-395 Guarulhos - SP</text:p>
            <text:p>Fone: +55 011 4858-9620</text:p>
            <text:p>Fax: +55 011 4858-9620</text:p>
            <text:p>Marialva</text:p>
            <text:p>Rod. BR 376 KM 198 n° 50 - Contorno Sul CEP: 86990-00 Marialva - PR</text:p>
            <text:p>Fone: +55 044 3232-8000</text:p>
            <text:p>Fax: +55 044 3232-8080</text:p>
            <text:p>São Ludgero</text:p>
            <text:p>Av. Mons. Frederico Tombrock n° 300 - Distrito Industrial CEP: 88730-000 São Ludgero - SC</text:p>
            <text:p>Fone: +55 048 3657-3100</text:p>
            <text:p>Fax: +55 048 3657-3011</text:p>
            <text:p>Carmópolis de Minas</text:p>
            <text:p>Carlos Vicente Lara n° 146 - Fátima CEP: 35534-000 Carmópolis de Minas - MG</text:p>
            <text:p>Fone: +55 037 3333-1770</text:p>
            <text:p>Fax: +55 037 3333-1771</text:p>
            <text:p>João Pessoa</text:p>
            <text:p>Rua Maria Rufino dos Santos Medeiros n° 201 - Parque Industrial CEP: 58082-228 João Pessoa - PB</text:p>
            <text:p>Fone: +55 083 3041-8000</text:p>
            <text:p>Fax: +55 083 3041-8011</text:p>
            <text:p>Manaus</text:p>
            <text:p>Rua João Monte Fusco n° 1101 - Santa Etelvina CEP: 69059-500 Manaus - AM</text:p>
            <text:p>Fone: +55 092 2101-8600</text:p>
            <text:p>Fax: +55 092 2101-8600</text:p>
          </table:table-cell>
          <table:table-cell office:value-type="string" calcext:value-type="string">
            <text:p>DESCARTÁVEIS</text:p>
          </table:table-cell>
        </table:table-row>
        <table:table-row table:style-name="ro1">
          <table:table-cell office:value-type="string" calcext:value-type="string">
            <text:p>68.176.072/0001-28</text:p>
          </table:table-cell>
          <table:table-cell office:value-type="string" calcext:value-type="string">
            <text:p><text:a xlink:href="https://www.bellocopo.com.br/" xlink:type="simple">https://www.bellocopo.com.br/</text:a></text:p>
          </table:table-cell>
          <table:table-cell office:value-type="string" calcext:value-type="string">
            <text:p>diretoria@bellocopo.com.br</text:p>
          </table:table-cell>
          <table:table-cell office:value-type="float" office:value="1145293790" calcext:value-type="float">
            <text:p>1145293790</text:p>
          </table:table-cell>
          <table:table-cell/>
          <table:table-cell table:style-name="ce2"/>
          <table:table-cell table:number-columns-repeated="3"/>
          <table:table-cell office:value-type="string" calcext:value-type="string">
            <text:p>DESCARTÁVEIS</text:p>
          </table:table-cell>
        </table:table-row>
        <table:table-row table:style-name="ro15">
          <table:table-cell office:value-type="string" calcext:value-type="string">
            <text:p>04.310.364/0001-29</text:p>
          </table:table-cell>
          <table:table-cell office:value-type="string" calcext:value-type="string">
            <text:p><text:a xlink:href="https://www.embrast.com.br/" xlink:type="simple">https://www.embrast.com.br/</text:a></text:p>
          </table:table-cell>
          <table:table-cell office:value-type="string" calcext:value-type="string">
            <text:p>sac@embrast.com.br</text:p>
          </table:table-cell>
          <table:table-cell office:value-type="float" office:value="47992494457" calcext:value-type="float">
            <text:p>47992494457</text:p>
          </table:table-cell>
          <table:table-cell/>
          <table:table-cell office:value-type="float" office:value="4732470310" calcext:value-type="float">
            <text:p>4732470310</text:p>
          </table:table-cell>
          <table:table-cell/>
          <table:table-cell table:style-name="ce1" office:value-type="float" office:value="4732470031" calcext:value-type="float">
            <text:p>4732470031</text:p>
          </table:table-cell>
          <table:table-cell/>
          <table:table-cell office:value-type="string" calcext:value-type="string">
            <text:p>EPI , LIMPEZA , DESCARTÁVEIS , UTILIDADES DOMESTICAS , LAMPADA E ILUMINAÇÃO</text:p>
          </table:table-cell>
        </table:table-row>
        <table:table-row table:style-name="ro19">
          <table:table-cell office:value-type="string" calcext:value-type="string">
            <text:p>13.987.222/0001-91</text:p>
          </table:table-cell>
          <table:table-cell office:value-type="string" calcext:value-type="string">
            <text:p><text:a xlink:href="https://www.papelex.com.br/" xlink:type="simple">https://www.papelex.com.br/</text:a></text:p>
          </table:table-cell>
          <table:table-cell office:value-type="string" calcext:value-type="string">
            <text:p>sac@papelex.com.br</text:p>
          </table:table-cell>
          <table:table-cell office:value-type="float" office:value="2121878688" calcext:value-type="float">
            <text:p>2121878688</text:p>
          </table:table-cell>
          <table:table-cell/>
          <table:table-cell office:value-type="string" calcext:value-type="string">
            <text:p>4003-8608</text:p>
          </table:table-cell>
          <table:table-cell table:number-columns-repeated="3"/>
          <table:table-cell office:value-type="string" calcext:value-type="string">
            <text:p>MATERILA DE EXPEDIENTE , LIMPEZA , DESCARTÁVEIS , INFORMÁTICA , FONE DE OUVIDO , ELETRÓNICOS , BEBÊS , AGRO</text:p>
          </table:table-cell>
        </table:table-row>
        <table:table-row table:style-name="ro13">
          <table:table-cell office:value-type="string" calcext:value-type="string">
            <text:p>01.763.720/0001-71</text:p>
          </table:table-cell>
          <table:table-cell office:value-type="string" calcext:value-type="string">
            <text:p><text:a xlink:href="https://www.ventisol.com.br/" xlink:type="simple">https://www.ventisol.com.br/</text:a></text:p>
          </table:table-cell>
          <table:table-cell office:value-type="string" calcext:value-type="string">
            <text:p>sac@ventisol.com.br</text:p>
          </table:table-cell>
          <table:table-cell office:value-type="float" office:value="48999370153" calcext:value-type="float">
            <text:p>48999370153</text:p>
          </table:table-cell>
          <table:table-cell table:style-name="ce1" office:value-type="string" calcext:value-type="string">
            <text:p>supervisor@bonsventosecommerce.com.br</text:p>
          </table:table-cell>
          <table:table-cell office:value-type="float" office:value="4821079500" calcext:value-type="float">
            <text:p>4821079500</text:p>
          </table:table-cell>
          <table:table-cell table:number-columns-repeated="3"/>
          <table:table-cell office:value-type="string" calcext:value-type="string">
            <text:p>VENTILADOR , EXAUSTOR , UMIDIFICADORES</text:p>
          </table:table-cell>
        </table:table-row>
        <table:table-row table:style-name="ro18">
          <table:table-cell office:value-type="string" calcext:value-type="string">
            <text:p>18.597.685/0001-60</text:p>
          </table:table-cell>
          <table:table-cell office:value-type="string" calcext:value-type="string">
            <text:p><text:a xlink:href="https://www.astrodistribuidora.com/" xlink:type="simple">https://www.astrodistribuidora.com/</text:a></text:p>
          </table:table-cell>
          <table:table-cell office:value-type="string" calcext:value-type="string">
            <text:p>vendas@astrodistribuidora.com</text:p>
          </table:table-cell>
          <table:table-cell office:value-type="float" office:value="4830457562" calcext:value-type="float">
            <text:p>4830457562</text:p>
          </table:table-cell>
          <table:table-cell table:style-name="ce1" office:value-type="string" calcext:value-type="string">
            <text:p>contato@astrodistribuidora.com</text:p>
          </table:table-cell>
          <table:table-cell office:value-type="string" calcext:value-type="string">
            <text:p>11 45021054</text:p>
          </table:table-cell>
          <table:table-cell table:number-columns-repeated="3"/>
          <table:table-cell office:value-type="string" calcext:value-type="string">
            <text:p>EPI</text:p>
          </table:table-cell>
        </table:table-row>
        <table:table-row table:style-name="ro1">
          <table:table-cell office:value-type="string" calcext:value-type="string">
            <text:p>04.404.496/0001-10</text:p>
          </table:table-cell>
          <table:table-cell office:value-type="string" calcext:value-type="string">
            <text:p><text:a xlink:href="https://www.olaplastic.com.br/" xlink:type="simple">https://www.olaplastic.com.br/</text:a></text:p>
          </table:table-cell>
          <table:table-cell office:value-type="string" calcext:value-type="string">
            <text:p>vendas3@olaplastic.com.br</text:p>
          </table:table-cell>
          <table:table-cell office:value-type="float" office:value="2124711403" calcext:value-type="float">
            <text:p>2124711403</text:p>
          </table:table-cell>
          <table:table-cell/>
          <table:table-cell table:style-name="ce2"/>
          <table:table-cell table:number-columns-repeated="3"/>
          <table:table-cell office:value-type="string" calcext:value-type="string">
            <text:p>DESCARTÁVEIS</text:p>
          </table:table-cell>
        </table:table-row>
        <table:table-row table:style-name="ro15">
          <table:table-cell office:value-type="string" calcext:value-type="string">
            <text:p>01.220.525/0001-03</text:p>
          </table:table-cell>
          <table:table-cell office:value-type="string" calcext:value-type="string">
            <text:p><text:a xlink:href="https://www.sacoecia.com.br/index.html" xlink:type="simple">https://www.sacoecia.com.br/index.html</text:a></text:p>
          </table:table-cell>
          <table:table-cell table:style-name="ce2"/>
          <table:table-cell office:value-type="float" office:value="11964731172" calcext:value-type="float">
            <text:p>11964731172</text:p>
          </table:table-cell>
          <table:table-cell/>
          <table:table-cell office:value-type="float" office:value="1137434632" calcext:value-type="float">
            <text:p>1137434632</text:p>
          </table:table-cell>
          <table:table-cell/>
          <table:table-cell table:style-name="ce1" office:value-type="float" office:value="1137436997" calcext:value-type="float">
            <text:p>1137436997</text:p>
          </table:table-cell>
          <table:table-cell table:style-name="ce1" office:value-type="string" calcext:value-type="string">
            <text:p>Tel.: (11) 3743 4632 / (11) 3743 6997 / (11) 2574 7734 / (11) 2574 7735</text:p>
            <text:p>(11) 96473-1172 (11) 96473-1172</text:p>
          </table:table-cell>
          <table:table-cell office:value-type="string" calcext:value-type="string">
            <text:p>DESCARTÁVEIS</text:p>
          </table:table-cell>
        </table:table-row>
        <table:table-row table:style-name="ro19">
          <table:table-cell office:value-type="string" calcext:value-type="string">
            <text:p>10.649.489/0001-80</text:p>
          </table:table-cell>
          <table:table-cell office:value-type="string" calcext:value-type="string">
            <text:p><text:a xlink:href="https://www.simaodistribuidora.com.br/" xlink:type="simple">https://www.simaodistribuidora.com.br/</text:a></text:p>
          </table:table-cell>
          <table:table-cell office:value-type="string" calcext:value-type="string">
            <text:p>vendas3@simaodistribuidora.com.br</text:p>
          </table:table-cell>
          <table:table-cell office:value-type="float" office:value="21982320387" calcext:value-type="float">
            <text:p>21982320387</text:p>
          </table:table-cell>
          <table:table-cell/>
          <table:table-cell office:value-type="float" office:value="2124715232" calcext:value-type="float">
            <text:p>2124715232</text:p>
          </table:table-cell>
          <table:table-cell table:number-columns-repeated="3"/>
          <table:table-cell office:value-type="string" calcext:value-type="string">
            <text:p>DESCARTÁVEIS , ELETRÓNICOS , UTILIDADES DOMESTICAS , MATERILA DE EXPEDIENTE , MÓVEIS , MESA</text:p>
          </table:table-cell>
        </table:table-row>
        <table:table-row table:style-name="ro18">
          <table:table-cell office:value-type="string" calcext:value-type="string">
            <text:p>60.343.206/0001-46</text:p>
          </table:table-cell>
          <table:table-cell office:value-type="string" calcext:value-type="string">
            <text:p><text:a xlink:href="https://www.instagram.com/ams_embalagens/" xlink:type="simple">https://www.instagram.com/ams_embalagens/</text:a></text:p>
          </table:table-cell>
          <table:table-cell office:value-type="string" calcext:value-type="string">
            <text:p>paulo@ruasrodrigues.com.br</text:p>
          </table:table-cell>
          <table:table-cell office:value-type="float" office:value="1149670007" calcext:value-type="float">
            <text:p>1149670007</text:p>
          </table:table-cell>
          <table:table-cell/>
          <table:table-cell office:value-type="float" office:value="11977990563" calcext:value-type="float">
            <text:p>11977990563</text:p>
          </table:table-cell>
          <table:table-cell/>
          <table:table-cell table:style-name="ce1" office:value-type="float" office:value="1122296461" calcext:value-type="float">
            <text:p>1122296461</text:p>
          </table:table-cell>
          <table:table-cell/>
          <table:table-cell office:value-type="string" calcext:value-type="string">
            <text:p>DESCARTÁVEIS</text:p>
          </table:table-cell>
        </table:table-row>
        <table:table-row table:style-name="ro2">
          <table:table-cell office:value-type="string" calcext:value-type="string">
            <text:p>07.888.247/0001-35</text:p>
          </table:table-cell>
          <table:table-cell office:value-type="string" calcext:value-type="string">
            <text:p><text:a xlink:href="https://www.comercialalvorada.com.br/" xlink:type="simple">https://www.comercialalvorada.com.br/</text:a></text:p>
          </table:table-cell>
          <table:table-cell office:value-type="string" calcext:value-type="string">
            <text:p>comercialalvorada@comercialalvorada.com.br</text:p>
          </table:table-cell>
          <table:table-cell office:value-type="float" office:value="6133860089" calcext:value-type="float">
            <text:p>6133860089</text:p>
          </table:table-cell>
          <table:table-cell/>
          <table:table-cell office:value-type="float" office:value="6230919799" calcext:value-type="float">
            <text:p>6230919799</text:p>
          </table:table-cell>
          <table:table-cell table:number-columns-repeated="3"/>
          <table:table-cell office:value-type="string" calcext:value-type="string">
            <text:p>EPI , MATERIAL HOSPITALAR , DESCARTÁVEIS , UTILIDADES DOMESTICAS , LIMPEZA</text:p>
          </table:table-cell>
        </table:table-row>
        <table:table-row table:style-name="ro27">
          <table:table-cell office:value-type="string" calcext:value-type="string">
            <text:p>37.056.132/0001-45</text:p>
          </table:table-cell>
          <table:table-cell office:value-type="string" calcext:value-type="string">
            <text:p><text:a xlink:href="https://www.brassol.com.br/" xlink:type="simple">https://www.brassol.com.br/</text:a></text:p>
          </table:table-cell>
          <table:table-cell office:value-type="string" calcext:value-type="string">
            <text:p>expediente@gomidecontabilidade.com.br</text:p>
          </table:table-cell>
          <table:table-cell office:value-type="float" office:value="61996040129" calcext:value-type="float">
            <text:p>61996040129</text:p>
          </table:table-cell>
          <table:table-cell/>
          <table:table-cell office:value-type="string" calcext:value-type="string">
            <text:p>(61) 9 9944-2879</text:p>
          </table:table-cell>
          <table:table-cell table:number-columns-repeated="2"/>
          <table:table-cell table:style-name="ce1" office:value-type="string" calcext:value-type="string">
            <text:p>BRASSOL DISTRIBUIDORA (FILIAL GO)</text:p>
            <text:p/>
            <text:p>DUCAL ALIMENTOS (BRASSOL FILIAL TO)</text:p>
            <text:p/>
            <text:p>CNPJ: 37.056.132/0001-45</text:p>
            <text:p>Rua Timbiras QD 26 Lote 1E</text:p>
            <text:p>Jardim Eldorado - Aparecida de Goiás</text:p>
            <text:p>Cep: 74.993-170</text:p>
            <text:p/>
            <text:p>​</text:p>
            <text:p/>
            <text:p>COMERCIAL</text:p>
            <text:p>(62) 9 9695-1241</text:p>
            <text:p/>
            <text:p>CNPJ: 08.529.883/0001-33</text:p>
            <text:p>Q. 112 sul, rua SR 09, Conjunto 14, lote 11</text:p>
            <text:p>Plano Diretor Sul, Palmas - TO</text:p>
            <text:p>CEP.: 77.020-178</text:p>
            <text:p/>
            <text:p>​</text:p>
            <text:p/>
            <text:p>TELEVENDAS</text:p>
            <text:p>(63) 9 9938-6611</text:p>
          </table:table-cell>
          <table:table-cell office:value-type="string" calcext:value-type="string">
            <text:p>ALIMENTOS</text:p>
          </table:table-cell>
        </table:table-row>
        <table:table-row table:style-name="ro28">
          <table:table-cell office:value-type="string" calcext:value-type="string">
            <text:p>57.650.492/0001-88</text:p>
          </table:table-cell>
          <table:table-cell office:value-type="string" calcext:value-type="string">
            <text:p><text:a xlink:href="https://bragodistribuidora.com.br/" xlink:type="simple">https://bragodistribuidora.com.br/</text:a></text:p>
          </table:table-cell>
          <table:table-cell office:value-type="string" calcext:value-type="string">
            <text:p>expediente@gomidecontabilidade.com.br</text:p>
          </table:table-cell>
          <table:table-cell office:value-type="float" office:value="6132049000" calcext:value-type="float">
            <text:p>6132049000</text:p>
          </table:table-cell>
          <table:table-cell/>
          <table:table-cell office:value-type="float" office:value="6236219000" calcext:value-type="float">
            <text:p>6236219000</text:p>
          </table:table-cell>
          <table:table-cell/>
          <table:table-cell table:style-name="ce1" office:value-type="float" office:value="6332158000" calcext:value-type="float">
            <text:p>6332158000</text:p>
          </table:table-cell>
          <table:table-cell table:style-name="ce1" office:value-type="string" calcext:value-type="string">
            <text:p>Brasília - DF</text:p>
            <text:p>ADE Conjunto 01 Lote 07</text:p>
            <text:p>Águas Claras CEP 71.985-000</text:p>
            <text:p>Goiânia - GO</text:p>
            <text:p>Rua 15 Quadra 18 Lote 15</text:p>
            <text:p>Vila Morais CEP 74.620-400</text:p>
            <text:p>Endereços</text:p>
            <text:p>Palmas - TO</text:p>
            <text:p>ACSO 90, 901 SUL, Quadra 4, Alameda 13, Lote 01 Plano Diretor Sul CEP 77.017-264</text:p>
            <text:p>Campo Grande - MS</text:p>
            <text:p>Dona Teresa Cristina, n 356, quadra 7, lote 16, Coronel Antonino, Campo Grande/MS</text:p>
            <text:p>CEP: 79013-580</text:p>
          </table:table-cell>
          <table:table-cell office:value-type="string" calcext:value-type="string">
            <text:p>DESCARTÁVEIS , LIMPEZA , ALIMENTOS</text:p>
          </table:table-cell>
        </table:table-row>
        <table:table-row table:style-name="ro29">
          <table:table-cell office:value-type="string" calcext:value-type="string">
            <text:p>14.959.979/0001-34</text:p>
          </table:table-cell>
          <table:table-cell office:value-type="string" calcext:value-type="string">
            <text:p><text:a xlink:href="https://hometeck.com.br/" xlink:type="simple">https://hometeck.com.br/</text:a></text:p>
          </table:table-cell>
          <table:table-cell office:value-type="string" calcext:value-type="string">
            <text:p>sac@hometeck.com.br</text:p>
          </table:table-cell>
          <table:table-cell office:value-type="float" office:value="6133565240" calcext:value-type="float">
            <text:p>6133565240</text:p>
          </table:table-cell>
          <table:table-cell/>
          <table:table-cell table:style-name="ce2"/>
          <table:table-cell table:number-columns-repeated="3"/>
          <table:table-cell office:value-type="string" calcext:value-type="string">
            <text:p>FERRAMENTAS , MATERIAL DE COSNTRUÇÃO</text:p>
          </table:table-cell>
        </table:table-row>
        <table:table-row table:style-name="ro18">
          <table:table-cell office:value-type="string" calcext:value-type="string">
            <text:p>08.060.903/0001-70</text:p>
          </table:table-cell>
          <table:table-cell office:value-type="string" calcext:value-type="string">
            <text:p><text:a xlink:href="https://cafebicodeouro.com.br/" xlink:type="simple">https://cafebicodeouro.com.br/</text:a></text:p>
          </table:table-cell>
          <table:table-cell office:value-type="string" calcext:value-type="string">
            <text:p>sac@cafebicodeouro.com.br</text:p>
          </table:table-cell>
          <table:table-cell office:value-type="float" office:value="6130343420" calcext:value-type="float">
            <text:p>6130343420</text:p>
          </table:table-cell>
          <table:table-cell table:style-name="ce1" office:value-type="string" calcext:value-type="string">
            <text:p>financeiro@cafebicodeouro.com.br</text:p>
          </table:table-cell>
          <table:table-cell table:style-name="ce2"/>
          <table:table-cell table:number-columns-repeated="3"/>
          <table:table-cell office:value-type="string" calcext:value-type="string">
            <text:p>CAFÉ</text:p>
          </table:table-cell>
        </table:table-row>
        <table:table-row table:style-name="ro30">
          <table:table-cell office:value-type="string" calcext:value-type="string">
            <text:p>26.144.570/0001-49</text:p>
          </table:table-cell>
          <table:table-cell office:value-type="string" calcext:value-type="string">
            <text:p><text:a xlink:href="https://embalagenspontual.com/" xlink:type="simple">https://embalagenspontual.com/</text:a></text:p>
          </table:table-cell>
          <table:table-cell office:value-type="string" calcext:value-type="string">
            <text:p>contato@embalagenspontual.com</text:p>
          </table:table-cell>
          <table:table-cell office:value-type="float" office:value="61999677749" calcext:value-type="float">
            <text:p>61999677749</text:p>
          </table:table-cell>
          <table:table-cell/>
          <table:table-cell office:value-type="float" office:value="61999295859" calcext:value-type="float">
            <text:p>61999295859</text:p>
          </table:table-cell>
          <table:table-cell/>
          <table:table-cell table:style-name="ce1" office:value-type="float" office:value="6135817110" calcext:value-type="float">
            <text:p>6135817110</text:p>
          </table:table-cell>
          <table:table-cell table:style-name="ce1" office:value-type="string" calcext:value-type="string">
            <text:p>Ceilândia</text:p>
            <text:p>St. M QNM 3 Lote 12 – Ceilândia- DF</text:p>
            <text:p>(61） 3581-2324</text:p>
            <text:p>(61) 99929-5859</text:p>
            <text:p>contato@embalagenspontual.com</text:p>
            <text:p>_</text:p>
            <text:p>Segunda a Sexta 8h às 18h</text:p>
            <text:p>Sábado 8h às 12h30</text:p>
          </table:table-cell>
          <table:table-cell office:value-type="string" calcext:value-type="string">
            <text:p>DESCARTÁVEIS , LIMPEZA</text:p>
          </table:table-cell>
        </table:table-row>
        <table:table-row table:style-name="ro18">
          <table:table-cell office:value-type="string" calcext:value-type="string">
            <text:p>03.449.625/0001-23</text:p>
          </table:table-cell>
          <table:table-cell office:value-type="string" calcext:value-type="string">
            <text:p><text:a xlink:href="https://www.maxclean.com.br/" xlink:type="simple">https://www.maxclean.com.br/</text:a></text:p>
          </table:table-cell>
          <table:table-cell office:value-type="string" calcext:value-type="string">
            <text:p>CONTATO@MAXCLEAN.COM.BR</text:p>
          </table:table-cell>
          <table:table-cell office:value-type="float" office:value="6133613330" calcext:value-type="float">
            <text:p>6133613330</text:p>
          </table:table-cell>
          <table:table-cell table:style-name="ce1" office:value-type="string" calcext:value-type="string">
            <text:p>maxclean@maxclean.com.br</text:p>
          </table:table-cell>
          <table:table-cell office:value-type="float" office:value="6232941448" calcext:value-type="float">
            <text:p>6232941448</text:p>
          </table:table-cell>
          <table:table-cell/>
          <table:table-cell table:style-name="ce1" office:value-type="float" office:value="6330281234" calcext:value-type="float">
            <text:p>6330281234</text:p>
          </table:table-cell>
          <table:table-cell/>
          <table:table-cell office:value-type="string" calcext:value-type="string">
            <text:p>LIMPEZA , MÁQUINAS</text:p>
          </table:table-cell>
        </table:table-row>
        <table:table-row table:style-name="ro29">
          <table:table-cell office:value-type="string" calcext:value-type="string">
            <text:p>53.763.947/0001-10</text:p>
          </table:table-cell>
          <table:table-cell office:value-type="string" calcext:value-type="string">
            <text:p><text:a xlink:href="http://vivapackembalagens.com.br/" xlink:type="simple">http://vivapackembalagens.com.br/</text:a></text:p>
          </table:table-cell>
          <table:table-cell office:value-type="string" calcext:value-type="string">
            <text:p>vendas@vivapackembalagens.com.br</text:p>
          </table:table-cell>
          <table:table-cell office:value-type="float" office:value="11960797373" calcext:value-type="float">
            <text:p>11960797373</text:p>
          </table:table-cell>
          <table:table-cell table:style-name="ce1" office:value-type="string" calcext:value-type="string">
            <text:p>vivapackembalagens@gmail.com</text:p>
          </table:table-cell>
          <table:table-cell office:value-type="float" office:value="1133841115" calcext:value-type="float">
            <text:p>1133841115</text:p>
          </table:table-cell>
          <table:table-cell table:style-name="ce1" office:value-type="string" calcext:value-type="string">
            <text:p>valtervaz.fonseca@gmail.com</text:p>
          </table:table-cell>
          <table:table-cell table:style-name="ce1" office:value-type="float" office:value="1157927950" calcext:value-type="float">
            <text:p>1157927950</text:p>
          </table:table-cell>
          <table:table-cell/>
          <table:table-cell office:value-type="string" calcext:value-type="string">
            <text:p>DESCARTÁVEIS , LIMPEZA , UTILIDADES DOMESTICAS</text:p>
          </table:table-cell>
        </table:table-row>
        <table:table-row table:style-name="ro29">
          <table:table-cell office:value-type="string" calcext:value-type="string">
            <text:p>18.834.643/0001-04</text:p>
          </table:table-cell>
          <table:table-cell office:value-type="string" calcext:value-type="string">
            <text:p><text:a xlink:href="https://www.guarupackembalagens.com.br/" xlink:type="simple">https://www.guarupackembalagens.com.br/</text:a></text:p>
          </table:table-cell>
          <table:table-cell office:value-type="string" calcext:value-type="string">
            <text:p>contato@guarupackembalagens.com.br</text:p>
          </table:table-cell>
          <table:table-cell office:value-type="float" office:value="11997208759" calcext:value-type="float">
            <text:p>11997208759</text:p>
          </table:table-cell>
          <table:table-cell/>
          <table:table-cell office:value-type="float" office:value="1124125347" calcext:value-type="float">
            <text:p>1124125347</text:p>
          </table:table-cell>
          <table:table-cell table:number-columns-repeated="3"/>
          <table:table-cell office:value-type="string" calcext:value-type="string">
            <text:p>DESCARTÁVEIS , EPI , LIMPEZA , UTILIDADES DOMESTICAS</text:p>
          </table:table-cell>
        </table:table-row>
        <table:table-row table:style-name="ro1">
          <table:table-cell office:value-type="string" calcext:value-type="string">
            <text:p>47.670.746/0001-76</text:p>
          </table:table-cell>
          <table:table-cell office:value-type="string" calcext:value-type="string">
            <text:p><text:a xlink:href="https://www.instagram.com/ll.descartaveis/" xlink:type="simple">https://www.instagram.com/ll.descartaveis/</text:a></text:p>
          </table:table-cell>
          <table:table-cell office:value-type="string" calcext:value-type="string">
            <text:p>patricia.pcb35@gmail.com</text:p>
          </table:table-cell>
          <table:table-cell office:value-type="float" office:value="61996654668" calcext:value-type="float">
            <text:p>61996654668</text:p>
          </table:table-cell>
          <table:table-cell/>
          <table:table-cell table:style-name="ce2"/>
          <table:table-cell table:number-columns-repeated="3"/>
          <table:table-cell office:value-type="string" calcext:value-type="string">
            <text:p>DESCARTÁVEIS , EPI</text:p>
          </table:table-cell>
        </table:table-row>
        <table:table-row table:style-name="ro13">
          <table:table-cell office:value-type="string" calcext:value-type="string">
            <text:p>35.640.302/0001-09</text:p>
          </table:table-cell>
          <table:table-cell office:value-type="string" calcext:value-type="string">
            <text:p><text:a xlink:href="https://rbfembalagens.com.br/" xlink:type="simple">https://rbfembalagens.com.br/</text:a></text:p>
          </table:table-cell>
          <table:table-cell office:value-type="string" calcext:value-type="string">
            <text:p>contato@rbfembalagens.com.br</text:p>
          </table:table-cell>
          <table:table-cell office:value-type="float" office:value="11986256880" calcext:value-type="float">
            <text:p>11986256880</text:p>
          </table:table-cell>
          <table:table-cell/>
          <table:table-cell office:value-type="float" office:value="1158515548" calcext:value-type="float">
            <text:p>1158515548</text:p>
          </table:table-cell>
          <table:table-cell table:number-columns-repeated="3"/>
          <table:table-cell office:value-type="string" calcext:value-type="string">
            <text:p>EMBALAGEM , DESCARTÁVEIS , LIMPEZA</text:p>
          </table:table-cell>
        </table:table-row>
        <table:table-row table:style-name="ro13">
          <table:table-cell office:value-type="string" calcext:value-type="string">
            <text:p>45.745.322/0001-06</text:p>
          </table:table-cell>
          <table:table-cell office:value-type="string" calcext:value-type="string">
            <text:p><text:a xlink:href="https://caixas.gammapack.com.br/embalagem/" xlink:type="simple">https://caixas.gammapack.com.br/embalagem/</text:a></text:p>
          </table:table-cell>
          <table:table-cell office:value-type="string" calcext:value-type="string">
            <text:p>vendas@gammapack.com.br</text:p>
          </table:table-cell>
          <table:table-cell office:value-type="float" office:value="1127688783" calcext:value-type="float">
            <text:p>1127688783</text:p>
          </table:table-cell>
          <table:table-cell/>
          <table:table-cell office:value-type="float" office:value="11994579205" calcext:value-type="float">
            <text:p>11994579205</text:p>
          </table:table-cell>
          <table:table-cell table:number-columns-repeated="3"/>
          <table:table-cell office:value-type="string" calcext:value-type="string">
            <text:p>DESCARTÁVEIS , EMBALAGEM , CAIXA DE PAPELÃO</text:p>
          </table:table-cell>
        </table:table-row>
        <table:table-row table:style-name="ro31">
          <table:table-cell office:value-type="string" calcext:value-type="string">
            <text:p>23.756.550/0001-30</text:p>
          </table:table-cell>
          <table:table-cell office:value-type="string" calcext:value-type="string">
            <text:p><text:a xlink:href="https://solatacadista.com.br/" xlink:type="simple">https://solatacadista.com.br/</text:a></text:p>
          </table:table-cell>
          <table:table-cell office:value-type="string" calcext:value-type="string">
            <text:p>sol@solatacadista.com.br</text:p>
          </table:table-cell>
          <table:table-cell office:value-type="float" office:value="6139669090" calcext:value-type="float">
            <text:p>6139669090</text:p>
          </table:table-cell>
          <table:table-cell table:style-name="ce1" office:value-type="string" calcext:value-type="string">
            <text:p>sol@soltelecomunicacoes.com.br</text:p>
          </table:table-cell>
          <table:table-cell office:value-type="float" office:value="6130229090" calcext:value-type="float">
            <text:p>6130229090</text:p>
          </table:table-cell>
          <table:table-cell/>
          <table:table-cell table:style-name="ce1" office:value-type="float" office:value="6121050999" calcext:value-type="float">
            <text:p>6121050999</text:p>
          </table:table-cell>
          <table:table-cell table:style-name="ce1" office:value-type="string" calcext:value-type="string">
            <text:p>SIA-DF</text:p>
            <text:p>(61) 2105-0999</text:p>
            <text:p/>
            <text:p>Asa Norte-DF</text:p>
            <text:p>(61) 3328-9090</text:p>
            <text:p/>
            <text:p>Taguatinga-DF</text:p>
            <text:p>(61) 3022-9090</text:p>
            <text:p/>
            <text:p>Ceilândia-DF</text:p>
            <text:p>(61) 3966-9090</text:p>
            <text:p/>
            <text:p>Valparaíso-GO</text:p>
            <text:p>(61) 3771-9090</text:p>
            <text:p/>
            <text:p>Goiânia-GO</text:p>
            <text:p>(62) 3604-9090</text:p>
            <text:p/>
            <text:p>Campo Grande-MS</text:p>
            <text:p>(67) 3027-9090</text:p>
            <text:p/>
            <text:p>Vila Isabel-RJ</text:p>
            <text:p>(21) 3547-9090</text:p>
            <text:p/>
            <text:p>Niterói-RJ</text:p>
            <text:p>(21) 2127-2949</text:p>
            <text:p/>
            <text:p>Palmas-TO</text:p>
            <text:p>(63) 3233-9090</text:p>
          </table:table-cell>
          <table:table-cell office:value-type="string" calcext:value-type="string">
            <text:p>SEGURANÇA ELETRÔNICA , ENERGIA SOLAR , INFORMÁTICA , ELÉTRICA , NUVEM</text:p>
          </table:table-cell>
        </table:table-row>
        <table:table-row table:style-name="ro32">
          <table:table-cell office:value-type="string" calcext:value-type="string">
            <text:p>05.739.292/0001-00</text:p>
          </table:table-cell>
          <table:table-cell office:value-type="string" calcext:value-type="string">
            <text:p><text:a xlink:href="https://fortquimica.com.br/" xlink:type="simple">https://fortquimica.com.br/</text:a></text:p>
          </table:table-cell>
          <table:table-cell office:value-type="string" calcext:value-type="string">
            <text:p>brasfort@fortquimica.com.br</text:p>
          </table:table-cell>
          <table:table-cell office:value-type="float" office:value="6134561530" calcext:value-type="float">
            <text:p>6134561530</text:p>
          </table:table-cell>
          <table:table-cell/>
          <table:table-cell table:style-name="ce2"/>
          <table:table-cell table:number-columns-repeated="2"/>
          <table:table-cell table:style-name="ce1" office:value-type="string" calcext:value-type="string">
            <text:p>Criciúma - SC</text:p>
            <text:p>(48) 3439-3010 </text:p>
            <text:p/>
            <text:p>fortquimica@fortquimica.com.br</text:p>
            <text:p/>
            <text:p>Avenida João Alexandre Bonfante, 45, Liberdade CEP 88817-420</text:p>
            <text:p/>
            <text:p>Senador Canedo - GO</text:p>
            <text:p>(62) 3264-1121</text:p>
            <text:p/>
            <text:p>fortgo@fortquimica.com.br</text:p>
            <text:p/>
            <text:p>Rua MP 6, 234 QD. 16 D LT. 1 AN - Polo Emp. Monte Horebe</text:p>
            <text:p/>
            <text:p>Várzea Grande - MT</text:p>
            <text:p>(65) 3682-1439</text:p>
            <text:p/>
            <text:p>fortmt@fortquimica.com.br</text:p>
            <text:p/>
            <text:p>Av. Governador Julio Campos 5872 - Bairro Mapim</text:p>
            <text:p/>
            <text:p>Cachoeirinha - RS</text:p>
            <text:p>(51) 3439-4202</text:p>
            <text:p/>
            <text:p>fortrs@fortquimica.com.br</text:p>
            <text:p/>
            <text:p>Av. Fritz Beiser, 640 - Distrito Industrial</text:p>
            <text:p/>
            <text:p>Brasília - DF</text:p>
            <text:p>(61) 3456-1530</text:p>
            <text:p/>
            <text:p>brasfort@fortquimica.com.br</text:p>
            <text:p/>
            <text:p>Q CSG 10 Lote 06 e 07 , S/N - Taguatinga Sul</text:p>
          </table:table-cell>
          <table:table-cell office:value-type="string" calcext:value-type="string">
            <text:p>TINTAS E PINTURA , MATERIAL DE COSNTRUÇÃO , COLAS E ADESIVOS , EPI , UTILIDADES DOMESTICAS , AUTOMOTIVO , FERRAMENTAS , AGRO</text:p>
          </table:table-cell>
        </table:table-row>
        <table:table-row table:style-name="ro33">
          <table:table-cell office:value-type="string" calcext:value-type="string">
            <text:p>04.196.935/0002-27</text:p>
          </table:table-cell>
          <table:table-cell office:value-type="string" calcext:value-type="string">
            <text:p><text:a xlink:href="https://www.goldendistribuidora.com.br/" xlink:type="simple">https://www.goldendistribuidora.com.br/</text:a></text:p>
          </table:table-cell>
          <table:table-cell office:value-type="string" calcext:value-type="string">
            <text:p>contatoweb@goldendistribuidora.com.br</text:p>
          </table:table-cell>
          <table:table-cell office:value-type="float" office:value="1136466600" calcext:value-type="float">
            <text:p>1136466600</text:p>
          </table:table-cell>
          <table:table-cell/>
          <table:table-cell table:style-name="ce2"/>
          <table:table-cell table:number-columns-repeated="3"/>
          <table:table-cell office:value-type="string" calcext:value-type="string">
            <text:p>INFORMÁTICA , LEITORES ELETRONICOS , ELETRÓNICOS , CÂMERAS E DRONES , MATERILA DE EXPEDIENTE , LIMPEZA</text:p>
          </table:table-cell>
        </table:table-row>
        <table:table-row table:style-name="ro4">
          <table:table-cell office:value-type="string" calcext:value-type="string">
            <text:p>02.101.894/0001-31</text:p>
          </table:table-cell>
          <table:table-cell office:value-type="string" calcext:value-type="string">
            <text:p><text:a xlink:href="https://b2b.snd.com.br/" xlink:type="simple">https://b2b.snd.com.br/</text:a></text:p>
          </table:table-cell>
          <table:table-cell office:value-type="string" calcext:value-type="string">
            <text:p>SAC@SND.COM.BR</text:p>
          </table:table-cell>
          <table:table-cell office:value-type="float" office:value="1121878400" calcext:value-type="float">
            <text:p>1121878400</text:p>
          </table:table-cell>
          <table:table-cell/>
          <table:table-cell table:style-name="ce2"/>
          <table:table-cell table:number-columns-repeated="3"/>
          <table:table-cell office:value-type="string" calcext:value-type="string">
            <text:p>ELETRÓNICOS , INFORMÁTICA , SEGURANÇA ELETRÔNICA , SOFTWARES</text:p>
          </table:table-cell>
        </table:table-row>
        <table:table-row table:style-name="ro34">
          <table:table-cell office:value-type="string" calcext:value-type="string">
            <text:p>04.911.329/0001-65</text:p>
          </table:table-cell>
          <table:table-cell office:value-type="string" calcext:value-type="string">
            <text:p><text:a xlink:href="https://weiimport.com/bio/?fbclid=PAZXh0bgNhZW0CMTEAAacFOR-4Ti6eVZV_rFj55QjUDYWM0PBvbIxYxNySi_pTNR1S9y4z42YrDVn3KA_aem_ABGkNNwaoTseJ9d06griAg" xlink:type="simple">https://weiimport.com/bio/?fbclid=PAZXh0bgNhZW0CMTEAAacFOR-4Ti6eVZV_rFj55QjUDYWM0PBvbIxYxNySi_pTNR1S9y4z42YrDVn3KA_aem_ABGkNNwaoTseJ9d06griAg</text:a></text:p>
          </table:table-cell>
          <table:table-cell office:value-type="string" calcext:value-type="string">
            <text:p>contato@weiimport.com</text:p>
          </table:table-cell>
          <table:table-cell office:value-type="float" office:value="11955516666" calcext:value-type="float">
            <text:p>11955516666</text:p>
          </table:table-cell>
          <table:table-cell/>
          <table:table-cell table:style-name="ce2"/>
          <table:table-cell table:number-columns-repeated="3"/>
          <table:table-cell office:value-type="string" calcext:value-type="string">
            <text:p>IMPORTAÇÃO , ELETRÓNICOS , SOM , UTILIDADES DOMESTICAS , SAÚDE , BELEZA , AGRO , AUTOMOTIVO , BEBÊS , FERRAMENTAS , MATERIAL DE COSNTRUÇÃO , SEGURANÇA ELETRÔNICA , LAMPADA E ILUMINAÇÃO , RÁDIO , ELÉTRICA , INFORMÁTICA , RELÓGIOS , ESCOVA DE CABELO , LIMPEZA</text:p>
          </table:table-cell>
        </table:table-row>
        <table:table-row table:style-name="ro15">
          <table:table-cell office:value-type="string" calcext:value-type="string">
            <text:p>09.093.662/0001-28</text:p>
          </table:table-cell>
          <table:table-cell office:value-type="string" calcext:value-type="string">
            <text:p><text:a xlink:href="https://www.weieletronicos.com.br/" xlink:type="simple">https://www.weieletronicos.com.br/</text:a></text:p>
          </table:table-cell>
          <table:table-cell office:value-type="string" calcext:value-type="string">
            <text:p>80481495@qq.com</text:p>
          </table:table-cell>
          <table:table-cell office:value-type="float" office:value="11983865888" calcext:value-type="float">
            <text:p>11983865888</text:p>
          </table:table-cell>
          <table:table-cell/>
          <table:table-cell table:style-name="ce2"/>
          <table:table-cell table:number-columns-repeated="3"/>
          <table:table-cell office:value-type="string" calcext:value-type="string">
            <text:p>LAMPADA E ILUMINAÇÃO , SEGURANÇA ELETRÔNICA , VENTILADOR , INFORMÁTICA</text:p>
          </table:table-cell>
        </table:table-row>
        <table:table-row table:style-name="ro35">
          <table:table-cell office:value-type="string" calcext:value-type="string">
            <text:p>28.722.785/0001-25</text:p>
          </table:table-cell>
          <table:table-cell office:value-type="string" calcext:value-type="string">
            <text:p><text:a xlink:href="https://www.xzhang.com.br/" xlink:type="simple">https://www.xzhang.com.br/</text:a></text:p>
          </table:table-cell>
          <table:table-cell office:value-type="string" calcext:value-type="string">
            <text:p>contato@xzhang.com.br</text:p>
          </table:table-cell>
          <table:table-cell office:value-type="float" office:value="11941072815" calcext:value-type="float">
            <text:p>11941072815</text:p>
          </table:table-cell>
          <table:table-cell/>
          <table:table-cell office:value-type="float" office:value="1132272590" calcext:value-type="float">
            <text:p>1132272590</text:p>
          </table:table-cell>
          <table:table-cell/>
          <table:table-cell table:style-name="ce1" office:value-type="float" office:value="11951268888" calcext:value-type="float">
            <text:p>11951268888</text:p>
          </table:table-cell>
          <table:table-cell/>
          <table:table-cell office:value-type="string" calcext:value-type="string">
            <text:p>CADEIRAS , RELÓGIOS , INFORMÁTICA , LAMPADA E ILUMINAÇÃO , SEGURANÇA ELETRÔNICA , BELEZA , VENTILADOR , AR CONDICIONADO , SOM</text:p>
          </table:table-cell>
        </table:table-row>
        <table:table-row table:style-name="ro36">
          <table:table-cell office:value-type="string" calcext:value-type="string">
            <text:p>59.829.310/0001-66</text:p>
          </table:table-cell>
          <table:table-cell office:value-type="string" calcext:value-type="string">
            <text:p><text:a xlink:href="https://basikeinova.com.br/" xlink:type="simple">https://basikeinova.com.br/</text:a></text:p>
          </table:table-cell>
          <table:table-cell office:value-type="string" calcext:value-type="string">
            <text:p>VENDAS@BASIKEINOVA.COM.BR</text:p>
          </table:table-cell>
          <table:table-cell office:value-type="float" office:value="11951468487" calcext:value-type="float">
            <text:p>11951468487</text:p>
          </table:table-cell>
          <table:table-cell/>
          <table:table-cell table:style-name="ce2"/>
          <table:table-cell table:number-columns-repeated="3"/>
          <table:table-cell office:value-type="string" calcext:value-type="string">
            <text:p>ELETRÓNICOS , SOM , BELEZA , INFORMÁTICA , MATERILA DE EXPEDIENTE , UTILIDADES DOMESTICAS , CÂMERAS E DRONES , VENTILADOR , SEGURANÇA ELETRÔNICA</text:p>
          </table:table-cell>
        </table:table-row>
        <table:table-row table:style-name="ro34">
          <table:table-cell office:value-type="string" calcext:value-type="string">
            <text:p>01.828.774/0001-78</text:p>
          </table:table-cell>
          <table:table-cell office:value-type="string" calcext:value-type="string">
            <text:p><text:a xlink:href="https://campineira.com.br/" xlink:type="simple">https://campineira.com.br/</text:a></text:p>
          </table:table-cell>
          <table:table-cell office:value-type="string" calcext:value-type="string">
            <text:p>comercial@induscamp.com.br</text:p>
          </table:table-cell>
          <table:table-cell office:value-type="float" office:value="1126121452" calcext:value-type="float">
            <text:p>1126121452</text:p>
          </table:table-cell>
          <table:table-cell/>
          <table:table-cell office:value-type="float" office:value="1130173758" calcext:value-type="float">
            <text:p>1130173758</text:p>
          </table:table-cell>
          <table:table-cell/>
          <table:table-cell table:style-name="ce1" office:value-type="float" office:value="11960599973" calcext:value-type="float">
            <text:p>11960599973</text:p>
          </table:table-cell>
          <table:table-cell table:style-name="ce1" office:value-type="string" calcext:value-type="string">
            <text:p>Cadastro: (11) 3312 3000 / 2361-4147 / 3017-3750 / 99794-8290</text:p>
            <text:p>Vendas: (11) 2612-1452 (11) 3017-3758 (11) 96059-9973</text:p>
            <text:p>Site/Web: (11) 3311-4270 (11) 96471-9243 (11) 91477-2058 (11) 91477-7189</text:p>
          </table:table-cell>
          <table:table-cell office:value-type="string" calcext:value-type="string">
            <text:p>NATAL , AUTOMOTIVO , BRINQUEDO , GUARDA CHUVA , CAPAS , DECORAÇÃO , UTILIDADES DOMESTICAS , SAÚDE , ELÉTRICA , ELETRÓNICOS , VENTILADOR , SOM , PILHAS E BATERIAS , FERRAMENTAS , BELEZA , AGRO , BEBÊS , MOCHILAS , MATERILA DE EXPEDIENTE , LIMPEZA , INFLAVEIS</text:p>
          </table:table-cell>
        </table:table-row>
        <table:table-row table:style-name="ro35">
          <table:table-cell office:value-type="string" calcext:value-type="string">
            <text:p>40.279.136/0001-05</text:p>
          </table:table-cell>
          <table:table-cell office:value-type="string" calcext:value-type="string">
            <text:p><text:a xlink:href="https://www.atacadaodasferramentas.com.br/" xlink:type="simple">https://www.atacadaodasferramentas.com.br/</text:a></text:p>
          </table:table-cell>
          <table:table-cell office:value-type="string" calcext:value-type="string">
            <text:p>atacadaodasferramentasltda@gmail.com</text:p>
          </table:table-cell>
          <table:table-cell office:value-type="float" office:value="1921466204" calcext:value-type="float">
            <text:p>1921466204</text:p>
          </table:table-cell>
          <table:table-cell/>
          <table:table-cell office:value-type="float" office:value="8007210570" calcext:value-type="float">
            <text:p>8007210570</text:p>
          </table:table-cell>
          <table:table-cell table:number-columns-repeated="3"/>
          <table:table-cell office:value-type="string" calcext:value-type="string">
            <text:p>FERRAMENTAS , ELÉTRICA , LAMPADA E ILUMINAÇÃO , MÁQUINAS , EPI , AGRO , HIDRÁULICA , TINTAS E PINTURA , PESCA , COLAS E ADESIVOS</text:p>
          </table:table-cell>
        </table:table-row>
        <table:table-row table:style-name="ro3">
          <table:table-cell office:value-type="string" calcext:value-type="string">
            <text:p>40.868.817/0001-09</text:p>
          </table:table-cell>
          <table:table-cell office:value-type="string" calcext:value-type="string">
            <text:p><text:a xlink:href="http://www.next-trading.com/index/index.html" xlink:type="simple">http://www.next-trading.com/index/index.html</text:a></text:p>
          </table:table-cell>
          <table:table-cell office:value-type="string" calcext:value-type="string">
            <text:p>sac@exbom.com</text:p>
          </table:table-cell>
          <table:table-cell office:value-type="float" office:value="1132535861" calcext:value-type="float">
            <text:p>1132535861</text:p>
          </table:table-cell>
          <table:table-cell/>
          <table:table-cell table:style-name="ce2"/>
          <table:table-cell table:number-columns-repeated="3"/>
          <table:table-cell office:value-type="string" calcext:value-type="string">
            <text:p>INFORMÁTICA , BELEZA , PILHAS E BATERIAS , ELETRÓNICOS , LAMPADA E ILUMINAÇÃO , SEGURANÇA ELETRÔNICA , FERRAMENTAS , EMBALAGEM</text:p>
          </table:table-cell>
        </table:table-row>
        <table:table-row table:style-name="ro1">
          <table:table-cell office:value-type="string" calcext:value-type="string">
            <text:p>09.156.378/0001-53</text:p>
          </table:table-cell>
          <table:table-cell office:value-type="string" calcext:value-type="string">
            <text:p><text:a xlink:href="https://www.varaslumis.com.br/" xlink:type="simple">https://www.varaslumis.com.br/</text:a></text:p>
          </table:table-cell>
          <table:table-cell office:value-type="string" calcext:value-type="string">
            <text:p>contato@lms.com.br</text:p>
          </table:table-cell>
          <table:table-cell office:value-type="float" office:value="11976615863" calcext:value-type="float">
            <text:p>11976615863</text:p>
          </table:table-cell>
          <table:table-cell/>
          <table:table-cell office:value-type="float" office:value="1136991262" calcext:value-type="float">
            <text:p>1136991262</text:p>
          </table:table-cell>
          <table:table-cell table:number-columns-repeated="3"/>
          <table:table-cell office:value-type="string" calcext:value-type="string">
            <text:p>PESCA</text:p>
          </table:table-cell>
        </table:table-row>
        <table:table-row table:style-name="ro12">
          <table:table-cell office:value-type="string" calcext:value-type="string">
            <text:p>00.327.385/0002-87</text:p>
          </table:table-cell>
          <table:table-cell office:value-type="string" calcext:value-type="string">
            <text:p><text:a xlink:href="https://b2b.issam.com.br/" xlink:type="simple">https://b2b.issam.com.br/</text:a></text:p>
          </table:table-cell>
          <table:table-cell office:value-type="string" calcext:value-type="string">
            <text:p>b2b@issam.com.br</text:p>
          </table:table-cell>
          <table:table-cell office:value-type="float" office:value="1133246409" calcext:value-type="float">
            <text:p>1133246409</text:p>
          </table:table-cell>
          <table:table-cell/>
          <table:table-cell office:value-type="float" office:value="1133146400" calcext:value-type="float">
            <text:p>1133146400</text:p>
          </table:table-cell>
          <table:table-cell table:number-columns-repeated="3"/>
          <table:table-cell office:value-type="string" calcext:value-type="string">
            <text:p>BRINQUEDO , NATAL , UTILIDADES DOMESTICAS , AGRO , BELEZA , BEBÊS , SAÚDE , RELÓGIOS , VENTILADOR , ELETRÓNICOS , MATERILA DE EXPEDIENTE , FESTA JUNINA , PASCOA , GUARDA CHUVA , CARNAVAL</text:p>
          </table:table-cell>
        </table:table-row>
        <table:table-row table:style-name="ro18">
          <table:table-cell office:value-type="string" calcext:value-type="string">
            <text:p>35.827.727/0001-21</text:p>
          </table:table-cell>
          <table:table-cell office:value-type="string" calcext:value-type="string">
            <text:p><text:a xlink:href="https://www.jmcosmeticos25.com.br/" xlink:type="simple">https://www.jmcosmeticos25.com.br/</text:a></text:p>
          </table:table-cell>
          <table:table-cell office:value-type="string" calcext:value-type="string">
            <text:p>jmcosmeticos25wr@gmail.com</text:p>
          </table:table-cell>
          <table:table-cell office:value-type="float" office:value="11981676631" calcext:value-type="float">
            <text:p>11981676631</text:p>
          </table:table-cell>
          <table:table-cell/>
          <table:table-cell office:value-type="float" office:value="11981676631" calcext:value-type="float">
            <text:p>11981676631</text:p>
          </table:table-cell>
          <table:table-cell table:number-columns-repeated="3"/>
          <table:table-cell office:value-type="string" calcext:value-type="string">
            <text:p>BELEZA , COSMÉTICOS</text:p>
          </table:table-cell>
        </table:table-row>
        <table:table-row table:style-name="ro36">
          <table:table-cell office:value-type="string" calcext:value-type="string">
            <text:p>02.699.646/0001-34</text:p>
          </table:table-cell>
          <table:table-cell office:value-type="string" calcext:value-type="string">
            <text:p><text:a xlink:href="https://lojapadovani.com.br/" xlink:type="simple">https://lojapadovani.com.br/</text:a></text:p>
          </table:table-cell>
          <table:table-cell office:value-type="string" calcext:value-type="string">
            <text:p>distribuidorapadovani@gmail.com</text:p>
          </table:table-cell>
          <table:table-cell office:value-type="float" office:value="11941212624" calcext:value-type="float">
            <text:p>11941212624</text:p>
          </table:table-cell>
          <table:table-cell/>
          <table:table-cell office:value-type="float" office:value="1125952455" calcext:value-type="float">
            <text:p>1125952455</text:p>
          </table:table-cell>
          <table:table-cell table:number-columns-repeated="3"/>
          <table:table-cell office:value-type="string" calcext:value-type="string">
            <text:p>FESTA JUNINA , BRINQUEDO , CAPAS , GUARDA CHUVA , HIGIENE BUCAL , LIMPEZA , NATAL , UTILIDADES DOMESTICAS , TÉRMICOS , ELETRÓNICOS , VENTILADOR , PILHAS E BATERIAS</text:p>
          </table:table-cell>
        </table:table-row>
        <table:table-row table:style-name="ro19">
          <table:table-cell office:value-type="string" calcext:value-type="string">
            <text:p>07.664.689/0005-21</text:p>
          </table:table-cell>
          <table:table-cell office:value-type="string" calcext:value-type="string">
            <text:p><text:a xlink:href="https://futurobrasil.com/" xlink:type="simple">https://futurobrasil.com/</text:a></text:p>
          </table:table-cell>
          <table:table-cell office:value-type="string" calcext:value-type="string">
            <text:p>vendas@futurobrasil.com</text:p>
          </table:table-cell>
          <table:table-cell office:value-type="float" office:value="11995067171" calcext:value-type="float">
            <text:p>11995067171</text:p>
          </table:table-cell>
          <table:table-cell/>
          <table:table-cell office:value-type="float" office:value="1133123990" calcext:value-type="float">
            <text:p>1133123990</text:p>
          </table:table-cell>
          <table:table-cell table:number-columns-repeated="3"/>
          <table:table-cell office:value-type="string" calcext:value-type="string">
            <text:p>BRINQUEDO , ELETRÓNICOS , ESCOLAR , UTILIDADES DOMESTICAS , PILHAS E BATERIAS , DECORAÇÃO , HIGIENE BUCAL</text:p>
          </table:table-cell>
        </table:table-row>
        <table:table-row table:style-name="ro1">
          <table:table-cell office:value-type="string" calcext:value-type="string">
            <text:p>02.101.894/0001-31</text:p>
          </table:table-cell>
          <table:table-cell office:value-type="string" calcext:value-type="string">
            <text:p><text:a xlink:href="https://www.snd.com.br/" xlink:type="simple">https://www.snd.com.br/</text:a></text:p>
          </table:table-cell>
          <table:table-cell office:value-type="string" calcext:value-type="string">
            <text:p>sac@snd.com.br</text:p>
          </table:table-cell>
          <table:table-cell office:value-type="float" office:value="1121878400" calcext:value-type="float">
            <text:p>1121878400</text:p>
          </table:table-cell>
          <table:table-cell/>
          <table:table-cell table:style-name="ce2"/>
          <table:table-cell table:number-columns-repeated="3"/>
          <table:table-cell office:value-type="string" calcext:value-type="string">
            <text:p>ELETRÓNICOS</text:p>
          </table:table-cell>
        </table:table-row>
        <table:table-row table:style-name="ro18">
          <table:table-cell office:value-type="string" calcext:value-type="string">
            <text:p>03.744.425/0009-50</text:p>
          </table:table-cell>
          <table:table-cell office:value-type="string" calcext:value-type="string">
            <text:p><text:a xlink:href="https://brokerdistribui.com.br/" xlink:type="simple">https://brokerdistribui.com.br/</text:a></text:p>
          </table:table-cell>
          <table:table-cell office:value-type="string" calcext:value-type="string">
            <text:p>contato@brokerdistribui.com.br</text:p>
          </table:table-cell>
          <table:table-cell office:value-type="float" office:value="1135675700" calcext:value-type="float">
            <text:p>1135675700</text:p>
          </table:table-cell>
          <table:table-cell/>
          <table:table-cell table:style-name="ce2"/>
          <table:table-cell table:number-columns-repeated="3"/>
          <table:table-cell office:value-type="string" calcext:value-type="string">
            <text:p>BRINQUEDO</text:p>
          </table:table-cell>
        </table:table-row>
        <table:table-row table:style-name="ro13">
          <table:table-cell office:value-type="string" calcext:value-type="string">
            <text:p>33.810.223/0001-73</text:p>
          </table:table-cell>
          <table:table-cell office:value-type="string" calcext:value-type="string">
            <text:p><text:a xlink:href="https://kapbom.com.br/" xlink:type="simple">https://kapbom.com.br/</text:a></text:p>
          </table:table-cell>
          <table:table-cell office:value-type="string" calcext:value-type="string">
            <text:p>contato@kapbom.com.br</text:p>
          </table:table-cell>
          <table:table-cell office:value-type="float" office:value="1116679755" calcext:value-type="float">
            <text:p>1116679755</text:p>
          </table:table-cell>
          <table:table-cell table:style-name="ce1" office:value-type="string" calcext:value-type="string">
            <text:p>sac@kapbom.com.br</text:p>
          </table:table-cell>
          <table:table-cell table:style-name="ce2"/>
          <table:table-cell table:style-name="ce1" office:value-type="string" calcext:value-type="string">
            <text:p>kapbom2021@gmail.com</text:p>
          </table:table-cell>
          <table:table-cell table:number-columns-repeated="2"/>
          <table:table-cell office:value-type="string" calcext:value-type="string">
            <text:p>ELETRÓNICOS , INFORMÁTICA , RELÓGIOS</text:p>
          </table:table-cell>
        </table:table-row>
        <table:table-row table:style-name="ro3">
          <table:table-cell office:value-type="string" calcext:value-type="string">
            <text:p>58.355.993/0001-02</text:p>
          </table:table-cell>
          <table:table-cell office:value-type="string" calcext:value-type="string">
            <text:p><text:a xlink:href="https://www.inovaatacado.com.br/" xlink:type="simple">https://www.inovaatacado.com.br/</text:a></text:p>
          </table:table-cell>
          <table:table-cell office:value-type="string" calcext:value-type="string">
            <text:p>atendimento@inovaatacado.com.br</text:p>
          </table:table-cell>
          <table:table-cell office:value-type="float" office:value="27981179768" calcext:value-type="float">
            <text:p>27981179768</text:p>
          </table:table-cell>
          <table:table-cell/>
          <table:table-cell table:style-name="ce2"/>
          <table:table-cell table:number-columns-repeated="3"/>
          <table:table-cell office:value-type="string" calcext:value-type="string">
            <text:p>INFORMÁTICA , FERRAMENTAS , SAÚDE , BELEZA , LAMPADA E ILUMINAÇÃO , PILHAS E BATERIAS , UTILIDADES DOMESTICAS , SEGURANÇA ELETRÔNICA</text:p>
          </table:table-cell>
        </table:table-row>
        <table:table-row table:style-name="ro6">
          <table:table-cell office:value-type="string" calcext:value-type="string">
            <text:p>21.860.012/0001-66</text:p>
          </table:table-cell>
          <table:table-cell office:value-type="string" calcext:value-type="string">
            <text:p><text:a xlink:href="https://www.distribuidoramegamix.com.br/" xlink:type="simple">https://www.distribuidoramegamix.com.br/</text:a></text:p>
          </table:table-cell>
          <table:table-cell office:value-type="string" calcext:value-type="string">
            <text:p>contato@distribuidoramegamix.com.br</text:p>
          </table:table-cell>
          <table:table-cell office:value-type="float" office:value="11949837557" calcext:value-type="float">
            <text:p>11949837557</text:p>
          </table:table-cell>
          <table:table-cell/>
          <table:table-cell office:value-type="float" office:value="1133299620" calcext:value-type="float">
            <text:p>1133299620</text:p>
          </table:table-cell>
          <table:table-cell table:number-columns-repeated="3"/>
          <table:table-cell office:value-type="string" calcext:value-type="string">
            <text:p>FERRAMENTAS , BRINQUEDO , INFORMÁTICA , ELETRÓNICOS , AUTOMOTIVO , BELEZA , SAÚDE , LAMPADA E ILUMINAÇÃO , UMIDIFICADORES , MATERILA DE EXPEDIENTE , AGRO</text:p>
          </table:table-cell>
        </table:table-row>
        <table:table-row table:style-name="ro1">
          <table:table-cell office:value-type="string" calcext:value-type="string">
            <text:p>10.873.387/0001-44</text:p>
          </table:table-cell>
          <table:table-cell office:value-type="string" calcext:value-type="string">
            <text:p><text:a xlink:href="https://www.instagram.com/zapelimpiracicaba/" xlink:type="simple">https://www.instagram.com/zapelimpiracicaba/</text:a></text:p>
          </table:table-cell>
          <table:table-cell office:value-type="string" calcext:value-type="string">
            <text:p>legalizacao@nanc.com.br</text:p>
          </table:table-cell>
          <table:table-cell office:value-type="float" office:value="19991797620" calcext:value-type="float">
            <text:p>19991797620</text:p>
          </table:table-cell>
          <table:table-cell/>
          <table:table-cell table:style-name="ce2"/>
          <table:table-cell table:number-columns-repeated="3"/>
          <table:table-cell office:value-type="string" calcext:value-type="string">
            <text:p>LIMPEZA</text:p>
          </table:table-cell>
        </table:table-row>
        <table:table-row table:style-name="ro18">
          <table:table-cell office:value-type="string" calcext:value-type="string">
            <text:p>03.539.933/0001-40</text:p>
          </table:table-cell>
          <table:table-cell office:value-type="string" calcext:value-type="string">
            <text:p><text:a xlink:href="https://www.rodobemrodos.com/" xlink:type="simple">https://www.rodobemrodos.com/</text:a></text:p>
          </table:table-cell>
          <table:table-cell office:value-type="string" calcext:value-type="string">
            <text:p>industriarodobem@gmail.com</text:p>
          </table:table-cell>
          <table:table-cell office:value-type="float" office:value="62993851562" calcext:value-type="float">
            <text:p>62993851562</text:p>
          </table:table-cell>
          <table:table-cell/>
          <table:table-cell office:value-type="float" office:value="6239457961" calcext:value-type="float">
            <text:p>6239457961</text:p>
          </table:table-cell>
          <table:table-cell table:number-columns-repeated="3"/>
          <table:table-cell office:value-type="string" calcext:value-type="string">
            <text:p>LIMPEZA</text:p>
          </table:table-cell>
        </table:table-row>
        <table:table-row table:style-name="ro18">
          <table:table-cell office:value-type="string" calcext:value-type="string">
            <text:p>20.393.036/0001-90</text:p>
          </table:table-cell>
          <table:table-cell office:value-type="string" calcext:value-type="string">
            <text:p><text:a xlink:href="https://giraimport.com.br/" xlink:type="simple">https://giraimport.com.br/</text:a></text:p>
          </table:table-cell>
          <table:table-cell office:value-type="string" calcext:value-type="string">
            <text:p>contato@giraimport.com.br</text:p>
          </table:table-cell>
          <table:table-cell office:value-type="float" office:value="1132274694" calcext:value-type="float">
            <text:p>1132274694</text:p>
          </table:table-cell>
          <table:table-cell/>
          <table:table-cell table:style-name="ce2"/>
          <table:table-cell table:number-columns-repeated="3"/>
          <table:table-cell office:value-type="string" calcext:value-type="string">
            <text:p>UTILIDADES DOMESTICAS , LIMPEZA</text:p>
          </table:table-cell>
        </table:table-row>
        <table:table-row table:style-name="ro4">
          <table:table-cell office:value-type="string" calcext:value-type="string">
            <text:p>11.323.683/0001-34</text:p>
          </table:table-cell>
          <table:table-cell office:value-type="string" calcext:value-type="string">
            <text:p><text:a xlink:href="https://soldistribuidora.com.br/" xlink:type="simple">https://soldistribuidora.com.br/</text:a></text:p>
          </table:table-cell>
          <table:table-cell office:value-type="string" calcext:value-type="string">
            <text:p>CONTATO@SOLDISTRIBUIDORA.COM.BR</text:p>
          </table:table-cell>
          <table:table-cell office:value-type="float" office:value="3432161050" calcext:value-type="float">
            <text:p>3432161050</text:p>
          </table:table-cell>
          <table:table-cell/>
          <table:table-cell office:value-type="float" office:value="3432143021" calcext:value-type="float">
            <text:p>3432143021</text:p>
          </table:table-cell>
          <table:table-cell/>
          <table:table-cell table:style-name="ce1" office:value-type="float" office:value="3432241000" calcext:value-type="float">
            <text:p>3432241000</text:p>
          </table:table-cell>
          <table:table-cell/>
          <table:table-cell office:value-type="string" calcext:value-type="string">
            <text:p>ALIMENTOS , LIMPEZA , EPI , DESCARTÁVEIS , EMBALAGEM , MESA , MÓVEIS</text:p>
          </table:table-cell>
        </table:table-row>
        <table:table-row table:style-name="ro4">
          <table:table-cell office:value-type="string" calcext:value-type="string">
            <text:p>17.980.650/0002-24</text:p>
          </table:table-cell>
          <table:table-cell office:value-type="string" calcext:value-type="string">
            <text:p><text:a xlink:href="https://123util.com.br/" xlink:type="simple">https://123util.com.br/</text:a></text:p>
          </table:table-cell>
          <table:table-cell office:value-type="string" calcext:value-type="string">
            <text:p>123util@maxximusimportadora.com.br</text:p>
          </table:table-cell>
          <table:table-cell office:value-type="float" office:value="119470530074" calcext:value-type="float">
            <text:p>119470530074</text:p>
          </table:table-cell>
          <table:table-cell/>
          <table:table-cell table:style-name="ce2"/>
          <table:table-cell table:number-columns-repeated="3"/>
          <table:table-cell office:value-type="string" calcext:value-type="string">
            <text:p>UTILIDADES DOMESTICAS , SAÚDE , AGRO , FERRAMENTAS , BRINQUEDO , LIMPEZA</text:p>
          </table:table-cell>
        </table:table-row>
        <table:table-row table:style-name="ro13">
          <table:table-cell office:value-type="string" calcext:value-type="string">
            <text:p>26.361.858/0001-75</text:p>
          </table:table-cell>
          <table:table-cell office:value-type="string" calcext:value-type="string">
            <text:p><text:a xlink:href="https://parolarutil.com.br/" xlink:type="simple">https://parolarutil.com.br/</text:a></text:p>
          </table:table-cell>
          <table:table-cell office:value-type="string" calcext:value-type="string">
            <text:p>contato@parolarutil.com.br</text:p>
          </table:table-cell>
          <table:table-cell office:value-type="float" office:value="19996698752" calcext:value-type="float">
            <text:p>19996698752</text:p>
          </table:table-cell>
          <table:table-cell/>
          <table:table-cell office:value-type="float" office:value="1934391150" calcext:value-type="float">
            <text:p>1934391150</text:p>
          </table:table-cell>
          <table:table-cell table:number-columns-repeated="3"/>
          <table:table-cell office:value-type="string" calcext:value-type="string">
            <text:p>UTILIDADES DOMESTICAS , LIMPEZA , TÉRMICOS , BRINQUEDO</text:p>
          </table:table-cell>
        </table:table-row>
        <table:table-row table:style-name="ro37">
          <table:table-cell office:value-type="string" calcext:value-type="string">
            <text:p>01.611.823/0001-16</text:p>
          </table:table-cell>
          <table:table-cell office:value-type="string" calcext:value-type="string">
            <text:p><text:a xlink:href="https://www.modenuti.com.br/" xlink:type="simple">https://www.modenuti.com.br/</text:a></text:p>
          </table:table-cell>
          <table:table-cell office:value-type="string" calcext:value-type="string">
            <text:p>pedidos.vendas@modenuti.com.br</text:p>
          </table:table-cell>
          <table:table-cell office:value-type="float" office:value="1621066585" calcext:value-type="float">
            <text:p>1621066585</text:p>
          </table:table-cell>
          <table:table-cell/>
          <table:table-cell table:style-name="ce2"/>
          <table:table-cell table:number-columns-repeated="3"/>
          <table:table-cell office:value-type="string" calcext:value-type="string">
            <text:p>UTILIDADES DOMESTICAS , NATAL , ELETRÓNICOS , CAFETEIRA , LIMPEZA , TÉRMICOS , MESA , CADEIRAS , BRINQUEDO</text:p>
          </table:table-cell>
        </table:table-row>
        <table:table-row table:style-name="ro20">
          <table:table-cell office:value-type="string" calcext:value-type="string">
            <text:p>58.508.748/0001-80</text:p>
          </table:table-cell>
          <table:table-cell office:value-type="string" calcext:value-type="string">
            <text:p><text:a xlink:href="https://www.arthi.com.br/pt" xlink:type="simple">https://www.arthi.com.br/pt</text:a></text:p>
          </table:table-cell>
          <table:table-cell office:value-type="string" calcext:value-type="string">
            <text:p>arthi@arthi.com.br</text:p>
          </table:table-cell>
          <table:table-cell office:value-type="float" office:value="1140121300" calcext:value-type="float">
            <text:p>1140121300</text:p>
          </table:table-cell>
          <table:table-cell/>
          <table:table-cell table:style-name="ce2"/>
          <table:table-cell table:number-columns-repeated="3"/>
          <table:table-cell office:value-type="string" calcext:value-type="string">
            <text:p>LIMPEZA , UTILIDADES DOMESTICAS</text:p>
          </table:table-cell>
        </table:table-row>
        <table:table-row table:style-name="ro4">
          <table:table-cell office:value-type="string" calcext:value-type="string">
            <text:p>17.454.909/0001-12</text:p>
          </table:table-cell>
          <table:table-cell office:value-type="string" calcext:value-type="string">
            <text:p><text:a xlink:href="https://www.utifacil.com.br/" xlink:type="simple">https://www.utifacil.com.br/</text:a></text:p>
          </table:table-cell>
          <table:table-cell office:value-type="string" calcext:value-type="string">
            <text:p>atendimento@utifacil.com.br</text:p>
          </table:table-cell>
          <table:table-cell office:value-type="float" office:value="31994060000" calcext:value-type="float">
            <text:p>31994060000</text:p>
          </table:table-cell>
          <table:table-cell/>
          <table:table-cell table:style-name="ce2"/>
          <table:table-cell table:number-columns-repeated="3"/>
          <table:table-cell office:value-type="string" calcext:value-type="string">
            <text:p>UTILIDADES DOMESTICAS , LIMPEZA , LAMPADA E ILUMINAÇÃO , AGRO , DECORAÇÃO</text:p>
          </table:table-cell>
        </table:table-row>
        <table:table-row table:style-name="ro18">
          <table:table-cell office:value-type="string" calcext:value-type="string">
            <text:p>38.087.959/0001-89</text:p>
          </table:table-cell>
          <table:table-cell office:value-type="string" calcext:value-type="string">
            <text:p><text:a xlink:href="https://www.pop25.com.br/" xlink:type="simple">https://www.pop25.com.br/</text:a></text:p>
          </table:table-cell>
          <table:table-cell office:value-type="string" calcext:value-type="string">
            <text:p>atendimento@pop25.com.br</text:p>
          </table:table-cell>
          <table:table-cell office:value-type="float" office:value="11934848329" calcext:value-type="float">
            <text:p>11934848329</text:p>
          </table:table-cell>
          <table:table-cell/>
          <table:table-cell table:style-name="ce2"/>
          <table:table-cell table:number-columns-repeated="3"/>
          <table:table-cell office:value-type="string" calcext:value-type="string">
            <text:p>UTILIDADES DOMESTICAS , NATAL</text:p>
          </table:table-cell>
        </table:table-row>
        <table:table-row table:style-name="ro3">
          <table:table-cell office:value-type="string" calcext:value-type="string">
            <text:p>77.315.497/0001-61</text:p>
          </table:table-cell>
          <table:table-cell office:value-type="string" calcext:value-type="string">
            <text:p><text:a xlink:href="https://marbeldistribuidora.com.br/" xlink:type="simple">https://marbeldistribuidora.com.br/</text:a></text:p>
          </table:table-cell>
          <table:table-cell office:value-type="string" calcext:value-type="string">
            <text:p>contato@marbeldistribuidora.com.br</text:p>
          </table:table-cell>
          <table:table-cell office:value-type="float" office:value="46991309964" calcext:value-type="float">
            <text:p>46991309964</text:p>
          </table:table-cell>
          <table:table-cell/>
          <table:table-cell office:value-type="float" office:value="4635242733" calcext:value-type="float">
            <text:p>4635242733</text:p>
          </table:table-cell>
          <table:table-cell/>
          <table:table-cell table:style-name="ce1" office:value-type="float" office:value="4635234142" calcext:value-type="float">
            <text:p>4635234142</text:p>
          </table:table-cell>
          <table:table-cell/>
          <table:table-cell office:value-type="string" calcext:value-type="string">
            <text:p>BRINQUEDO , FERRAMENTAS , LIMPEZA , DECORAÇÃO , BELEZA , MATERILA DE EXPEDIENTE , AGRO , UTILIDADES DOMESTICAS , NATAL , PASCOA , CARNAVAL</text:p>
          </table:table-cell>
        </table:table-row>
        <table:table-row table:style-name="ro35">
          <table:table-cell office:value-type="string" calcext:value-type="string">
            <text:p>13.503.028/0001-93</text:p>
          </table:table-cell>
          <table:table-cell office:value-type="string" calcext:value-type="string">
            <text:p><text:a xlink:href="https://www.lojade199online.com.br/" xlink:type="simple">https://www.lojade199online.com.br/</text:a></text:p>
          </table:table-cell>
          <table:table-cell office:value-type="string" calcext:value-type="string">
            <text:p>carlos@lojade199online.com.br</text:p>
          </table:table-cell>
          <table:table-cell office:value-type="float" office:value="11917237693" calcext:value-type="float">
            <text:p>11917237693</text:p>
          </table:table-cell>
          <table:table-cell/>
          <table:table-cell office:value-type="float" office:value="1199051630" calcext:value-type="float">
            <text:p>1199051630</text:p>
          </table:table-cell>
          <table:table-cell/>
          <table:table-cell table:style-name="ce1" office:value-type="float" office:value="1133132100" calcext:value-type="float">
            <text:p>1133132100</text:p>
          </table:table-cell>
          <table:table-cell/>
          <table:table-cell office:value-type="string" calcext:value-type="string">
            <text:p>UTILIDADES DOMESTICAS , NATAL , AGRO , DECORAÇÃO , MATERILA DE EXPEDIENTE , BRINQUEDO , BELEZA , FERRAMENTAS</text:p>
          </table:table-cell>
        </table:table-row>
        <table:table-row table:style-name="ro38">
          <table:table-cell office:value-type="string" calcext:value-type="string">
            <text:p>57.455.565/0001-80</text:p>
          </table:table-cell>
          <table:table-cell office:value-type="string" calcext:value-type="string">
            <text:p><text:a xlink:href="https://www.utimix.com/" xlink:type="simple">https://www.utimix.com/</text:a></text:p>
          </table:table-cell>
          <table:table-cell office:value-type="string" calcext:value-type="string">
            <text:p>hermes@prosperityti.com.br</text:p>
          </table:table-cell>
          <table:table-cell office:value-type="float" office:value="11953007505" calcext:value-type="float">
            <text:p>11953007505</text:p>
          </table:table-cell>
          <table:table-cell/>
          <table:table-cell table:style-name="ce2"/>
          <table:table-cell table:number-columns-repeated="2"/>
          <table:table-cell table:style-name="ce1" office:value-type="string" calcext:value-type="string">
            <text:p>Utimix é uma loja virtual e distribuidora de produtos eletrônicos e utilidades domésticas inovadoras e criativas que proporcionam uma vida mais prática aos seus consumidores, o nosso segmento é vendas no atacado com o pedido minimo no valor de R$500,00. </text:p>
            <text:p/>
            <text:p>Por sermos importadora e distribuidora podemos dizer com segurança que muito dificilmente você encontrará preços melhores que os nossos, principalmente levando em consideração a qualidade e satisfação que tratamos como indispensável para o relacionamento duradouro que almejamos junto aos milhares de novos clientes que conquistamos diariamente.</text:p>
            <text:p/>
            <text:p>Todos os produtos vendidos em nossa loja, já estão em nosso estoque no Brasil somos uma loja exclusivamente online, com nosso centro de distribuição estrategicamente localizado na vibrante região do Brás, em São Paulo.</text:p>
            <text:p/>
            <text:p>Os produtos são despachados de São Paulo/SP diretamente para o endereço do cliente.</text:p>
            <text:p/>
            <text:p>As entregas são feitas via Correios ou Transportadoras.</text:p>
            <text:p/>
            <text:p>Os produtos são enviados em até 72 horas após a confirmação do pagamento.</text:p>
            <text:p/>
            <text:p>O prazo de entrega depende do CEP de destino, mas em média: 2 a 6 dias úteis.</text:p>
            <text:p/>
            <text:p>Com a Utimix não tem atraso. Trabalhamos apenas com pronta entrega e temos todos os produtos anunciados em estoque para atendê-lo perfeitamente.</text:p>
            <text:p/>
            <text:p>Disponibilizamos diferentes meios de pagamento para que você tenha facilidade e total segurança ao comprar em nossa loja: Pix, Trânsferência, TED ou Boleto a vista.</text:p>
          </table:table-cell>
          <table:table-cell office:value-type="string" calcext:value-type="string">
            <text:p>UTILIDADES DOMESTICAS , SOM , ELETRÓNICOS , SAÚDE , BELEZA , BRINQUEDO , BEBÊS , NATAL , AGRO</text:p>
          </table:table-cell>
        </table:table-row>
        <table:table-row table:style-name="ro3">
          <table:table-cell office:value-type="string" calcext:value-type="string">
            <text:p>03.431.924/0003-00</text:p>
          </table:table-cell>
          <table:table-cell office:value-type="string" calcext:value-type="string">
            <text:p><text:a xlink:href="https://www.atacadonipocenter.com.br/" xlink:type="simple">https://www.atacadonipocenter.com.br/</text:a></text:p>
          </table:table-cell>
          <table:table-cell office:value-type="string" calcext:value-type="string">
            <text:p>contato@nipocenter.com.br</text:p>
          </table:table-cell>
          <table:table-cell office:value-type="float" office:value="11993448089" calcext:value-type="float">
            <text:p>11993448089</text:p>
          </table:table-cell>
          <table:table-cell/>
          <table:table-cell office:value-type="float" office:value="1133152500" calcext:value-type="float">
            <text:p>1133152500</text:p>
          </table:table-cell>
          <table:table-cell table:number-columns-repeated="2"/>
          <table:table-cell office:value-type="string" calcext:value-type="string">
            <text:p/>
          </table:table-cell>
          <table:table-cell office:value-type="string" calcext:value-type="string">
            <text:p>BRINQUEDO , UTILIDADES DOMESTICAS , FERRAMENTAS , MATERILA DE EXPEDIENTE , BELEZA , SAÚDE , ELETRÓNICOS , BEBÊS , AGRO , NATAL</text:p>
          </table:table-cell>
        </table:table-row>
        <table:table-row table:style-name="ro13">
          <table:table-cell office:value-type="string" calcext:value-type="string">
            <text:p>17.221.991/0001-35</text:p>
          </table:table-cell>
          <table:table-cell office:value-type="string" calcext:value-type="string">
            <text:p><text:a xlink:href="https://foliaimports.com.br/" xlink:type="simple">https://foliaimports.com.br/</text:a></text:p>
          </table:table-cell>
          <table:table-cell office:value-type="string" calcext:value-type="string">
            <text:p>sac@foliaimports.com.br</text:p>
          </table:table-cell>
          <table:table-cell office:value-type="float" office:value="1936623248" calcext:value-type="float">
            <text:p>1936623248</text:p>
          </table:table-cell>
          <table:table-cell/>
          <table:table-cell office:value-type="float" office:value="1132290060" calcext:value-type="float">
            <text:p>1132290060</text:p>
          </table:table-cell>
          <table:table-cell table:number-columns-repeated="2"/>
          <table:table-cell office:value-type="string" calcext:value-type="string">
            <text:p/>
          </table:table-cell>
          <table:table-cell office:value-type="string" calcext:value-type="string">
            <text:p>UTILIDADES DOMESTICAS , BRINQUEDO , AGRO</text:p>
          </table:table-cell>
        </table:table-row>
        <table:table-row table:style-name="ro21">
          <table:table-cell office:value-type="string" calcext:value-type="string">
            <text:p>56.450.877/0001-39</text:p>
          </table:table-cell>
          <table:table-cell office:value-type="string" calcext:value-type="string">
            <text:p><text:a xlink:href="https://www.plasutil.com.br/" xlink:type="simple">https://www.plasutil.com.br/</text:a></text:p>
          </table:table-cell>
          <table:table-cell office:value-type="string" calcext:value-type="string">
            <text:p>sac@plasutil.com.br</text:p>
          </table:table-cell>
          <table:table-cell office:value-type="float" office:value="1433124604" calcext:value-type="float">
            <text:p>1433124604</text:p>
          </table:table-cell>
          <table:table-cell/>
          <table:table-cell office:value-type="float" office:value="8000559040" calcext:value-type="float">
            <text:p>8000559040</text:p>
          </table:table-cell>
          <table:table-cell/>
          <table:table-cell table:style-name="ce1" office:value-type="float" office:value="8000170167" calcext:value-type="float">
            <text:p>8000170167</text:p>
          </table:table-cell>
          <table:table-cell office:value-type="string" calcext:value-type="string">
            <text:p/>
          </table:table-cell>
          <table:table-cell office:value-type="string" calcext:value-type="string">
            <text:p>BEBÊS , AGRO , UTILIDADES DOMESTICAS , LIMPEZA , MESA , MÓVEIS</text:p>
          </table:table-cell>
        </table:table-row>
        <table:table-row table:style-name="ro20">
          <table:table-cell office:value-type="string" calcext:value-type="string">
            <text:p>23.721.872/0001-44</text:p>
          </table:table-cell>
          <table:table-cell office:value-type="string" calcext:value-type="string">
            <text:p><text:a xlink:href="https://www.florenza.com.br/" xlink:type="simple">https://www.florenza.com.br/</text:a></text:p>
          </table:table-cell>
          <table:table-cell office:value-type="string" calcext:value-type="string">
            <text:p>atendimento@florenza.com.br</text:p>
          </table:table-cell>
          <table:table-cell office:value-type="float" office:value="44999347001" calcext:value-type="float">
            <text:p>44999347001</text:p>
          </table:table-cell>
          <table:table-cell/>
          <table:table-cell table:style-name="ce2"/>
          <table:table-cell table:number-columns-repeated="2"/>
          <table:table-cell office:value-type="string" calcext:value-type="string">
            <text:p/>
          </table:table-cell>
          <table:table-cell office:value-type="string" calcext:value-type="string">
            <text:p>COSMÉTICOS , BELEZA , ESCOVA DE CABELO</text:p>
          </table:table-cell>
        </table:table-row>
        <table:table-row table:style-name="ro1">
          <table:table-cell office:value-type="string" calcext:value-type="string">
            <text:p>13.265.674/0001-60</text:p>
          </table:table-cell>
          <table:table-cell office:value-type="string" calcext:value-type="string">
            <text:p><text:a xlink:href="https://polyser.com.br/" xlink:type="simple">https://polyser.com.br/</text:a></text:p>
          </table:table-cell>
          <table:table-cell office:value-type="string" calcext:value-type="string">
            <text:p>contato@polyser.com.br</text:p>
          </table:table-cell>
          <table:table-cell office:value-type="float" office:value="1932450169" calcext:value-type="float">
            <text:p>1932450169</text:p>
          </table:table-cell>
          <table:table-cell/>
          <table:table-cell office:value-type="float" office:value="19991605543" calcext:value-type="float">
            <text:p>19991605543</text:p>
          </table:table-cell>
          <table:table-cell/>
          <table:table-cell table:style-name="ce1" office:value-type="float" office:value="19998363464" calcext:value-type="float">
            <text:p>19998363464</text:p>
          </table:table-cell>
          <table:table-cell office:value-type="string" calcext:value-type="string">
            <text:p/>
          </table:table-cell>
          <table:table-cell office:value-type="string" calcext:value-type="string">
            <text:p>COSMÉTICOS</text:p>
          </table:table-cell>
        </table:table-row>
        <table:table-row table:style-name="ro1">
          <table:table-cell office:value-type="string" calcext:value-type="string">
            <text:p>14.263.626/0001-03</text:p>
          </table:table-cell>
          <table:table-cell office:value-type="string" calcext:value-type="string">
            <text:p><text:a xlink:href="https://hg.fbsbrasil.com.br/portal/login.jsp" xlink:type="simple">https://hg.fbsbrasil.com.br/portal/login.jsp</text:a></text:p>
          </table:table-cell>
          <table:table-cell office:value-type="string" calcext:value-type="string">
            <text:p>hgatacado@gmail.com</text:p>
          </table:table-cell>
          <table:table-cell office:value-type="float" office:value="19995749032" calcext:value-type="float">
            <text:p>19995749032</text:p>
          </table:table-cell>
          <table:table-cell/>
          <table:table-cell office:value-type="float" office:value="19981780054" calcext:value-type="float">
            <text:p>19981780054</text:p>
          </table:table-cell>
          <table:table-cell table:number-columns-repeated="2"/>
          <table:table-cell office:value-type="string" calcext:value-type="string">
            <text:p/>
          </table:table-cell>
          <table:table-cell office:value-type="string" calcext:value-type="string">
            <text:p>COSMÉTICOS , BELEZA</text:p>
          </table:table-cell>
        </table:table-row>
        <table:table-row table:style-name="ro18">
          <table:table-cell office:value-type="string" calcext:value-type="string">
            <text:p>02.164.848/0001-81</text:p>
          </table:table-cell>
          <table:table-cell office:value-type="string" calcext:value-type="string">
            <text:p><text:a xlink:href="https://www.bimdistribuidora.com.br/" xlink:type="simple">https://www.bimdistribuidora.com.br/</text:a></text:p>
          </table:table-cell>
          <table:table-cell office:value-type="string" calcext:value-type="string">
            <text:p>samanta.ferraz@bimdistribuidora.com.br</text:p>
          </table:table-cell>
          <table:table-cell office:value-type="float" office:value="11918609880" calcext:value-type="float">
            <text:p>11918609880</text:p>
          </table:table-cell>
          <table:table-cell/>
          <table:table-cell table:style-name="ce2"/>
          <table:table-cell table:number-columns-repeated="2"/>
          <table:table-cell office:value-type="string" calcext:value-type="string">
            <text:p/>
          </table:table-cell>
          <table:table-cell office:value-type="string" calcext:value-type="string">
            <text:p>COSMÉTICOS , BELEZA</text:p>
          </table:table-cell>
        </table:table-row>
        <table:table-row table:style-name="ro18">
          <table:table-cell office:value-type="string" calcext:value-type="string">
            <text:p>01.505.662/0001-86</text:p>
          </table:table-cell>
          <table:table-cell office:value-type="string" calcext:value-type="string">
            <text:p><text:a xlink:href="https://vendas.ebccosmeticos.com.br/" xlink:type="simple">https://vendas.ebccosmeticos.com.br/</text:a></text:p>
          </table:table-cell>
          <table:table-cell office:value-type="string" calcext:value-type="string">
            <text:p>adm@ebccosmeticos.com.br</text:p>
          </table:table-cell>
          <table:table-cell office:value-type="float" office:value="1129024444" calcext:value-type="float">
            <text:p>1129024444</text:p>
          </table:table-cell>
          <table:table-cell/>
          <table:table-cell office:value-type="float" office:value="1129053041" calcext:value-type="float">
            <text:p>1129053041</text:p>
          </table:table-cell>
          <table:table-cell table:number-columns-repeated="2"/>
          <table:table-cell office:value-type="string" calcext:value-type="string">
            <text:p/>
          </table:table-cell>
          <table:table-cell office:value-type="string" calcext:value-type="string">
            <text:p>COSMÉTICOS , BELEZA</text:p>
          </table:table-cell>
        </table:table-row>
        <table:table-row table:style-name="ro18">
          <table:table-cell office:value-type="string" calcext:value-type="string">
            <text:p>45.785.197/0001-50</text:p>
          </table:table-cell>
          <table:table-cell office:value-type="string" calcext:value-type="string">
            <text:p><text:a xlink:href="https://meucomercio.com.br/vicentemakeup" xlink:type="simple">https://meucomercio.com.br/vicentemakeup</text:a></text:p>
          </table:table-cell>
          <table:table-cell office:value-type="string" calcext:value-type="string">
            <text:p>vicentemakeoficial@gmail.com</text:p>
          </table:table-cell>
          <table:table-cell office:value-type="float" office:value="5511982429050" calcext:value-type="float">
            <text:p>5511982429050</text:p>
          </table:table-cell>
          <table:table-cell/>
          <table:table-cell table:style-name="ce2"/>
          <table:table-cell table:number-columns-repeated="2"/>
          <table:table-cell office:value-type="string" calcext:value-type="string">
            <text:p/>
          </table:table-cell>
          <table:table-cell office:value-type="string" calcext:value-type="string">
            <text:p>COSMÉTICOS , BELEZA</text:p>
          </table:table-cell>
        </table:table-row>
        <table:table-row table:style-name="ro37">
          <table:table-cell office:value-type="string" calcext:value-type="string">
            <text:p>08.858.579/0015-35</text:p>
          </table:table-cell>
          <table:table-cell office:value-type="string" calcext:value-type="string">
            <text:p><text:a xlink:href="https://www.ferramentaskennedy.com.br/" xlink:type="simple">https://www.ferramentaskennedy.com.br/</text:a></text:p>
          </table:table-cell>
          <table:table-cell office:value-type="string" calcext:value-type="string">
            <text:p>fiscal@grupofn.com</text:p>
          </table:table-cell>
          <table:table-cell office:value-type="float" office:value="4133141853" calcext:value-type="float">
            <text:p>4133141853</text:p>
          </table:table-cell>
          <table:table-cell/>
          <table:table-cell office:value-type="float" office:value="8009421850" calcext:value-type="float">
            <text:p>8009421850</text:p>
          </table:table-cell>
          <table:table-cell table:number-columns-repeated="2"/>
          <table:table-cell office:value-type="string" calcext:value-type="string">
            <text:p/>
          </table:table-cell>
          <table:table-cell office:value-type="string" calcext:value-type="string">
            <text:p>MOVIMENTADOR DE CARGA , MÁQUINAS , FERRAMENTAS , AUTOMOTIVO , EPI , PILHAS E BATERIAS , AGRO</text:p>
          </table:table-cell>
        </table:table-row>
        <table:table-row table:style-name="ro18">
          <table:table-cell office:value-type="string" calcext:value-type="string">
            <text:p>49.329.873/0005-65</text:p>
          </table:table-cell>
          <table:table-cell office:value-type="string" calcext:value-type="string">
            <text:p><text:a xlink:href="https://www.baraodistribuidor.com.br/" xlink:type="simple">https://www.baraodistribuidor.com.br/</text:a></text:p>
          </table:table-cell>
          <table:table-cell office:value-type="string" calcext:value-type="string">
            <text:p>sac@baraodistribuidor.com.br</text:p>
          </table:table-cell>
          <table:table-cell office:value-type="float" office:value="11942904341" calcext:value-type="float">
            <text:p>11942904341</text:p>
          </table:table-cell>
          <table:table-cell/>
          <table:table-cell office:value-type="string" calcext:value-type="string">
            <text:p>0800 9412-710</text:p>
          </table:table-cell>
          <table:table-cell table:number-columns-repeated="2"/>
          <table:table-cell office:value-type="string" calcext:value-type="string">
            <text:p/>
          </table:table-cell>
          <table:table-cell office:value-type="string" calcext:value-type="string">
            <text:p>BRINQUEDO</text:p>
          </table:table-cell>
        </table:table-row>
        <table:table-row table:style-name="ro1">
          <table:table-cell office:value-type="string" calcext:value-type="string">
            <text:p>14.610.054/0001-83</text:p>
          </table:table-cell>
          <table:table-cell office:value-type="string" calcext:value-type="string">
            <text:p><text:a xlink:href="https://abrink.com.br/v1/" xlink:type="simple">https://abrink.com.br/v1/</text:a></text:p>
          </table:table-cell>
          <table:table-cell office:value-type="string" calcext:value-type="string">
            <text:p>vendas@abrink.com.br</text:p>
          </table:table-cell>
          <table:table-cell office:value-type="float" office:value="41987894826" calcext:value-type="float">
            <text:p>41987894826</text:p>
          </table:table-cell>
          <table:table-cell/>
          <table:table-cell office:value-type="float" office:value="4130886098" calcext:value-type="float">
            <text:p>4130886098</text:p>
          </table:table-cell>
          <table:table-cell table:number-columns-repeated="2"/>
          <table:table-cell office:value-type="string" calcext:value-type="string">
            <text:p/>
          </table:table-cell>
          <table:table-cell office:value-type="string" calcext:value-type="string">
            <text:p>BRINQUEDO</text:p>
          </table:table-cell>
        </table:table-row>
        <table:table-row table:style-name="ro1">
          <table:table-cell office:value-type="string" calcext:value-type="string">
            <text:p>66.646.795/0001-18</text:p>
          </table:table-cell>
          <table:table-cell office:value-type="string" calcext:value-type="string">
            <text:p><text:a xlink:href="https://www.semaanpari.com.br/" xlink:type="simple">https://www.semaanpari.com.br/</text:a></text:p>
          </table:table-cell>
          <table:table-cell office:value-type="string" calcext:value-type="string">
            <text:p>rodrigo@semaan.com.br</text:p>
          </table:table-cell>
          <table:table-cell office:value-type="float" office:value="11991208890" calcext:value-type="float">
            <text:p>11991208890</text:p>
          </table:table-cell>
          <table:table-cell/>
          <table:table-cell office:value-type="float" office:value="1131922949" calcext:value-type="float">
            <text:p>1131922949</text:p>
          </table:table-cell>
          <table:table-cell table:number-columns-repeated="2"/>
          <table:table-cell office:value-type="string" calcext:value-type="string">
            <text:p/>
          </table:table-cell>
          <table:table-cell office:value-type="string" calcext:value-type="string">
            <text:p>BRINQUEDO , AGRO</text:p>
          </table:table-cell>
        </table:table-row>
        <table:table-row table:style-name="ro1">
          <table:table-cell office:value-type="string" calcext:value-type="string">
            <text:p>05.015.055/0001-99</text:p>
          </table:table-cell>
          <table:table-cell office:value-type="string" calcext:value-type="string">
            <text:p><text:a xlink:href="https://royaltoys.com.br/" xlink:type="simple">https://royaltoys.com.br/</text:a></text:p>
          </table:table-cell>
          <table:table-cell office:value-type="string" calcext:value-type="string">
            <text:p>contato@royaltoys.com.br</text:p>
          </table:table-cell>
          <table:table-cell office:value-type="float" office:value="4432346667" calcext:value-type="float">
            <text:p>4432346667</text:p>
          </table:table-cell>
          <table:table-cell/>
          <table:table-cell table:style-name="ce2"/>
          <table:table-cell table:number-columns-repeated="2"/>
          <table:table-cell office:value-type="string" calcext:value-type="string">
            <text:p/>
          </table:table-cell>
          <table:table-cell office:value-type="string" calcext:value-type="string">
            <text:p>BRINQUEDO</text:p>
          </table:table-cell>
        </table:table-row>
        <table:table-row table:style-name="ro18">
          <table:table-cell office:value-type="string" calcext:value-type="string">
            <text:p>54.462.272/0001-32</text:p>
          </table:table-cell>
          <table:table-cell office:value-type="string" calcext:value-type="string">
            <text:p><text:a xlink:href="https://brasilbrinquedos.com.br/" xlink:type="simple">https://brasilbrinquedos.com.br/</text:a></text:p>
          </table:table-cell>
          <table:table-cell office:value-type="string" calcext:value-type="string">
            <text:p>loja.brasilbrinquedos@gmail.com</text:p>
          </table:table-cell>
          <table:table-cell office:value-type="float" office:value="5197742544" calcext:value-type="float">
            <text:p>5197742544</text:p>
          </table:table-cell>
          <table:table-cell/>
          <table:table-cell table:style-name="ce2"/>
          <table:table-cell table:number-columns-repeated="2"/>
          <table:table-cell office:value-type="string" calcext:value-type="string">
            <text:p/>
          </table:table-cell>
          <table:table-cell office:value-type="string" calcext:value-type="string">
            <text:p>BRINQUEDO</text:p>
          </table:table-cell>
        </table:table-row>
        <table:table-row table:style-name="ro13">
          <table:table-cell office:value-type="string" calcext:value-type="string">
            <text:p>50.191.584/0001-06</text:p>
          </table:table-cell>
          <table:table-cell office:value-type="string" calcext:value-type="string">
            <text:p><text:a xlink:href="https://www.emilio.com.br/" xlink:type="simple">https://www.emilio.com.br/</text:a></text:p>
          </table:table-cell>
          <table:table-cell office:value-type="string" calcext:value-type="string">
            <text:p>contato@emilio.com.br</text:p>
          </table:table-cell>
          <table:table-cell office:value-type="float" office:value="11966246246" calcext:value-type="float">
            <text:p>11966246246</text:p>
          </table:table-cell>
          <table:table-cell/>
          <table:table-cell office:value-type="float" office:value="1121464660" calcext:value-type="float">
            <text:p>1121464660</text:p>
          </table:table-cell>
          <table:table-cell table:number-columns-repeated="2"/>
          <table:table-cell office:value-type="string" calcext:value-type="string">
            <text:p/>
          </table:table-cell>
          <table:table-cell office:value-type="string" calcext:value-type="string">
            <text:p>BRINQUEDO , BEBÊS , UTILIDADES DOMESTICAS</text:p>
          </table:table-cell>
        </table:table-row>
        <table:table-row table:style-name="ro1">
          <table:table-cell office:value-type="string" calcext:value-type="string">
            <text:p>58.731.662/0001-11</text:p>
          </table:table-cell>
          <table:table-cell office:value-type="string" calcext:value-type="string">
            <text:p><text:a xlink:href="https://wellkids.com.br/" xlink:type="simple">https://wellkids.com.br/</text:a></text:p>
          </table:table-cell>
          <table:table-cell office:value-type="string" calcext:value-type="string">
            <text:p>wbr59255@gmail.com</text:p>
          </table:table-cell>
          <table:table-cell office:value-type="float" office:value="11942865322" calcext:value-type="float">
            <text:p>11942865322</text:p>
          </table:table-cell>
          <table:table-cell/>
          <table:table-cell table:style-name="ce2"/>
          <table:table-cell table:number-columns-repeated="2"/>
          <table:table-cell office:value-type="string" calcext:value-type="string">
            <text:p/>
          </table:table-cell>
          <table:table-cell office:value-type="string" calcext:value-type="string">
            <text:p>BRINQUEDO</text:p>
          </table:table-cell>
        </table:table-row>
        <table:table-row table:style-name="ro13">
          <table:table-cell office:value-type="string" calcext:value-type="string">
            <text:p>68.420.223/0001-41</text:p>
          </table:table-cell>
          <table:table-cell office:value-type="string" calcext:value-type="string">
            <text:p><text:a xlink:href="https://www.comercialgomes.com.br/home/" xlink:type="simple">https://www.comercialgomes.com.br/home/</text:a></text:p>
          </table:table-cell>
          <table:table-cell office:value-type="string" calcext:value-type="string">
            <text:p>atendimento@comercialgomes.com.br</text:p>
          </table:table-cell>
          <table:table-cell office:value-type="float" office:value="11963751937" calcext:value-type="float">
            <text:p>11963751937</text:p>
          </table:table-cell>
          <table:table-cell/>
          <table:table-cell office:value-type="float" office:value="1133111360" calcext:value-type="float">
            <text:p>1133111360</text:p>
          </table:table-cell>
          <table:table-cell table:number-columns-repeated="2"/>
          <table:table-cell office:value-type="string" calcext:value-type="string">
            <text:p/>
          </table:table-cell>
          <table:table-cell office:value-type="string" calcext:value-type="string">
            <text:p>UTILIDADES DOMESTICAS , DECORAÇÃO</text:p>
          </table:table-cell>
        </table:table-row>
        <table:table-row table:style-name="ro33">
          <table:table-cell office:value-type="string" calcext:value-type="string">
            <text:p>00.776.574/0006-60</text:p>
          </table:table-cell>
          <table:table-cell office:value-type="string" calcext:value-type="string">
            <text:p><text:a xlink:href="https://bkt-www-empresas.americanas.com.br/shutdown-home/index.html" xlink:type="simple">https://bkt-www-empresas.americanas.com.br/shutdown-home/index.html</text:a></text:p>
          </table:table-cell>
          <table:table-cell office:value-type="string" calcext:value-type="string">
            <text:p>fiscal.nfe@b2wdigital.com</text:p>
          </table:table-cell>
          <table:table-cell office:value-type="float" office:value="40034848" calcext:value-type="float">
            <text:p>40034848</text:p>
          </table:table-cell>
          <table:table-cell/>
          <table:table-cell table:style-name="ce2"/>
          <table:table-cell table:number-columns-repeated="2"/>
          <table:table-cell office:value-type="string" calcext:value-type="string">
            <text:p/>
          </table:table-cell>
          <table:table-cell office:value-type="string" calcext:value-type="string">
            <text:p>BRINQUEDO , ELETRÓNICOS , INFORMÁTICA , SOM , AR CONDICIONADO , VENTILADOR , BELEZA , COSMÉTICOS , MÓVEIS</text:p>
          </table:table-cell>
        </table:table-row>
        <table:table-row table:style-name="ro4">
          <table:table-cell office:value-type="string" calcext:value-type="string">
            <text:p>01.008.713/0001-64</text:p>
          </table:table-cell>
          <table:table-cell office:value-type="string" calcext:value-type="string">
            <text:p><text:a xlink:href="https://www.fujiokadistribuidor.com.br/" xlink:type="simple">https://www.fujiokadistribuidor.com.br/</text:a></text:p>
          </table:table-cell>
          <table:table-cell office:value-type="string" calcext:value-type="string">
            <text:p>sac@fujioka.inf.br</text:p>
          </table:table-cell>
          <table:table-cell office:value-type="float" office:value="8007273000" calcext:value-type="float">
            <text:p>8007273000</text:p>
          </table:table-cell>
          <table:table-cell/>
          <table:table-cell office:value-type="float" office:value="8006463000" calcext:value-type="float">
            <text:p>8006463000</text:p>
          </table:table-cell>
          <table:table-cell table:number-columns-repeated="2"/>
          <table:table-cell office:value-type="string" calcext:value-type="string">
            <text:p/>
          </table:table-cell>
          <table:table-cell office:value-type="string" calcext:value-type="string">
            <text:p>INFORMÁTICA , AR CONDICIONADO , ELETRÓNICOS , BELEZA , SOM</text:p>
          </table:table-cell>
        </table:table-row>
        <table:table-row table:style-name="ro19">
          <table:table-cell office:value-type="string" calcext:value-type="string">
            <text:p>47.960.950/1088-36</text:p>
          </table:table-cell>
          <table:table-cell office:value-type="string" calcext:value-type="string">
            <text:p><text:a xlink:href="https://www.magaluempresas.com.br/" xlink:type="simple">https://www.magaluempresas.com.br/</text:a></text:p>
          </table:table-cell>
          <table:table-cell office:value-type="string" calcext:value-type="string">
            <text:p>fiscal.estadual@magazineluiza.com.br</text:p>
          </table:table-cell>
          <table:table-cell office:value-type="float" office:value="11950334080" calcext:value-type="float">
            <text:p>11950334080</text:p>
          </table:table-cell>
          <table:table-cell/>
          <table:table-cell office:value-type="float" office:value="8007733838" calcext:value-type="float">
            <text:p>8007733838</text:p>
          </table:table-cell>
          <table:table-cell table:number-columns-repeated="2"/>
          <table:table-cell office:value-type="string" calcext:value-type="string">
            <text:p/>
          </table:table-cell>
          <table:table-cell office:value-type="string" calcext:value-type="string">
            <text:p>ELETRÓNICOS , MÓVEIS , BEBÊS , AUTOMOTIVO , UTILIDADES DOMESTICAS , AGRO , MATERILA DE EXPEDIENTE</text:p>
          </table:table-cell>
        </table:table-row>
        <table:table-row table:style-name="ro2">
          <table:table-cell office:value-type="string" calcext:value-type="string">
            <text:p>77.941.490/0294-80</text:p>
          </table:table-cell>
          <table:table-cell office:value-type="string" calcext:value-type="string">
            <text:p><text:a xlink:href="https://www.gazin.com.br/" xlink:type="simple">https://www.gazin.com.br/</text:a></text:p>
          </table:table-cell>
          <table:table-cell office:value-type="string" calcext:value-type="string">
            <text:p>tributario@gazin.com.br</text:p>
          </table:table-cell>
          <table:table-cell office:value-type="float" office:value="8006436809" calcext:value-type="float">
            <text:p>8006436809</text:p>
          </table:table-cell>
          <table:table-cell/>
          <table:table-cell table:style-name="ce2"/>
          <table:table-cell table:number-columns-repeated="2"/>
          <table:table-cell office:value-type="string" calcext:value-type="string">
            <text:p/>
          </table:table-cell>
          <table:table-cell office:value-type="string" calcext:value-type="string">
            <text:p>ELETRÓNICOS , VENTILADOR , MÓVEIS , INFORMÁTICA , UTILIDADES DOMESTICAS , SAÚDE</text:p>
          </table:table-cell>
        </table:table-row>
        <table:table-row table:style-name="ro19">
          <table:table-cell office:value-type="string" calcext:value-type="string">
            <text:p>18.694.558/0001-80</text:p>
          </table:table-cell>
          <table:table-cell office:value-type="string" calcext:value-type="string">
            <text:p><text:a xlink:href="https://www.feiradamadrugadasp.com.br/" xlink:type="simple">https://www.feiradamadrugadasp.com.br/</text:a></text:p>
          </table:table-cell>
          <table:table-cell office:value-type="string" calcext:value-type="string">
            <text:p>administrativo@feiradamadrugadasp.com.br</text:p>
          </table:table-cell>
          <table:table-cell office:value-type="float" office:value="1143191106" calcext:value-type="float">
            <text:p>1143191106</text:p>
          </table:table-cell>
          <table:table-cell/>
          <table:table-cell table:style-name="ce2"/>
          <table:table-cell table:number-columns-repeated="2"/>
          <table:table-cell office:value-type="string" calcext:value-type="string">
            <text:p/>
          </table:table-cell>
          <table:table-cell office:value-type="string" calcext:value-type="string">
            <text:p>BRINQUEDO , MATERILA DE EXPEDIENTE , NATAL , UTILIDADES DOMESTICAS , DECORAÇÃO , ELETRÓNICOS</text:p>
          </table:table-cell>
        </table:table-row>
        <table:table-row table:style-name="ro4">
          <table:table-cell office:value-type="string" calcext:value-type="string">
            <text:p>03.461.267/0001-74</text:p>
          </table:table-cell>
          <table:table-cell office:value-type="string" calcext:value-type="string">
            <text:p><text:a xlink:href="https://www.eletronicafast.com.br/" xlink:type="simple">https://www.eletronicafast.com.br/</text:a></text:p>
          </table:table-cell>
          <table:table-cell office:value-type="string" calcext:value-type="string">
            <text:p>atendimento@eletronicafast.com.br</text:p>
          </table:table-cell>
          <table:table-cell office:value-type="float" office:value="41984811513" calcext:value-type="float">
            <text:p>41984811513</text:p>
          </table:table-cell>
          <table:table-cell/>
          <table:table-cell office:value-type="float" office:value="4133624152" calcext:value-type="float">
            <text:p>4133624152</text:p>
          </table:table-cell>
          <table:table-cell table:number-columns-repeated="2"/>
          <table:table-cell office:value-type="string" calcext:value-type="string">
            <text:p/>
          </table:table-cell>
          <table:table-cell office:value-type="string" calcext:value-type="string">
            <text:p>ELETRÓNICOS , AR CONDICIONADO , BEBEDOURO , VENTILADOR</text:p>
          </table:table-cell>
        </table:table-row>
        <table:table-row table:style-name="ro1">
          <table:table-cell office:value-type="string" calcext:value-type="string">
            <text:p>08.628.343/0001-07</text:p>
          </table:table-cell>
          <table:table-cell office:value-type="string" calcext:value-type="string">
            <text:p><text:a xlink:href="https://www.temperglass.com.br/" xlink:type="simple">https://www.temperglass.com.br/</text:a></text:p>
          </table:table-cell>
          <table:table-cell office:value-type="string" calcext:value-type="string">
            <text:p>vendas@temperglass.ind.br</text:p>
          </table:table-cell>
          <table:table-cell office:value-type="float" office:value="27992312985" calcext:value-type="float">
            <text:p>27992312985</text:p>
          </table:table-cell>
          <table:table-cell/>
          <table:table-cell office:value-type="float" office:value="2731949543" calcext:value-type="float">
            <text:p>2731949543</text:p>
          </table:table-cell>
          <table:table-cell table:number-columns-repeated="2"/>
          <table:table-cell office:value-type="string" calcext:value-type="string">
            <text:p/>
          </table:table-cell>
          <table:table-cell office:value-type="string" calcext:value-type="string">
            <text:p>VIDRO , FERRAGENS</text:p>
          </table:table-cell>
        </table:table-row>
        <table:table-row table:style-name="ro29">
          <table:table-cell office:value-type="string" calcext:value-type="string">
            <text:p>67.274.811/0001-51</text:p>
          </table:table-cell>
          <table:table-cell office:value-type="string" calcext:value-type="string">
            <text:p>HP EMBALAGENS INDUSTRIA COMERCIO LTDA.</text:p>
          </table:table-cell>
          <table:table-cell office:value-type="string" calcext:value-type="string">
            <text:p>hpembalagens@hpembalagens.com.br</text:p>
          </table:table-cell>
          <table:table-cell office:value-type="float" office:value="1146125088" calcext:value-type="float">
            <text:p>1146125088</text:p>
          </table:table-cell>
          <table:table-cell/>
          <table:table-cell table:style-name="ce2"/>
          <table:table-cell table:number-columns-repeated="2"/>
          <table:table-cell office:value-type="string" calcext:value-type="string">
            <text:p/>
          </table:table-cell>
          <table:table-cell office:value-type="string" calcext:value-type="string">
            <text:p>EMBALAGEM</text:p>
          </table:table-cell>
        </table:table-row>
        <table:table-row table:style-name="ro18">
          <table:table-cell office:value-type="string" calcext:value-type="string">
            <text:p>13.025.370/0001-25</text:p>
          </table:table-cell>
          <table:table-cell office:value-type="string" calcext:value-type="string">
            <text:p><text:a xlink:href="https://loja.infinitepay.io/abbamoveis?fbclid=PAZXh0bgNhZW0CMTEAAadTGyf2r0Rs2KUOi0ltmMsaarrsGcPbGB0YA6g4T8Yz04GOlYLYqm6bLM2Yhw_aem_NpZPkS4FMMx9eHiHzICX4A" xlink:type="simple">https://loja.infinitepay.io/abbamoveis?fbclid=PAZXh0bgNhZW0CMTEAAadTGyf2r0Rs2KUOi0ltmMsaarrsGcPbGB0YA6g4T8Yz04GOlYLYqm6bLM2Yhw_aem_NpZPkS4FMMx9eHiHzICX4A</text:a></text:p>
          </table:table-cell>
          <table:table-cell table:style-name="ce2"/>
          <table:table-cell office:value-type="float" office:value="61981200444" calcext:value-type="float">
            <text:p>61981200444</text:p>
          </table:table-cell>
          <table:table-cell/>
          <table:table-cell table:style-name="ce2"/>
          <table:table-cell table:number-columns-repeated="2"/>
          <table:table-cell table:style-name="ce1" office:value-type="string" calcext:value-type="string">
            <text:p><text:a xlink:href="https://www.instagram.com/abbamoveisparaescritorio/" xlink:type="simple">https://www.instagram.com/abbamoveisparaescritorio/</text:a></text:p>
          </table:table-cell>
          <table:table-cell office:value-type="string" calcext:value-type="string">
            <text:p>MÓVEIS , CADEIRAS , MESA</text:p>
          </table:table-cell>
        </table:table-row>
        <table:table-row table:style-name="ro18">
          <table:table-cell office:value-type="string" calcext:value-type="string">
            <text:p>19.044.233/0001-14</text:p>
          </table:table-cell>
          <table:table-cell office:value-type="string" calcext:value-type="string">
            <text:p><text:a xlink:href="https://www.distribuidoralumiar.com.br/" xlink:type="simple">https://www.distribuidoralumiar.com.br/</text:a></text:p>
          </table:table-cell>
          <table:table-cell office:value-type="string" calcext:value-type="string">
            <text:p>vendas@distribuidoralumiar.com.br</text:p>
          </table:table-cell>
          <table:table-cell office:value-type="float" office:value="61981848048" calcext:value-type="float">
            <text:p>61981848048</text:p>
          </table:table-cell>
          <table:table-cell/>
          <table:table-cell table:style-name="ce2"/>
          <table:table-cell table:number-columns-repeated="3"/>
          <table:table-cell office:value-type="string" calcext:value-type="string">
            <text:p>LIMPEZA</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6">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16T14:55:01.649000000</meta:creation-date>
    <dc:date>2026-03-16T14:58:43.355000000</dc:date>
    <meta:editing-duration>PT3M42S</meta:editing-duration>
    <meta:editing-cycles>1</meta:editing-cycles>
    <meta:document-statistic meta:table-count="1" meta:cell-count="850" meta:object-count="0"/>
    <meta:generator>LibreOffice/7.1.5.2$Windows_X86_64 LibreOffice_project/85f04e9f809797b8199d13c421bd8a2b025d52b5</meta:generator>
  </office:meta>
</office:document-meta>
</file>